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5.412cm"/>
        </style:tab-stops>
      </style:paragraph-properties>
    </style:style>
    <style:style style:name="P5" style:family="paragraph" style:parent-style-name="Normal">
      <style:paragraph-properties fo:break-before="page">
        <style:tab-stops>
          <style:tab-stop style:position="5.634cm"/>
        </style:tab-stops>
      </style:paragraph-properties>
    </style:style>
    <style:style style:name="P6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8.207cm"/>
        </style:tab-stops>
      </style:paragraph-properties>
    </style:style>
    <style:style style:name="P7" style:family="paragraph" style:parent-style-name="Normal">
      <style:paragraph-properties fo:break-before="page">
        <style:tab-stops>
          <style:tab-stop style:position="4.002cm"/>
          <style:tab-stop style:position="5.48cm"/>
          <style:tab-stop style:position="6.265cm"/>
          <style:tab-stop style:position="6.803cm"/>
        </style:tab-stops>
      </style:paragraph-properties>
    </style:style>
    <style:style style:name="P8" style:family="paragraph" style:parent-style-name="Normal">
      <style:paragraph-properties fo:break-before="page">
        <style:tab-stops>
          <style:tab-stop style:position="5.673cm"/>
          <style:tab-stop style:position="7.304cm"/>
        </style:tab-stops>
      </style:paragraph-properties>
    </style:style>
    <style:style style:name="P9" style:family="paragraph" style:parent-style-name="Normal">
      <style:paragraph-properties fo:break-before="page">
        <style:tab-stops>
          <style:tab-stop style:position="5.741cm"/>
        </style:tab-stops>
      </style:paragraph-properties>
    </style:style>
    <style:style style:name="P10" style:family="paragraph" style:parent-style-name="Normal">
      <style:paragraph-properties fo:break-before="page">
        <style:tab-stops>
          <style:tab-stop style:position="6.119cm"/>
          <style:tab-stop style:position="8.059cm"/>
        </style:tab-stops>
      </style:paragraph-properties>
    </style:style>
    <style:style style:name="P11" style:family="paragraph" style:parent-style-name="Normal">
      <style:paragraph-properties fo:break-before="page">
        <style:tab-stops>
          <style:tab-stop style:position="7.105cm"/>
        </style:tab-stops>
      </style:paragraph-properties>
    </style:style>
    <style:style style:name="P12" style:family="paragraph" style:parent-style-name="Normal">
      <style:paragraph-properties fo:break-before="page">
        <style:tab-stops>
          <style:tab-stop style:position="3.279cm"/>
        </style:tab-stops>
      </style:paragraph-properties>
    </style:style>
    <style:style style:name="P13" style:family="paragraph" style:parent-style-name="Heading_20_1" style:master-page-name="MP0">
      <style:paragraph-properties style:page-number="auto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1"/>
    <style:style style:name="P16" style:family="paragraph" style:parent-style-name="Heading_20_2">
      <style:paragraph-properties fo:break-before="page"/>
    </style:style>
    <style:style style:name="P17" style:family="paragraph" style:parent-style-name="Normal">
      <style:paragraph-properties fo:margin-left="0cm" fo:margin-right="0cm" fo:text-indent="0.635cm" style:auto-text-indent="false"/>
      <style:text-properties officeooo:paragraph-rsid="00184743"/>
    </style:style>
    <style:style style:name="P18" style:family="paragraph" style:parent-style-name="Normal">
      <style:paragraph-properties fo:margin-left="0cm" fo:margin-right="0cm" fo:text-indent="0.635cm" style:auto-text-indent="false"/>
      <style:text-properties officeooo:paragraph-rsid="001a2a3b"/>
    </style:style>
    <style:style style:name="P19" style:family="paragraph" style:parent-style-name="Normal">
      <style:paragraph-properties fo:margin-left="0cm" fo:margin-right="0cm" fo:text-indent="0.635cm" style:auto-text-indent="false"/>
      <style:text-properties officeooo:paragraph-rsid="001c0ac6"/>
    </style:style>
    <style:style style:name="P20" style:family="paragraph" style:parent-style-name="Normal">
      <style:paragraph-properties fo:margin-left="0cm" fo:margin-right="0cm" fo:text-indent="0.635cm" style:auto-text-indent="false"/>
      <style:text-properties officeooo:paragraph-rsid="001d2025"/>
    </style:style>
    <style:style style:name="P21" style:family="paragraph" style:parent-style-name="Normal">
      <style:text-properties officeooo:paragraph-rsid="001d202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fo:language="en" fo:country="US" style:language-asian="en" style:country-asian="US" style:language-complex="en" style:country-complex="US"/>
    </style:style>
    <style:style style:name="T6" style:family="text">
      <style:text-properties fo:language="el" fo:country="GR" style:language-asian="el" style:country-asian="GR" style:language-complex="el" style:country-complex="GR"/>
    </style:style>
    <style:style style:name="T7" style:family="text">
      <style:text-properties officeooo:rsid="001c0a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bookmark-start text:name="bookmark0"/><text:span text:style-name="Default_20_Paragraph_20_Font"><text:span text:style-name="T1">GALENI DE DIEBVS </text:span></text:span><text:span text:style-name="Default_20_Paragraph_20_Font"><text:span text:style-name="T2">D</text:span></text:span><text:span text:style-name="Default_20_Paragraph_20_Font"><text:span text:style-name="T1">ECRETORIIS<text:line-break/>LIBER I.</text:span></text:span><text:bookmark-end text:name="bookmark0"/></text:h>
      <text:h text:style-name="Heading_20_2" text:outline-level="2">Cap. I. </text:h>
      <text:p text:style-name="P17">Quo solutiones morborum qui non paula-<text:line-break/>tim imminuti suerunt, verum struito finierunt, fidae sint, ex-<text:line-break/>eretio quaedam copi osia vel abscessus infignis requiritur;<text:line-break/>nam qui morbi citra haec qnieveruut, in iis recidiva limen—<text:line-break/>da est. Quare animum diligenter adhibere convenit ae-<text:line-break/>grumque lu omni cusiodia tenere , nihil eorum, quae iis qui<text:line-break/>fideliter sanati fiunt, vel in cibo, vel in potu, vel balneis,<text:line-break/>vel motu,- vel denique lu aliis quibuslibet concedimus,<text:line-break/>agere ipsum permittentes. Si namque morbus qui quierit.</text:p>
      <text:p text:style-name="P3">exiguus fuerit, forsan ob tam exactam rictus rationem<text:line-break/>prorsus subsederit, ut postea nunquam revertatur; si vero<text:line-break/>malignior existat, etiam tunc quum hoc vivendi modo usus<text:line-break/>fueris redibit, non tamen cum summo discrimine. At si<text:line-break/>neglexeris parumque studiose animum advertas tanquam fi-<text:line-break/>deli ter soluto, multo gravior quam a principio evadet. lta-<text:line-break/>que morbi cnjusdam magni et vehementis solutionem fir-<text:line-break/>ruam signa, quae solutoris vocat Hippocrates, praecedere<text:line-break/>oportet, partim sudores bonos ex toto corpore manantes,<text:line-break/>vel urinantur copiam , vel alui recrementurum , vel vomi-<text:line-break/>tuum , partim sanguinis ex naribus profusionem , vel aliam<text:line-break/>quandam ejus evacuationem, velut ex haemor<text:span text:style-name="Default_20_Paragraph_20_Font"><text:span text:style-name="T3">r</text:span></text:span>hoidibus fluo-<text:line-break/>rem , vel ex utero , partim in glandulis quae auribus fubja-<text:line-break/>cent, abscessus, ausi in alia quadam ignobili partu; aut. lu<text:line-break/>articulis. Caeterum quibus nullo hujusmodi signo appa-<text:line-break/>rente morbus finiisse videtur, de his Hippocrates usidequa-<text:line-break/>que admirabilis communi quidem sermone hunc lu modum<text:line-break/>pronunciavit. <text:span text:style-name="Default_20_Paragraph_20_Font"><text:span text:style-name="T3">Quae sine sign</text:span></text:span>is <text:span text:style-name="Default_20_Paragraph_20_Font"><text:span text:style-name="T3">finita sunt sere rever-</text:span></text:span></text:p>
      <text:p text:style-name="P3"><text:span text:style-name="Default_20_Paragraph_20_Font"><text:span text:style-name="T3">tuentur</text:span></text:span>; membratim vero in aphorismis et opere prognostico,<text:line-break/>nec minus in epidemiis perdocuit quorumnam recidiva exi-<text:line-break/>tiniis fit, quorum vero simpliciter fiat solum reridiva sine<text:line-break/>morte; item quae nobis curare licet et -prohibere, ne re-<text:line-break/>vertantur. De lis sane in aliis commentariis sententiam<text:line-break/>ipfius explicarimus. At nunc de iis morbis qui simul cum<text:line-break/>signis soluturus desieru<text:span text:style-name="Default_20_Paragraph_20_Font"><text:span text:style-name="T3">n</text:span></text:span>t, qui sane et judicati esse dicuntur,<text:line-break/>verba facienda esse censeo istis qui boni quippiam de decre-<text:line-break/>torris diebus intellecturi sunt cognitu necessaria. Etenim<text:line-break/>nunc in his excretiones, vel abscessus non mediocris prae-<text:line-break/>cedit lu .aegri corpore perturbatio. Hic siquidem frequen-<text:line-break/>ter spiritunr subito dissirilius tralut, vel delirat, vel caligi-<text:line-break/>nem , vel splendores ob oculos versari putat, vel lachrymas<text:line-break/>fundit, vel oculos rubentes habet, vel tempora gravia, vel.<text:line-break/>in cervice dolores percipit, interim vel .capite dolet, vel<text:line-break/>nigra quaedam, seu obscura .oculis offundi queritur, vel<text:line-break/>cardiognro .laborat , vel inferius labrum quali tremulum ac<text:line-break/>intro co<text:span text:style-name="Default_20_Paragraph_20_Font"><text:span text:style-name="T3">n</text:span></text:span>tractum habet, vel rigore vehementi conquassatur.</text:p>
      <text:p text:style-name="P3">Quinetiam plerisque hypochondrium attrahitur, iidem im-<text:line-break/>placidi fiunt; exiliunt; frigidam expetunt. et uri fe magis<text:line-break/>quam antea dicunt.- Nonnullis nisurum accessio quoque ma-<text:line-break/>tutior incipit et longior vehementiorque evadit. Ad haec<text:line-break/>cmma aut aliud quoddam atque aliud symptoma. occupat.<text:line-break/>Atque hic jam universus qul aiiunt in metu este maximo<text:line-break/>videre licet, audireque dicentes quod aeger nihil ab iis,<text:line-break/>qui in foro de morte judicantur differat.. Unde mihi qui-<text:line-break/>dam medicorum ne adfuisse quidem hujusmodi aegrotus-<text:line-break/>tium perturbationibus videntur; vel non inquirerent quid<text:line-break/>indicationis vocabulo significaretur, neque an res .ita fieri<text:line-break/>p<text:span text:style-name="Default_20_Paragraph_20_Font"><text:span text:style-name="T3">o</text:span></text:span>sset; vel minus. Utrum enim morborum quasdam subitas<text:line-break/>solutiones cum excretione aliqua vel abscessu fieri . dubr-<text:line-break/>tant<text:span text:style-name="Default_20_Paragraph_20_Font"><text:span text:style-name="T3">r</text:span></text:span> an hoc quidem xidisse <text:span text:style-name="Default_20_Paragraph_20_Font"><text:span text:style-name="T3">t</text:span></text:span>e profitentur, alia vero <text:span text:style-name="Default_20_Paragraph_20_Font"><text:span text:style-name="T3">t</text:span></text:span>ym-<text:line-break/>ptomata, quae paulo ante recensui, adesse ipsis ignorant ?<text:line-break/>An haec qu<text:span text:style-name="Default_20_Paragraph_20_Font"><text:span text:style-name="T3">o</text:span></text:span>que intelligunt, non autem id qu<text:span text:style-name="Default_20_Paragraph_20_Font"><text:span text:style-name="T3">o</text:span></text:span>d accidit ju-<text:line-break/>dicationem appellandam esse praedicant? quod si est., non de<text:line-break/>re, fissi denomine disceptatio est. Nam fateri non cognoscere</text:p>
      <text:p text:style-name="P3">turbationes quasdam subitas oboriri aegro cardiogmo labo-<text:line-break/>ranti, vel exilienti, definienti, aliaque id genus patienti,<text:line-break/>tum paulo pust in eis vel sudore , vel sanguinis profluvio,<text:line-break/>vel alio quodam limiti eveniente, securam morbi solutionem<text:line-break/>consequutum esse, hoc vel a contentione, vel a dementia<text:line-break/>extrema nihil distat, siquidem haec non inter ea numeran-<text:line-break/>tur quae raro contingunt, fed quae potius quotidie appa-<text:line-break/>rent. Nos sime turbationem in morbo adeo subitam eri-<text:line-break/>fim appellamus , atque terminari ipsum plerumque ad salu-<text:line-break/>tem , interim ad erilium aegrotantis, affirmamus. sii porro<text:line-break/>quis aliud quippiam, non hoc judicium esse dicat, et deinde<text:line-break/>contentiosus sermoni meo obstrepat, is opinionem <text:span text:style-name="Default_20_Paragraph_20_Font"><text:span text:style-name="T3">t</text:span></text:span>uam, non<text:line-break/>me reprehendit Praestabat igitur sitientes quid tandem<text:line-break/>sibi velit ipstrm vocabulum de re sermonem eos luitituere. .<text:line-break/>Sed horum inscitiae ac contentioni ne Aesculapius quidem<text:line-break/>ipse mederi possit. Atque haec mihi plura quam decebat</text:p>
      <text:p text:style-name="P3">adversus illos dicta sunt. Caeterum quibus artis opera cu-<text:line-break/>rae sunt, cum illis jam de propofita hic cousideratione<text:line-break/>disseram.</text:p>
      <text:h text:style-name="Heading_20_2" text:outline-level="2">Cap. II. </text:h>
      <text:p text:style-name="P17">Crises enim ipsae omnibus diebus accidunt,<text:line-break/><text:span text:style-name="Default_20_Paragraph_20_Font"><text:span text:style-name="T3">t</text:span></text:span>ed neque pares numero , neque ex aequali fide. Hoc in-<text:line-break/>tercedrt discrimluis inter illas , quod aliae bonae , aliae ma-<text:line-break/>lae eveniunt, quaedam cum pluribus et difficilioribus fym-<text:line-break/>ptomatis et rnajore certamine , nonnullae statim initio tuto<text:line-break/>invadunt. Quin etiam in hoc plurimum differunt, quod<text:line-break/>hae deficientes , illae perfecta fiunt, nec minus quod aliae<text:line-break/>certis statutisque diebus indicatae prius fiunt, aliae repente<text:line-break/>et ex improvisu non idiotis modo , fed etiam artificibus eve-<text:line-break/>niuut. Tot fiunt judiciormn differentiae, tot etiam dierum<text:line-break/>decretoriorum. In duodecimo enim et decimofexto nullum<text:line-break/>unquam judicatum vini. lu septimo ne vel enumerare om-<text:line-break/>.nes. adhuc possum. lu sexto judicantur, sed cum difficili-<text:line-break/>bus symptomatis et periculo maximo, ad haec absque fide,</text:p>
      <text:p text:style-name="P3">imperfecte , obscure, sine notis et ad malum. Quum igitur<text:line-break/>non susum mihi tot annis observanti hujusmodi, quaedam<text:line-break/>dierum differentia, sed Archigeni etiam in artis operi-<text:line-break/>bus diligentur admodum versato, inventa sit, insuper<text:line-break/>hoc superiori Tarentino Heraclidi, qui ex experientia fpe-<text:line-break/>nutationem collegit, postremo etiam Philotnno et Diocli<text:line-break/>aliisque veteribus , tum ante hos universos Hippocrati divi-<text:line-break/>nissimo , quomodo <text:span text:style-name="Default_20_Paragraph_20_Font"><text:span text:style-name="T3">n</text:span></text:span>on quis jure in dierum <text:span text:style-name="Default_20_Paragraph_20_Font"><text:span text:style-name="T3">n</text:span></text:span>umero diffe-.<text:line-break/>rentiam quandam statuat? Num quod in tot anuis septimum<text:line-break/>judica<text:span text:style-name="Default_20_Paragraph_20_Font"><text:span text:style-name="T3">n</text:span></text:span>tem subinde. simul et absolute, fideliter, tuso, mani-<text:line-break/>feste, conspicue, et salubriter, <text:span text:style-name="Default_20_Paragraph_20_Font"><text:span text:style-name="T3">t</text:span></text:span>extum e contrario viderim,<text:line-break/>non parvum quoddam discrimen ostendit. Porro quod ego<text:line-break/>quidem nunquam duodecimum viderim judicantem , alius<text:line-break/>autem quispiam raro simul et imperfecte , infirmiter , cum<text:line-break/>periculo, obfcure, sine signis et male,. neque hoc exiguam<text:line-break/>dierum differentiam iudicat. Multi siquidem morbi fiunt,<text:line-break/>qui in septimo die judicantur absolute, pariter et secure,<text:line-break/>tuto, aperte, cum bonis signis et bene, lu. duodecimo rari</text:p>
      <text:p text:style-name="P3">quidem adeo ut nobis visi sint nondum, et fi cui aliquanta<text:line-break/>ante nos in duodecimo die crisis evenisse visa est, vel im-<text:line-break/>perfecta, vel infida, vel periculosa, vel obscura, vel sine<text:line-break/>signis, vel omnino ad malum accidere risu est. voco hn-<text:line-break/>perfectam judicationem, quum ex morbo quippiam relinqui-<text:line-break/>tur , infidam seu incertam , quum morbi recidiva contingi;,<text:line-break/>periculosam, quae cum symptomatis gratibus accidit, obsco-<text:line-break/>ram , quae citra exeretionem , vel abscessum quempiam evi-<text:line-break/>dentem, evenit. Sine signis fieri dicitur quae a nullo<text:line-break/>priore die indicata est; mala quod in aegri perniciem om-<text:line-break/>nino desinat non opus est ut dicam. Rursus absolutam<text:line-break/>voco quae nihil relinquit morbi, fidam, firmam, secu-<text:line-break/>ram, quae non amplius reniti Tutam .quae sine periculo-<text:line-break/>sis symptomatibus accidit. Sic manifestam cui excretio<text:line-break/>quaedam; veI abscessus insignis ac conspicuus adest; cum.<text:line-break/>bonis signis accidit quae a contemplatorio prius indicata<text:line-break/>est ; bonam esse quae ad sanitatem desinit non sputo quem-</text:p>
      <text:p text:style-name="P3">piam latere. Verum si haec ita apparent, m<text:span text:style-name="Default_20_Paragraph_20_Font"><text:span text:style-name="T4">aximam</text:span></text:span> esse<text:line-break/>meram luter se differe<text:span text:style-name="Default_20_Paragraph_20_Font"><text:span text:style-name="T3">n</text:span></text:span>tiam nullusreclamabit.</text:p>
      <text:h text:style-name="Heading_20_2" text:outline-level="2">Cap. HI. </text:h>
      <text:p text:style-name="P17">Dicet sorsan aliquis nihil verum esse eo-<text:line-break/>rum quae diximus, sed nos argentum a judiciariis diebus<text:line-break/>accipientes , ipsus in res melicas lutroducere tanquam no-<text:line-break/>thos qtibsdam pueros germano veroque generi assimilantes.<text:line-break/>Quare<text:span text:style-name="Default_20_Paragraph_20_Font"><text:span text:style-name="T3">n</text:span></text:span>im re moti alia quam argento contra evide<text:span text:style-name="Default_20_Paragraph_20_Font"><text:span text:style-name="T3">n</text:span></text:span>tia men- .<text:line-break/>tuemur ? . non enim genere judicarii <text:span text:style-name="Default_20_Paragraph_20_Font"><text:span text:style-name="T3">n</text:span></text:span>obis conveniunt , ne-<text:line-break/>que cives aut familiares sunt, ut ipsis fine mercede subvenis-<text:line-break/>mus. Quid namque melius esset vel illis .ut decretorii<text:line-break/>esse putentur, vel nobis, si ut sunt offenderimus? At<text:line-break/>quemadmodum alia quoque per experientiam cognita indi-<text:line-break/>camus libere, iniquissimum esse putantes veritatem occul-<text:line-break/>tere, sic et dierum differentias, quas crebro spectavimus,<text:line-break/>dicimus , uti vidimus. Quum autem optimos medicos simul<text:line-break/>et homines , ambo enim sunt Diocles et Hippocrates , item<text:line-break/>alios, quorum prius mentio<text:span text:style-name="Default_20_Paragraph_20_Font"><text:span text:style-name="T3">n</text:span></text:span>em fecimus, eadem de ipsis<text:line-break/>pronuntiasse inveniamus, adhuc etiam magis, ut puto, con-</text:p>
      <text:p text:style-name="P3">sinimus tanquam vera dicentes. Verum non consentiunt<text:line-break/>universi hi, inquiunt, de judiciariis diebus, sed hi plures,<text:line-break/>issi pauciores esse dicunt, item quidam hos, quidam illos<text:line-break/>judiciarios esse pronunciant, non eosdem <text:span text:style-name="Default_20_Paragraph_20_Font"><text:span text:style-name="T3">u</text:span></text:span>niversi, sed ut<text:line-break/>cuiqne sua est opinio. Quid igitur per dees quaeso ad illos<text:line-break/>dicas? num in quo dissensum est, hoc omnino non esse di-<text:line-break/>citis? Atqui nondum conveneritis, <text:span text:style-name="Default_20_Paragraph_20_Font"><text:span text:style-name="T3">n</text:span></text:span>am quod accuratiore<text:line-break/>experientia , inquisitione et judicio hujnsmodi opus habeant,<text:line-break/>apnd omnes in consessio est. At quod nullus eorum qui<text:line-break/>dissentiunt vera nunciet, non modo non vos, o eximii de-<text:line-break/>cretoriorum calumniatores , sed ne Pyrrhoneam quidem du-<text:line-break/>bitationem professi recipiunt, quoniam hi dissensionem qnae<text:line-break/><text:span text:style-name="Default_20_Paragraph_20_Font"><text:span text:style-name="T3">i</text:span></text:span>niudicari nequeat, non simpliciter universam quamlibet,<text:line-break/>ignoratae rei signum esse ajunt. An igitur impossibile est<text:line-break/>dijudicare, quis de diebus decretoriis vera, quis falsa di-<text:line-break/>cat? An possibile quidem, sed non facile, siquidem et<text:line-break/>tempus longum et diligentiam accuratam desiderat? Nam<text:line-break/>morborum initia quandoque sunt obscura, et utrum in quo</text:p>
      <text:p text:style-name="P3">quis die crisim inchoarit, hunc esse decretorium fnspiea<text:span text:style-name="Default_20_Paragraph_20_Font"><text:span text:style-name="T3">n- .<text:line-break/></text:span></text:span>dum sit, an is quo primani solutus est morbus, considera-<text:line-break/>tionem quandam desiderat. Alius enim quispiam alterum<text:line-break/>ipsorum, arbitror, alius alterum suspicabitur, forsan etiam<text:line-break/>aliquis neutrum, sed in quem plurimum judicii tempus per-<text:line-break/>venit, eundem esse decretorium dicet. Quando igitur ad<text:line-break/>hoc etiam nobis opus est, ut frequenter ipsa inspexerimus,<text:line-break/>erat autem hoc in diebus quibusdam impossibile, qui raro<text:line-break/>judicant, vel cnsu quopiam; non enim impossibilis esthypo-<text:line-break/>thesis, si quis raris - diebus incidat primis, dein prius<text:line-break/>quam longum judicium expectarit, de ipsis tanquam de-<text:line-break/>cretoriis ferat sententiam , ex hujusmodi universis necessa-<text:line-break/>num est veram dierum judicii historiam turbari. Si etenim<text:line-break/>in quo quis judicatus est, eum decretorium diceremus, facilli-<text:line-break/>ma sic eorum cognitio evaderet et prope omnibus este decre-<text:line-break/>toriis liceret. Quoniam vero non satis est raro judicantem<text:line-break/>vidisse, verum crebro, tum ut crisis sit, quemadmodum<text:line-break/>recensui, bona , perlecta , secura, manisesta, ad haec tuta</text:p>
      <text:p text:style-name="P3">et prius indicata, constat universum in soriticam dubitatio- -<text:line-break/>nem incidere. Si enim quaedam ex his quae dixi ad-<text:line-break/>fint, quaedam absint, et praesentia aequentur abseuti-<text:line-break/>bus, vel exiguus aliorum fit excessus, liquet nos de<text:line-break/>hujusmodi die addubitaturos esse, decretorium, an non,<text:line-break/>appellare oporteat, siquidem omnibus quae dixi praesenti-<text:line-break/>husrilel plurimis et maximis, adhuc dubitare summa est<text:line-break/>stultitia, quemadmodum si nullum ipsorum, vel omnino<text:line-break/>pauca levique potentia praestita adfuerint; etenim hic ex<text:line-break/>non decretoriis numerandus est. Quod si parva quaedam<text:line-break/>eorum quae ei adsunt et non adstant differentia sit, ma-<text:line-break/>nisestum est nos in dubitationem venturos, utrum ex decre-<text:line-break/>toriis hic referendus sit, an minus. Ego<text:span text:style-name="Default_20_Paragraph_20_Font"><text:span text:style-name="T3">j</text:span></text:span>taque ipsis ab ado-<text:line-break/>lescentulo quidem dies decretorios obfervare incepi, ut ex<text:line-break/>mea. ipsius experientia de ipsorum dissensione dijudicarem,<text:line-break/>non tamen jam sane possum de quibusdam clare pronun-<text:line-break/>ciare, quantum ad praeteritam memoriam spectat. Tale<text:line-break/>etiam Hippocrati, viro nimirum veraci; diu admodum acci-</text:p>
      <text:p text:style-name="P3">disse. ridetur, si quid ex primo epidemiam coniicere oportet,<text:line-break/>ubi multos. dies iit .unum congessit, quos in prognostico et<text:line-break/>aphorismis circumcidere videtu<text:span text:style-name="Default_20_Paragraph_20_Font"><text:span text:style-name="T3">r- </text:span></text:span>Demonstratum autem no-<text:line-break/>his est alibi, nec jam minus ex sequentibus clarum evadet,<text:line-break/>prius epidemiam libros Hippocratem scripsisse, dum theore-<text:line-break/>mata adhuc experimentis exploraret , nec generatim scn-<text:line-break/>tentiam de eis proferre auderet. Quamobrem ii qui dies<text:line-break/>iudiciarios tollunt tanquam non existentes , quoniam de illis<text:line-break/>infer medicos non conveniat, non adeo in artis operibus<text:line-break/>animum advertisse mihi apparent. Nam si advertissent, non<text:line-break/>siclum in quibusdam diebus discordare scribentes de iis, fed.<text:line-break/>esiam in plurimis convenire ubi considerarint, et deinde ex-.<text:line-break/>perientiae <text:span text:style-name="Default_20_Paragraph_20_Font"><text:span text:style-name="T3">t</text:span></text:span>uae meminerint, invenirent nimirum alterius<text:line-break/>esse naturae .illos, in quibus consentiunt, alterius illos, in<text:line-break/>quibus dissentiunt. Quis enim vel septimum; vel undeni-<text:line-break/>mum, vel decimumquartum, vel alios quosdam similes, non<text:line-break/>dixerit esse iudiciarios?. nemo, opinor; apparent enim om-</text:p>
      <text:p text:style-name="P3">nes tanquam uno ore de ipsis pronuntiare. Atqui si de om-<text:line-break/>nibus inter scriptores conveniret, forsan ipsis omnibus or-<text:line-break/>dine liceret sine judicio et inquisitione veritatis imitari <text:span text:style-name="Default_20_Paragraph_20_Font"><text:span text:style-name="T4">ali</text:span></text:span>-<text:line-break/>quem, qui primus de judiciariis diebus disseruit, quum au-<text:line-break/>tem in plurimis dissentiant, non adhuc hujusmodi quid co-<text:line-break/>gitare licet. Sed mihi mirari subit viros ob veritatis aequi-<text:line-break/>rendae studium, nempe quod non eosdem universi dicant,<text:line-break/>sed in quibusdam dissentiunt, neque temere, neque sine ra-<text:line-break/>liene mihi facere videntur. At qui dies notas crisemn uni-<text:line-break/>versas con<text:span text:style-name="Default_20_Paragraph_20_Font"><text:span text:style-name="T3">s</text:span></text:span>ervant paulo ante a me scriptas, in iis universi<text:line-break/>pari modo conscribunt, qui vero ambiguitatem aliquam ac<text:line-break/>dubitationem habent inde, quod nonnullae eis notae adsunt,<text:line-break/>quaedam non, haud ita simili modo ab omnibus scribuntur.<text:line-break/>Unde coniicere. non est obscure decretoriorum dierum na-<text:line-break/>turam quandam esse propriam^, eximiam. Quos enim scor-<text:line-break/>sum unusquisque nostrum ad talium experientiam deve-<text:line-break/>mens judiciarios pronunciaverit, ex eo quod universas cri-<text:line-break/>feton notas c<text:span text:style-name="Default_20_Paragraph_20_Font"><text:span text:style-name="T3">o</text:span></text:span>nservent, eosdem^ apud illos quoque in con-</text:p>
      <text:p text:style-name="P3">fesso esse invenias , sicut etiam quos experientia nemo po-<text:line-break/>testjudicare, de his esse dissensionem. Nullum igitur ego<text:line-break/>his maius judicium de judirimiorum dierum natura existi-<text:line-break/>mo quam quod de iis qui omnes criticas notas habent, has<text:line-break/>quoque apud illos reperias omnesque convenire, de qui-<text:line-break/>bus quis dubitet, de iis dissentire. Nam lu talibus controver -<text:line-break/>sta fidem iis, qui in confesso funt, firmam astruit. Prae-<text:line-break/>staret ergo <text:span text:style-name="Default_20_Paragraph_20_Font"><text:span text:style-name="T3">s</text:span></text:span>ophistis fi aliquando cavillationes oderint, de<text:line-break/>illis qui omnes habe<text:span text:style-name="Default_20_Paragraph_20_Font"><text:span text:style-name="T3">n</text:span></text:span>t criticas notas oumibusque in con-<text:line-break/>fesso funt, prompte <text:span text:style-name="Default_20_Paragraph_20_Font"><text:span text:style-name="T3">s</text:span></text:span>ententiam dicere et de reliquis conside-<text:line-break/>rare, quandoquidem propter dubitationem , quae in paucis-<text:line-break/>fimis est, certi tudinem in plurimis adeo conspicuam ever-<text:line-break/>tere maxime est abfurdum. Age igitur nos si veritati stu-<text:line-break/>demus , ipsorum sedicio integre manum admoliamur, et pri-<text:line-break/>mos sane tanquam regulas .quasdam omnes criticas notas<text:line-break/>habentes apponamus, secundos his proximos, delude ter-<text:line-break/>tium quendam et quartum ordinem statuamus et cujusque</text:p>
      <text:p text:style-name="P3">dignitatem judicemus. Etenim hujusmodi cognitio ad cu-<text:line-break/>rationes morborum et solutiones no<text:span text:style-name="Default_20_Paragraph_20_Font"><text:span text:style-name="T3">n</text:span></text:span> leve momentum ad-<text:line-break/>fert, ne videlicet iis timeamus, qui sidis diebus judicati<text:line-break/>Iu<text:span text:style-name="Default_20_Paragraph_20_Font"><text:span text:style-name="T3">n</text:span></text:span>t, aut tenuem victum praebeamus, neve infidis diebus<text:line-break/>judicatos parum diligenter observemus.</text:p>
      <text:h text:style-name="Heading_20_2" text:outline-level="2">Cap. IU</text:h>
      <text:p text:style-name="P18"><text:s/>Primum itaque onrnium dierum decreto-<text:line-break/>riorum septimum dicimus , non numero videlicet et ordine<text:line-break/>p<text:span text:style-name="Default_20_Paragraph_20_Font"><text:span text:style-name="T3">r</text:span></text:span>imum , sed potentia et dignitate ; omnes enim summatim<text:line-break/>decretoriorunr notas obtinet. Etenim plurimos judicat et<text:line-break/>absolute, item cum manifesta excretione vel abscessu, fine<text:line-break/>periculo vehementi, et ut plurimum quartus eum praenun-<text:line-break/>ciat. Nam si urinae in illo plane, vel sputi, vel dejectio-<text:line-break/>nis, vel appetitus, ver mentis, vel sensus, vel alterius cn-<text:line-break/>jusdam similis manifesta contingit mutatio, illam ut non<text:line-break/>similis in septimo judicatio comitetur quomodo fieri posset,<text:line-break/>bona, si ad salutem, mala, siad pejora portendat? Plerum-<text:line-break/>que igitur bona judicia eveniunt in die septimo, etenim hoc<text:line-break/>ei praeter caeteros accedit, quanquam nonnulli etiam in eo<text:line-break/>moriuntur et evidenti co<text:span text:style-name="Default_20_Paragraph_20_Font"><text:span text:style-name="T3">n</text:span></text:span>versione ad pejora pergentes in</text:p>
      <text:p text:style-name="P3">sequenti quodam decretorio intereunt. Sextum autem diem<text:line-break/>quanto pauciores in eo judicantur quam in septimo, tanto<text:line-break/>quoque maligniorem invenio , ut qui fere e diametro natu-<text:line-break/>ram septimo oppositam babeat. Etenim qui in quarto ad<text:line-break/>pejorem statum recidunt, plerique sexto moriuntur. E con-<text:line-break/>tiario rursus, al bona conversio contingat, <text:span text:style-name="Default_20_Paragraph_20_Font"><text:span text:style-name="T3">s</text:span></text:span>eptimum crisis<text:line-break/>expectabit. Et si raro interdum ad meliora conversionem<text:line-break/>iit .quarto die ev<text:span text:style-name="Default_20_Paragraph_20_Font"><text:span text:style-name="T3">o</text:span></text:span>mentem sextus excipiens judicarit, incre-<text:line-break/>diblle est quanta cum perturbatione , periculo et metu hoc<text:line-break/>fiat, quasiaeger statim adeo sato sit functurus. Nam si in<text:line-break/>cataphoram incidant, caro simile quid ipsis obvenit, fiunt-<text:line-break/>que tum omnis sensus tum vocis expertes , et siquae exere-<text:line-break/>tio proveniat, animo consternuntur, pulsus ipsorum conci-<text:line-break/>dunt, color abit, tremunt, collabuntur. At septimus dies<text:line-break/>semper pro excretionis portione resicit ipsos magis ac re-<text:line-break/>creat. Atque igitur sexto die maligna, acria, foetida magna<text:line-break/>ex parte tum dejiciunt tum vomunt. Sudores reri quidem,-</text:p>
      <text:p text:style-name="P3">qui aequales et toto manantes corpore et calidi, quales si<text:line-break/>quando oboriuntur, saepenumero intercipiuntur, timor<text:line-break/>invadit spectantes ejus rei ignaros. Interdum parotides ma-<text:line-break/>lignae, vel etiam arquatus, vel alius quidam abscessus al-<text:line-break/>lerum ceriamen quo discutiatu<text:span text:style-name="Default_20_Paragraph_20_Font"><text:span text:style-name="T3">r</text:span></text:span> requirens emergit. Si<text:line-break/>vero et per urinas Quandoque judicet, nec ipsits bonas inve-<text:line-break/>neris; etenim crudae, decolores, tenues, boni nihil quod<text:line-break/>subsidet habentes, sied nunc quasi testaceum, nunc areno-<text:line-break/>stun, lu totum inaequale, crudum, ipsa copia tantum. lu<text:line-break/><text:span text:style-name="Default_20_Paragraph_20_Font"><text:span text:style-name="T3">t</text:span></text:span>exto die quibus apparet conducens. Atque haec hujus<text:line-break/>diei moderatissima levissimaque <text:span text:style-name="Default_20_Paragraph_20_Font"><text:span text:style-name="T3">t</text:span></text:span>uus opera, si quis salvari<text:line-break/>debet; plurimos autem consestim in syncopen coniecit, vel<text:line-break/>suffocavit largo sanguinis profluvio, vel evacuatione parum<text:line-break/>moderate, item vel quadam catoche, vel mania, alios in<text:line-break/>manifestam perniciem iniecit, loturos inducens, parotidas<text:line-break/>non bonas excitans et marcoribus insanabilibus interdum<text:line-break/>involvens , demum quod mali genus non aufert ? Mihi qui-<text:line-break/>dem frequenter lu mentem -venit septimi diei naturam regi</text:p>
      <text:p text:style-name="P3">assimilare, <text:span text:style-name="Default_20_Paragraph_20_Font"><text:span text:style-name="T3">t</text:span></text:span>exti vero tyranno. Ille siquidem providet<text:line-break/>tanquam b<text:span text:style-name="Default_20_Paragraph_20_Font"><text:span text:style-name="T3">on</text:span></text:span>us aliquis princeps iis quos judicat, ut vel<text:line-break/>supplicii partem animat, vel illustret victoriana. Sextum<text:line-break/>vero diem e contrario <text:span text:style-name="Default_20_Paragraph_20_Font"><text:span text:style-name="T3">fin</text:span></text:span>xeris vel pernicie- illius quem<text:line-break/>judicandum accepit gaudere, vel salute d<text:span text:style-name="Default_20_Paragraph_20_Font"><text:span text:style-name="T3">o</text:span></text:span>lere, quaerere-<text:line-break/>que ubi animum . expleat et male aegrum , qui lu ipsum in-,<text:line-break/>elidit tractet et longa puniti<text:span text:style-name="Default_20_Paragraph_20_Font"><text:span text:style-name="T3">o</text:span></text:span>ne involvens exerceat. Age<text:line-break/>igitur, siermo enim lue mihi sistat priusquam aliorum die- -<text:line-break/>rum decretoriorum naturam explicem , fi quis roget me de<text:line-break/>fieptim<text:span text:style-name="Default_20_Paragraph_20_Font"><text:span text:style-name="T3">o</text:span></text:span> die an decret<text:span text:style-name="Default_20_Paragraph_20_Font"><text:span text:style-name="T3">o</text:span></text:span>rius fit, dein ubi hoc affirmarim ex<text:line-break/>parato, de <text:span text:style-name="Default_20_Paragraph_20_Font"><text:span text:style-name="T3">t</text:span></text:span>exto rursus quaerat, quid ei respondero? Nam<text:line-break/>si eandem huic quoque appellationem imponam, putabit for .r<text:line-break/>fan aliquis natura ipsum septimo assimilem me existimare , si<text:line-break/>vero natu<text:span text:style-name="Default_20_Paragraph_20_Font"><text:span text:style-name="T3">r</text:span></text:span>a contrarium, ideoque. ex dec<text:span text:style-name="Default_20_Paragraph_20_Font"><text:span text:style-name="T3">r</text:span></text:span>etoriis diebus ex-<text:line-break/>emerim, fo<text:span text:style-name="Default_20_Paragraph_20_Font"><text:span text:style-name="T3">r</text:span></text:span>san opinabitur, eodem genere cum duodecimo<text:line-break/>et decimosiexto comprehendi , de quibus antea dixi nunquam<text:line-break/>me videlicet vidisseipsos judicautes. De his sane quid sien-<text:line-break/>tiam, prompte, ut de fieptimo dixi, enuntiabo. Illos enim,</text:p>
      <text:p text:style-name="P2">quod nullam criticam notam habent, non decretorios dicam ;<text:line-break/>hunc, quia omnes habet, decretorium esse; de sexto non<text:line-break/>tam absolutam enunciationem statuere possum , decernit ete-<text:line-break/>nim frequenter de morbis, sed dolose et prave. Quapro-<text:line-break/>spter, siquis me cogat de ipso ferre sententiam, non longa<text:line-break/>oratione u<text:span text:style-name="Default_20_Paragraph_20_Font"><text:span text:style-name="T3">t</text:span></text:span>us , ut paulo ante quum universam ejus naturam<text:line-break/>recenserem, sed summam complectens, sextum diem ma-<text:line-break/>lum esse decretorium dixero , quemadmodum septimum bo-<text:line-break/>num. Non famen sic convenit simpliciter atque angusta ora-<text:line-break/>tione de re non simplici pronunciare. Nani praeter alia<text:line-break/>medicorum plerique rei ipsius obliti de nomine comen-<text:line-break/>duut-, nonnulli subitam in morbo mutationem crisim exusti-<text:line-break/>mant, quidam, nisi liene aegro cesserit, tale crifim non voti-<text:line-break/>tanti, aliqui horum utrumque criset<text:span text:style-name="Default_20_Paragraph_20_Font"><text:span text:style-name="T3">o</text:span></text:span>s opus esse ajunt. At<text:line-break/>crifim ipsam perturbationem, quam sectationem dicunt, fa-<text:line-break/>cientem conspicue mutationem in morbo acuto , ex ipsa yi-<text:line-break/>delicet morbi natura provenientem , non exti inferus esse</text:p>
      <text:p text:style-name="P3">arbitrantur. Deinde multum ac diu de signisicato conter-<text:line-break/>du<text:span text:style-name="Default_20_Paragraph_20_Font"><text:span text:style-name="T3">n</text:span></text:span>t: neque id ipsum intelligentes, tanquam a robus me-<text:line-break/>dicis desciscentes , veI dialecticis, vel grammaticis, vel rhe-<text:line-break/>toribus convenientem speculationem recipiunt, siquidem dia-<text:line-break/>lectici munus est de nominum rectitudine disputare, rlreto-<text:line-break/>rum et grammaticorum est inspicere nomen, an Graecis in<text:line-break/>usu sit. Atque haec nounulli medicorum factitant, tantam<text:line-break/>vel dialectices, vel grammatices, vel rhetorices cognitio- .<text:line-break/>nem ac intelligentiam habentes quantam asinus lyrae. Hi<text:line-break/>ergo medicorum res omittentes et aliena male tractantes<text:line-break/>utrobique graviter peccant- Nos sane quomodo quis mesti-<text:line-break/>cis nominibus optime utatur,.. alibi monstravimus. In praes-<text:line-break/>enti commentario dierum naturam interpretari statuimus,<text:line-break/>sophistarum nugas aliis relinquentes , qui artis opera parum<text:line-break/>curant; sed nugantur velut in adolescentium exercitatio-<text:line-break/>nibus. ; Dicetur tamen nounihll in sequentibus etiam de<text:line-break/>praedictis nominibus, ut illorum cavillationes quis possit di-<text:line-break/>luere , homouymias distinguens. Nunc autem prius ipsam</text:p>
      <text:p text:style-name="P3">utilitatem explicemus, quemadmodum in omnibus commea-<text:line-break/>tardis fecimus, uthunc jam tenens, eoque fruens exabundant-<text:line-break/>tia, .sophistarum nugas reprehendere condiscas. Nam ut<text:line-break/>alia sine longa ipsorum .nugacitate artis candidati p<text:span text:style-name="Default_20_Paragraph_20_Font"><text:span text:style-name="T3">o</text:span></text:span>ssunt<text:line-break/>discere; omnem adamussim. dierum naturam ex spfa<text:line-break/>doctrina opere p<text:span text:style-name="Default_20_Paragraph_20_Font"><text:span text:style-name="T3">o</text:span></text:span>ssunt consequi... Atqui in totum ab eo-<text:line-break/>rum loquacitate tam vulgata abstinere impossibile est; po-<text:line-break/>stremo quoque in priore serm<text:span text:style-name="Default_20_Paragraph_20_Font"><text:span text:style-name="T3">o</text:span></text:span>ne vel inviti ipsam at-<text:line-break/>figimus, .</text:p>
      <text:h text:style-name="Heading_20_2" text:outline-level="2">Cap, V, </text:h>
      <text:p text:style-name="P19">Puta itaque illa vice prooemii alienius pro-<text:line-break/>pter speculati<text:span text:style-name="Default_20_Paragraph_20_Font"><text:span text:style-name="T3">o</text:span></text:span>nis celebritatem mihi esse praelibata, utili-<text:line-break/>tatem autem ipsam et praestantium ad artis <text:span text:style-name="Default_20_Paragraph_20_Font"><text:span text:style-name="T3">o</text:span></text:span>pera. nunc de-<text:line-break/>inceps dicere universum tempus postulat. Qu<text:span text:style-name="Default_20_Paragraph_20_Font"><text:span text:style-name="T3">o</text:span></text:span>d quidem uti-<text:line-break/>litas sit, etiam sine appellatione oste<text:span text:style-name="Default_20_Paragraph_20_Font"><text:span text:style-name="T3">n</text:span></text:span>ditur: quod autem veritas,<text:line-break/>n<text:span text:style-name="Default_20_Paragraph_20_Font"><text:span text:style-name="T3">o</text:span></text:span>n statim apparet, sed ex ipsis rebus i<text:span text:style-name="Default_20_Paragraph_20_Font"><text:span text:style-name="T3">n</text:span></text:span>dicationem expectat.<text:line-break/>Quare lect<text:span text:style-name="Default_20_Paragraph_20_Font"><text:span text:style-name="T3">o</text:span></text:span>res h<text:span text:style-name="Default_20_Paragraph_20_Font"><text:span text:style-name="T3">o</text:span></text:span>c adhortari opportunum est, ut postquam,<text:line-break/>quemadmodum et nos omnia lue scripta multo tempore ju-</text:p>
      <text:p text:style-name="P3">dicavimus, ipsi quoque in aegris eadem exploraverint, tum<text:line-break/>audeant de dictorum veritate sententiam proferre, prius au-<text:line-break/>tem non. Rursus igitur mitium faciamus ab iis quae a<text:line-break/>principio libri incepimus, dicamusque quaecunque quidem<text:line-break/>prius dicta sunt, per capita resumentes, ut solum memoria<text:line-break/>teneantur; quaecunque vero nondum diximus, enarratione<text:line-break/>fusa interpretemur. Haec autem dicta sunt , morborum so-<text:line-break/>lusiones quae subito uuiversimque fiunt excretionem quan-<text:line-break/>dam vel. abscessum evidentem requirere. Dierum vero lu<text:line-break/>quibus eveniunt naturas esse differentes, etenim septimum<text:line-break/>et frequenter solvere et perlecte et cum fide et salubriter et<text:line-break/>sine periculo et clare et cum bonis signis, sextum frequen-<text:line-break/>ter quidem et ipsum, sed non septimo similiter, nam et<text:line-break/>pauci<text:span text:style-name="Default_20_Paragraph_20_Font"><text:span text:style-name="T3">o</text:span></text:span>res ipsum judicare et solutionis mod<text:span text:style-name="Default_20_Paragraph_20_Font"><text:span text:style-name="T3">o</text:span></text:span> plurimum dif-<text:line-break/>ferre , neque enim b<text:span text:style-name="Default_20_Paragraph_20_Font"><text:span text:style-name="T3">o</text:span></text:span>nas salubresque ipsas esse, verum ma— -<text:line-break/>las plurimas, neque, fi bonas solutiones,.. omnin<text:span text:style-name="Default_20_Paragraph_20_Font"><text:span text:style-name="T3">o</text:span></text:span> et perfe-<text:line-break/>etas, imo neque, si perfectas, statim etiam cum fide, quia</text:p>
      <text:p text:style-name="P3">nonnunquam morbus revertitur, exacte licet solutus esse<text:line-break/>videatur: Quinetiam cum periculo et obscure sextum diem<text:line-break/>judicare , idque ei maxime proprium esse, hoc quoque dixi-<text:line-break/>rnus. Attamen sine signis judicium non omnino sexti pro-<text:line-break/>prium est, sed quartus ipsius, ut etiam septimi index esu<text:line-break/>Haec .igitur praefati sumus; quae restant nunc adjiciamus.<text:line-break/>Septi usi naturum decimusquartus m<text:span text:style-name="Default_20_Paragraph_20_Font"><text:span text:style-name="T4">axim</text:span></text:span>e imitatur. Pro-<text:line-break/>ximi his sunt nonus, undecimus et vigesimus. Prope hos<text:line-break/>vero decimusscptimus et quintus, post hos quartus, hunc<text:line-break/>fequ uutur tertius et decimusoctavus. At sexti naturam nul-<text:line-break/>Ius exactu aliorum die<text:span text:style-name="Default_20_Paragraph_20_Font"><text:span text:style-name="T3">r</text:span></text:span>um imitatur, Si aliquando autem<text:line-break/>in octavum diem, vel decimum subita morbi solutio incidat,<text:line-break/>si milis fere ei est, quae lu sexta accidat, verum raro in lus<text:line-break/>S eluitur, nec cum fide, nec bene, nec perfecte, insuper adhaec<text:line-break/>obscure simul et citra notas, unde alterius esse naturae ipsi<text:line-break/>CU m stupra dictis ostenduntur. Quemadmodum in his mor-<text:line-break/>b us subito non solvitur, ita nec in iis quos statim recense-<text:line-break/>bimus, duodecimo, sextudecimo et nonodecimo. Messius</text:p>
      <text:p text:style-name="P3">vero quodammodo est omnino inter ordines nunc dictos,<text:line-break/>ordo dierum subito non solventium, octavi dico, decimi,<text:line-break/>duodecimi, decimisexti, decimi noni, quos. jam retulimus,<text:line-break/>et tertii, quarti, quinti, sexti, septimi, noni, undecimi,<text:line-break/>decimiquarti, decimi septimi, decimiocta vi,vigefimi, deci-<text:line-break/>mustertius maxime videtur mihi esse positus, nec scilicet ita<text:line-break/>reiiciendus, sicut hi qui fecundae funt motae, nec ita fiol-<text:line-break/>vere morbos natus ficus ii qui primae fiunt notae. Hu-<text:line-break/>jusmodi quaedam dictorum dierum ad vigesimum usque diffe-<text:line-break/>r enti a esu Reliquas ordine deinceps dicturus <text:span text:style-name="Default_20_Paragraph_20_Font"><text:span text:style-name="T3">t</text:span></text:span>um , hoc<text:line-break/>primum in memoriam revocato, quod ante paulum. promissi<text:line-break/>Nam quantum ad artis opera attinet ,. longo adinventionem<text:line-break/>tempore opus est, brevissimo autem ad doctrinam, quicquid<text:line-break/>est aliud reliquum , vel sophistarum nugae , vel adversus<text:line-break/>hos controversia est, etsi haec quoque deliramentum fit ; prae-<text:line-break/>staret enim ipsius .despicere ; propler juvenes tamen et qui<text:line-break/>aliquando cavillationibus circumventi a naturali ratiocina-<text:line-break/>tione recedunt , necessario locum habet. Igitur quid pro-</text:p>
      <text:p text:style-name="P3">posuerimus, manifeste jam liquet. Nam alne nominibus<text:line-break/>etiam his judicari; iudicatum lesse, crisim et decretorium<text:line-break/>differentias dierum interpretatus sum, non a ratione qua-<text:line-break/>dam, vel dogmate abditorum eas introducens, verum ex<text:line-break/>solo diuturno usu speculationem constituens. Porro qni-<text:line-break/>cuuque h<text:span text:style-name="Default_20_Paragraph_20_Font"><text:span text:style-name="T3">o</text:span></text:span>c omisso ,. vel quomodo crisim definire conveniat,<text:line-break/>vel quae ratio. sit, cujus occasione non aeque in universis<text:line-break/>praedictis .dicbus crises fiunt, disquirit, sophistis controver-<text:line-break/>siae ansam praebebit, qui hujusmodi sermonibus- contradi-<text:line-break/>centes, rem ipsam se subvertere putant, veluti siquis ri-<text:line-break/>dendt causis, quas philosophi dicunt, reclamans, se alsum<text:line-break/>sustulisse credat, vel siquis de motu quid dicat non habeat,<text:line-break/>vel de loco, tempore,. generatione et corruptione, cum ser-<text:line-break/>monibus res quoque sustulisse arbitretur. Talis est enim<text:line-break/>de crisi et decretoriis diebus sophistarum dice nui facultas,<text:line-break/>qui evidens ipsum sane amovere non possunt, significata<text:line-break/>vero transponunt et ad definitiones quasdam reclamant,<text:line-break/>p<text:span text:style-name="Default_20_Paragraph_20_Font"><text:span text:style-name="T3">o</text:span></text:span>stremo placita de natura numerorum pr<text:span text:style-name="Default_20_Paragraph_20_Font"><text:span text:style-name="T3">o</text:span></text:span>scluduut. Quan-</text:p>
      <text:p text:style-name="P3">quam a nobis nuper scripta doctri<text:span text:style-name="Default_20_Paragraph_20_Font"><text:span text:style-name="T3">n</text:span></text:span>a nihil horum atti-<text:line-break/>git, atque hujus- rei gratia sophistarum os obturat, utilita-<text:line-break/>tem usumque breviter edocet. Pari modo dierum post vige-<text:line-break/>fimum differentias compendiose tractassem , nisi ratio quae-<text:line-break/>dam necessaria obstitisset, quam et ipfam empirici , qui ni-<text:line-break/>hil aliud recipiunt nisi. evidenter apparentia , accurate.nove-<text:line-break/>runt, non tamen qui primum artem recipiunt.</text:p>
      <text:h text:style-name="Heading_20_2" text:outline-level="2">Cap. VI. </text:h>
      <text:p text:style-name="P19">Haec autem ip fa ratio ea est quae in qui-<text:line-break/>rit, quodnam tandem sit morborum. principium. . Etenim<text:line-break/>vigilant, cibos fastidiunt, capite gravantur, fegnes et ad nto-<text:line-break/>tum pigri fiunt, toto corpore lassitudinem sentiunt, aliaque<text:line-break/>id genus infinita patiuntur plurimi aegrotaturi. Atque haec<text:line-break/>primo adveniunt modice, verum semper magis augescunt<text:line-break/>paulatim, obambulantibus jam .et confueta facientibus. Post-<text:line-break/>eaquam vero nimis quam displicere sibi coeperint,- ac ab<text:line-break/>affectu victi primum fuerint , .tunc decumbunt. Unde per-<text:line-break/>fpicuum evadit morbi principium statuere conveniens non<text:line-break/>levioris .esse negotii, quippe ad amussim primum insensibile</text:p>
      <text:p text:style-name="P3">esse, ubi jam decubuerit, non morbi, sed decubitus esse prin-<text:line-break/>cipium.. Etenim quod fortiores quidam sunt malique pa-<text:line-break/>tientes, item quod detinentur aliquo civili negotio, longius-<text:line-break/>que eunt et procul a domo deducuntur , atque ob alias hu-<text:line-break/>jusmodi causas possit quis nondum decumbere , sed male<text:line-break/>affectus quidem esse, fi mollis quispiam animo, imbecillis,<text:line-break/>timidus et de qualibet levi causa suspiciosus, statim decem-<text:line-break/>bit. Cujus igitur decubitus morbi mitium putandus, nemo<text:line-break/>facile invenerit. Atqui fi neque primum exacte pri<text:span text:style-name="Default_20_Paragraph_20_Font"><text:span text:style-name="T3">n</text:span></text:span>cipium<text:line-break/>capere licet, neque decubitum, morbi .initium constituere<text:line-break/>sit aequum, constat neque aliud tempus aliquod vel ante de-<text:line-break/>cubitum vel post eum. Siquidem priora omnia inique capientur,<text:line-break/>primoprincipio neglecto, quae post decubitum sunt, multo in-.<text:line-break/>iquius, si neque hujus tempus morbi exordium esu Hujus-<text:line-break/>modi quidem sunt dubitationes. Porro ip<text:span text:style-name="Default_20_Paragraph_20_Font"><text:span text:style-name="T3">s</text:span></text:span>orum solutiones<text:line-break/>diversae fiunt. Prima et maxima multos morbos repente.<text:line-break/>invadere, vel simul cum rigore, .vel dolore vehementi, nullo</text:p>
      <text:p text:style-name="P3">plane sensibili sympt<text:span text:style-name="Default_20_Paragraph_20_Font"><text:span text:style-name="T3">o</text:span></text:span>mate eos praegress<text:span text:style-name="Default_20_Paragraph_20_Font"><text:span text:style-name="T3">o. </text:span></text:span>M<text:span text:style-name="Default_20_Paragraph_20_Font"><text:span text:style-name="T3">o</text:span></text:span>rbis itaque<text:line-break/>aliis, in quibus obscura prinripia sunt, omissis decretorios<text:line-break/>dies in manifestissimis experiamur. Etenim et quum coena-<text:line-break/>verior facillime plerisque et fe exercuerint, laverintque, sub-<text:line-break/>itu morbus advenit, quemadmodum Hippocrates quoque de<text:line-break/>multis aegris scriptum reliquit. Ut idem auctor de aliis ae-<text:line-break/>grotis scribere c<text:span text:style-name="Default_20_Paragraph_20_Font"><text:span text:style-name="T3">on</text:span></text:span>suevit, quod priusquam aegrotare incipe-<text:line-break/>rent, stantes fatigabuntur. Et quidem hoc ipsum dicentes,<text:line-break/>a<text:span text:style-name="Default_20_Paragraph_20_Font"><text:span text:style-name="T3">n</text:span></text:span>tequam morbus incepisset, inscii ac imprudentes veritatem<text:line-break/>cousitemur, nam morbi initium tempus illud ipsis putam-<text:line-break/>dum est, quum manifesto febricitare incipientes decubuerint.<text:line-break/>Non enim idem sunt capitis dolor et febris , sicut nec vigi-<text:line-break/>lia et cibi fastidium et totius corporis gravitas , vel lassitudi-<text:line-break/>uis sensus, verum singula haec diversa quaedam a frehre<text:line-break/>existentia febrem denunciant. Tu igitur o sophista mentem<text:line-break/>luis adverte. Febris invadens maximeque acuta, neque n<text:span text:style-name="Default_20_Paragraph_20_Font"><text:span text:style-name="T3">o</text:span></text:span>s<text:line-break/>neque idiotam quemlibet latere p<text:span text:style-name="Default_20_Paragraph_20_Font"><text:span text:style-name="T3">o</text:span></text:span>test. Finge autem, si vo-</text:p>
      <text:p text:style-name="P3">les , latere nos quoque , sed mirarer si diutius hora aegro--<text:line-break/>tantem, licet <text:span text:style-name="Default_20_Paragraph_20_Font"><text:span text:style-name="T3">o</text:span></text:span>mnino sensus expers sit, latuerit. Putet ita-<text:line-break/>que invasisse hora decima, sit autem verum initium quod<text:line-break/>non decima, sed nona hora contigerit, quid hoc ad. dies de-<text:line-break/>cretorios? In .hoc artis medicae opera nimis, uti rides, pere-<text:line-break/>unt, quod aegrotantium nonnullos hora una latuit. Hip-<text:line-break/>poenales sane medicorum omnium diligentissimus, universa<text:line-break/>haec quum observasset, quemadmodum quod complures re-<text:line-break/>pente nullo prius oborto fymptomate , quidam <text:span text:style-name="Default_20_Paragraph_20_Font"><text:span text:style-name="T3">siante</text:span></text:span>s <text:span text:style-name="Default_20_Paragraph_20_Font"><text:span text:style-name="T3">recti<text:line-break/>satigati scbr</text:span></text:span>in<text:span text:style-name="Default_20_Paragraph_20_Font"><text:span text:style-name="T3">itare inceperunt</text:span></text:span>, memoriae prodidit, itu ju-<text:line-break/>..dicationes evenientes a primo die, quo febricitavit homo,<text:line-break/>non. ab illoque capite doluit, vel hujusmodi aliud quippiam<text:line-break/>passus est, accurate inspexit, quoniam in hujusmodi princi-<text:line-break/>piisdecretoriorum dierum experientia medicis est, Porro<text:line-break/>tu, si principia ratione contemplabilia vis inspicere , forsan<text:line-break/>perpetuae invaletudinis placitum attinges , at non Ascle-<text:line-break/>piadarum medicina talis esu Ratione siquidem contempla- .</text:p>
      <text:p text:style-name="P3">biles illi febres neque dignoscere neque curare dignati sunt,<text:line-break/>sensiles autem et manifestas et potissimum dierum contempla-<text:line-break/>lienem requirimus, neque idiotam quemlibet, neque medi.,<text:line-break/>cum , latere possunt. Quid jam tibi vis? an iis qui statim<text:line-break/>decubuerunt, observationem facere, vel qui recte obambu-<text:line-break/>lentes defatigati stant ? Hippocrates etenim in utrisque faciens,<text:line-break/>eosdem de amb<text:span text:style-name="Default_20_Paragraph_20_Font"><text:span text:style-name="T3">o</text:span></text:span>bus decreturios pronunciavit, non ubi pri-<text:line-break/>mum capite doluit, sed quum: primum febricitavit, morbi<text:line-break/>initium co<text:span text:style-name="Default_20_Paragraph_20_Font"><text:span text:style-name="T3">n</text:span></text:span>stituens. Ita etiam singuli alii quibus ars curae .<text:line-break/>est, non sermo<text:span text:style-name="Default_20_Paragraph_20_Font"><text:span text:style-name="T3">n</text:span></text:span>ibus falsis probabiliter contextis. dant qui-<text:line-break/>dem morbi principium medicis facillime cognoscitur. . Si<text:line-break/>quis vero <text:span text:style-name="Default_20_Paragraph_20_Font"><text:span text:style-name="T3">t</text:span></text:span>e ipsimi ab hac appellatione eximit,.. nondumque<text:line-break/>perfossum habet, tum nugari non solum mos, sed etiam<text:line-break/>Hippocratem, Dioclem reliquosque alios quorum. .prius<text:line-break/>menti<text:span text:style-name="Default_20_Paragraph_20_Font"><text:span text:style-name="T3">o</text:span></text:span>nem serimus existimat, is Cadmeam victoriam vincat.</text:p>
      <text:p text:style-name="Normal">Cap. Ussi Nos enim sophistas reprehendere nunc<text:line-break/>non instituimus, quoniam supervacuum , verum iis qui ve-</text:p>
      <text:p text:style-name="P3">ritatem sectantur speculationem <text:span text:style-name="Default_20_Paragraph_20_Font"><text:span text:style-name="T3">n</text:span></text:span>ostram impertimus. Po-<text:line-break/>namus jam hujusmodi quendam aegrum, clarioris doctrinae<text:line-break/>gratia, qui decima diei hora acuta febre conflictari incipiat; <text:span text:style-name="Default_20_Paragraph_20_Font"><text:span text:style-name="T3">t<text:line-break/></text:span></text:span>unde sophistis. quaerere albentes principium ratione contem-<text:line-break/>plabile, ipsi secu<text:span text:style-name="Default_20_Paragraph_20_Font"><text:span text:style-name="T3">n</text:span></text:span>dum diem an aliquod aliud initium accessio<text:line-break/>altera in-iplo sariat .sensibile et clarum, observabimus. Dein<text:line-break/>eodem modo tertium, ut sive per triduum sive quotidie fiant<text:line-break/>accessiones, cognoscamus, hoc autem magis, sive inparibus, sive<text:line-break/>iuimparibus diebus vehementius intendatur. Esto fabris conti-<text:line-break/>nua, per triduum vero accessiones, tertio quidem die hora nu-<text:line-break/>decima, quinto noctis hora prima accessionem habet,. septi-<text:line-break/>m<text:span text:style-name="Default_20_Paragraph_20_Font"><text:span text:style-name="T3">o</text:span></text:span> noctis. hora tertia; semper enim accessionem duabus<text:line-break/>horis post venire. statuamus,.quapropter etiam noni diei no-<text:line-break/>ctis hora quinta; undecima septima fiet accessio. Sunto jam<text:line-break/>huic alia similia per universum morbi decursum a principio<text:line-break/>ad usque noctem undecimam Undecimo vero .die colora-<text:line-break/>Hores simul malae reddantur et questa albae nubeculae lu iis</text:p>
      <text:p text:style-name="P3">innatent prius no<text:span text:style-name="Default_20_Paragraph_20_Font"><text:span text:style-name="T3">n</text:span></text:span> visae. Hic non mediocris fpes est vere<text:line-break/>medicis morbum in decimoquarto die solutum iri, evenit<text:line-break/>tamen subinde solutionem in dierum quendam sequentium<text:line-break/>incidere. At hoc quo pacto fiat sermonis de Iudiciis pro-<text:line-break/>priurn existit, eaque de causa in illo dicemus, nunc autem<text:line-break/>de decretoriis diebus disserere proposuimus. Cujus autum<text:line-break/>gratia exemplum requirebam , propius venire apparet. In-<text:line-break/>vadat enim quotacunque hora decimae tertiae noctis accessio<text:line-break/>cum rigore, fieri siquidem potest ut horam consuetam prae..<text:line-break/>occupet, aut non praeoccupet, ambo enim eve<text:span text:style-name="Default_20_Paragraph_20_Font"><text:span text:style-name="T3">n</text:span></text:span>iunt, rna-<text:line-break/>gis tamen alterum, ut praeoccupet, quum crisis futura est.<text:line-break/>Sit jam quoque molesta gravisque, si placet, tota nox deci-.<text:line-break/>materiis facta; quo certius firmius que crisim fore speremus;<text:line-break/>quoniam impossibile est eum qui tam g<text:span text:style-name="Default_20_Paragraph_20_Font"><text:span text:style-name="T3">r</text:span></text:span>aviter laborarit in<text:line-break/>accessione quae decimatertia nocte incepit non judicari<text:span text:style-name="Default_20_Paragraph_20_Font"><text:span text:style-name="T3">r<text:line-break/></text:span></text:span>Jam vero ut nihil ludefinitum sit, fingamus noctem gravem,<text:line-break/>invadat accessio hora octava cum vehementi rigore, nullum-</text:p>
      <text:p text:style-name="P3">que aliud ex iis quae in crisibus superveniunt fympto-<text:line-break/>ma adsit, pulsits fiat inordinatus, inaequalis, fed ruo-<text:line-break/>tus plures elati et magni appareant; hujusmodi aeger,<text:line-break/>ubi accessio cum rigore invadens rigorem <text:span text:style-name="Default_20_Paragraph_20_Font"><text:span text:style-name="T3">t</text:span></text:span>uum receperit,<text:line-break/>fiudare statim decretorio modo in decimoquarto, videlicet die<text:line-break/>incipit; sic enim evenit, fi decimatertia nocte hora octava<text:line-break/>accessio invadat. Itaque jam facilius pro evacuationis ra-<text:line-break/>tione spiret moveatque se<text:span text:style-name="Default_20_Paragraph_20_Font"><text:span text:style-name="T3">t</text:span></text:span>e et pulsus edat meliores , tum<text:line-break/>facilis tolerantia ista comitetur, et toto die u<text:span text:style-name="Default_20_Paragraph_20_Font"><text:span text:style-name="T3">n</text:span></text:span>iversum co<text:span text:style-name="Default_20_Paragraph_20_Font"><text:span text:style-name="T3">r</text:span></text:span>pus<text:line-break/>aequaliter sudet, dein ad vefperam in totum febri levetur,<text:line-break/>talis aege<text:span text:style-name="Default_20_Paragraph_20_Font"><text:span text:style-name="T3">r</text:span></text:span> tuto iudicatus. esu Procedente temp<text:span text:style-name="Default_20_Paragraph_20_Font"><text:span text:style-name="T3">o</text:span></text:span>re paulatim<text:line-break/>ipfmn recreare cibis et reficere convenit, nihil etiam timere ;<text:line-break/>dies enim fida fuit omnesque decretoriae notae concurre-<text:line-break/>runt. Nempe quod undecim<text:span text:style-name="Default_20_Paragraph_20_Font"><text:span text:style-name="T3">o</text:span></text:span> die in urinis. quid judicat<text:span text:style-name="Default_20_Paragraph_20_Font"><text:span text:style-name="T3">o-<text:line-break/></text:span></text:span>rium apparuit, lignum est criscos, quae cum bonis signis<text:line-break/>merito nuncupatur, item nox gravis, quae accessionem prae-<text:line-break/>cedit, et infultus cum rigore, pulsuum. comm<text:span text:style-name="Default_20_Paragraph_20_Font"><text:span text:style-name="T3">otio</text:span></text:span> decreto- .</text:p>
      <text:p text:style-name="P3">ria, sudores boni, atque ob hoc clarum judicium merito no-<text:line-break/>minatur, quod sine symptomatis horrendis evenerit, tutum,<text:line-break/>quinetiam perfectum, quod febrem perfecte discussit, bo-<text:line-break/>num ob hoc ipsum et quod sine periculo. Quod igitur ju-<text:line-break/>dicio testimonium afferendum relinquitur? huc mihi ani-<text:line-break/>mum adhibeas, quod fidele est judicium, securum et a metu<text:line-break/>de morbi recidiva remotum. Unde hoc accepimus ? nempe<text:line-break/>quod alia singula ex uno quopiam, vel etiam duobus, veI<text:line-break/>pluribus quidem , sed non ex universis factis orium-<text:line-break/>tur: verum quod cum fisie, omnibus quae commemo-<text:line-break/>rantur indiget, in quibus tliei quoque natura est; nam si<text:line-break/>aliis omnibus quae retuli evenientibus, crisis in decimum-<text:line-break/>quintum incidisset, non perinde <text:span text:style-name="Default_20_Paragraph_20_Font"><text:span text:style-name="T3">s</text:span></text:span>ecura effeti Fides igitur<text:line-break/>exquisita judicii a die sigillatur ac obsignatur, atque hic de-<text:line-break/>cretoriorum dierum est usus. At fi quis folos ipsus omne<text:line-break/>posse existimet, is non solum plus ignorat quam cognoscit,<text:line-break/>imo sophistis etiam contradicendi occasionem praebet. Di-<text:line-break/>cunt igitur statim ; si fidem in morborum solutionibus deci-</text:p>
      <text:p text:style-name="P3">miquarti diei natura praeberet, fidum ipsum esse vel si<text:span text:style-name="Default_20_Paragraph_20_Font"><text:span text:style-name="T3">n</text:span></text:span>e<text:line-break/>multis sudoribus et salubribus oporteret Quomodo au-<text:line-break/>tem sermo nugax sit, ego ne vel ostendere pr<text:span text:style-name="Default_20_Paragraph_20_Font"><text:span text:style-name="T3">o</text:span></text:span>rsus v<text:span text:style-name="Default_20_Paragraph_20_Font"><text:span text:style-name="T3">o</text:span></text:span>lui, sed<text:line-break/>singulos medicorum scholam frequentantes tantum prius<text:line-break/>eruditus esse quam freque<text:span text:style-name="Default_20_Paragraph_20_Font"><text:span text:style-name="T3">n</text:span></text:span>tarent. ut saltem cavillationes ac<text:line-break/>captiones adeo manifestas possint cognoscere. Hujusm<text:span text:style-name="Default_20_Paragraph_20_Font"><text:span text:style-name="T3">o</text:span></text:span>di<text:line-break/>siquidem nugacitas omne pervertit auxilium, neque venae<text:line-break/>sectionem nonnunquam auxiliari demonstra<text:span text:style-name="Default_20_Paragraph_20_Font"><text:span text:style-name="T3">n</text:span></text:span>s; si namque<text:line-break/>auxiliaretur , cur fantem non statim eos quibus vena incisa<text:line-break/>est in balneum dimittimus , audacterque nutrimus , verum<text:line-break/>lu lecto continemus et tenui rictus ratione fovemus ? quid<text:line-break/>quod nec cataplasma apponimus ? etenim hoc repletos, lotus<text:line-break/>et ebrios juvat ; quin nec clysterem, neque ex omnibus aliud<text:line-break/>quodlibet? similis namque l<text:span text:style-name="Default_20_Paragraph_20_Font"><text:span text:style-name="T3">o</text:span></text:span>quacitas est. Sed quoniam ar-<text:line-break/>tem tam mirabilem ac magnam pro Asclepiadibus qui olim,<text:line-break/>lanisices nunc et telonae tractant, oportet videlicet nos quo-<text:line-break/>que eam oppugnatam vindicare dicereque, si una quaeris<text:line-break/>causa unius rei efficiens esse et unum quoduis signum unius</text:p>
      <text:p text:style-name="P3">rei index esse dicatur, ac quispiam ostendat hancipfam cau-<text:line-break/>fam et hoc ipfum signum minime praestare posse id quod<text:line-break/>de ipsis enunciatum fuerat, ut quae alterius praesentiam fena-<text:line-break/>per requirant, pulchre opinionem reprehendet ; sivero aut<text:line-break/>facere, aut indicare simul plura coeuntia hoc aliquid dica-<text:line-break/>tur , nugax est qui seorsum unumquodque aggreditur ; non ,<text:line-break/>enim unumquodque ipsorum privatim tanquam non siussi-<text:line-break/>ciens, sied universa simul subvertere convenit. Dixeris<text:line-break/>equidem sic, puto , etsi decem aliqui pondus quodlibet attol-<text:line-break/>lere possint, singuli vero privatim tanquam non possint, ad<text:line-break/>operis totius absolutionem nihil unum conserve. Quid jam<text:line-break/>vis? utrum decretorios estes fidae morborum solutionis esse<text:line-break/>causas, an signa? i<text:span text:style-name="Default_20_Paragraph_20_Font"><text:span text:style-name="T3">n</text:span></text:span> utrisque siquidem sophisma prompte<text:line-break/>deprehenditur. Vis prius cau<text:span text:style-name="Default_20_Paragraph_20_Font"><text:span text:style-name="T3">t</text:span></text:span>as statuamus, quemadmodum<text:line-break/>et venae sectionem et clysterem et cataplasma aliaque sin-.<text:line-break/>gula praesidia causas sanitatis esse dicimus ? verum ut illo-<text:line-break/>rum nullum adeo validum erat ut sine aliis restituat fani—<text:line-break/>talem, ita nec decretorrus dies. Rursus igitur, si tibi vide-<text:line-break/>tur, non causas, sed signa dicamus qualia in minis , alvi de-</text:p>
      <text:p text:style-name="P3">jecti<text:span text:style-name="Default_20_Paragraph_20_Font"><text:span text:style-name="T3">o</text:span></text:span>nrbus, sputo atque hujusmodi aliis u<text:span text:style-name="Default_20_Paragraph_20_Font"><text:span text:style-name="T3">n</text:span></text:span>iversis cemun-<text:line-break/>tur, sed ncc illorum ullum s<text:span text:style-name="Default_20_Paragraph_20_Font"><text:span text:style-name="T3">o</text:span></text:span>lum poterat vel salutem vel<text:line-break/>mortem indicare. Atque si neque ut causas , neque ut signa<text:line-break/>decreturios dies censeam semper solos aut facere, aut in-<text:line-break/>dicareidem, verum cum plurium congressu, nullam adhuc<text:line-break/>rationem sophisma ipsorum habebit Non enim haec de<text:span text:style-name="Default_20_Paragraph_20_Font"><text:span text:style-name="T3">d<text:line-break/></text:span></text:span>cretoriorum dierum recta exploratio, quod etiam fine aliis<text:line-break/>signis decretoriis fidi sint, verum alia quaedam quae sane re<text:line-break/>veta esu Nam si aliis universis indiciis eodem modo ha-<text:line-break/>fientibus decretorius dies solum fuerit immutatus, multum<text:line-break/>a crlseos fide tolletur. .Quod si vero aliis decernendi signis<text:line-break/>non admodum completis decretorium ipsis diem apposite-<text:line-break/>ris , solutionis securae spes quaedam affulget. Jam vero si<text:line-break/>hoc etiam finium decretoriis diebus adsit, nempe cum ipsis<text:line-break/>freque<text:span text:style-name="Default_20_Paragraph_20_Font"><text:span text:style-name="T3">n</text:span></text:span>ter vel plurima et mamma decretoria signa, vel<text:line-break/>etiam universa concurrere, aequum videlicet esset hujus<text:line-break/>tantum occasione propriam quandam decretoriormn dierum<text:line-break/>naturam esse putare. Quum igitur ad hoc a se ipsis quoque<text:line-break/>aliquid adserunt lu medium., no<text:span text:style-name="Default_20_Paragraph_20_Font"><text:span text:style-name="T3">n</text:span></text:span> multo sane magis spsos ab</text:p>
      <text:p text:style-name="P2">illis qui nihil inferunt, neque multis judicandi signis con-<text:line-break/>currunt, sepa<text:span text:style-name="Default_20_Paragraph_20_Font"><text:span text:style-name="T3">r</text:span></text:span>abimus ceu pr<text:span text:style-name="Default_20_Paragraph_20_Font"><text:span text:style-name="T3">o</text:span></text:span>priam issi, propriam et hina-.<text:line-break/>t turam habeant ? mihi quidem etiam admodum. videtur. Ita-<text:line-break/>que rursus a soplustis, qui artis optima conspureant, rece-<text:line-break/>dentes, memores praescriptae paulo ante hypothese<text:span text:style-name="Default_20_Paragraph_20_Font"><text:span text:style-name="T3">o</text:span></text:span>s, cla-<text:line-break/>ritatis doctrinae gratia, aegrum illum quem ecntinue sebri-<text:line-break/>citantem per triduum accessionem exp erici ad diem . uu-<text:line-break/>decimum deducentes sermone decretorium in urinis posui-<text:line-break/>mus signum habuisse, delude quartodecimo judicatum esse,<text:line-break/>nunc haud ita sic, sed non judicatum adhuc, in decimam-<text:line-break/>quintam noctem accessionem, quae in ea accidit, deducen-<text:line-break/>tes, similiter cum rigore invadentem , pari modo sudore ju-<text:line-break/>dicari fingamus in die scxtodecimo , ut evidenter cognosca-<text:line-break/>mus quantam virtutem dies decretorius obtineat. Primum<text:line-break/>etenim .neque probe sudaverit hic aegrotus, neque perfecte<text:line-break/>in illo die febris eum dimiserit- Quod si aliquid utique prae-</text:p>
      <text:p text:style-name="P3">ter opinionum evenerit, fine fide omnino crisis est, item si<text:line-break/>aeger quid peccet, morbus denuo revertetur.</text:p>
      <text:h text:style-name="Heading_20_2" text:outline-level="2">Cap. VHI. </text:h>
      <text:p text:style-name="P19">Iterum ergo protrahentes eundem aegro-<text:line-break/>tum, quarto die signum decretorium habuisse ponamus,<text:line-break/>quemadmodum paulo fupra de u<text:span text:style-name="Default_20_Paragraph_20_Font"><text:span text:style-name="T3">n</text:span></text:span>decimo statuimus, huic<text:line-break/>crisis feptimo expectanda est. Contemplabilis enim lu fe-<text:line-break/>cunda septimana undecimus, in prima quartus, et indicare<text:line-break/>natus ast sicut undecimus quartumdecimum , ile quartus fe-<text:line-break/>ptirnum qualisnam erit, Flat autem accessio in septima no-<text:line-break/>cte hora tertia, sicut prius statutum est; item rigor, pulsuum<text:line-break/>mutationes eveniant, nocte jam finiente sudare incipiat,<text:line-break/>postea toto deinceps die octavo pulchre ludet, postremo fe-<text:line-break/>lui levetur ad vesperam. Hic rursus animum mihi advertas;<text:line-break/>cujus enim gratia aegrum produxerim non parvum esu Si-<text:line-break/>quidem in prima hypothesi decimatertia nocte accessionem.<text:line-break/>expertus more decretorio, deinde quartodecimo febre libe-<text:line-break/>ratus, non. decimo tertio, fed decimoquarto Iudicatus esse dis</text:p>
      <text:p text:style-name="P3">cebatur. Nunc autum sudores licet ex morbi solutione in<text:line-break/>octavum diem totum exciderint, tamen septimo die hic ju-<text:line-break/>dicatus dici queat. Adhibendus enim unimus est, neque<text:line-break/>simpliciter accessionum principiis, etiamsi cum decretoriis<text:line-break/>signis invadant, neque quum primum sudare , vel esto quo-<text:line-break/>vis pactu inceperint judicari ; etenim solum fidem non habet,<text:line-break/>imo nec quum primum febris decessit, quin nec duo cosiun- .<text:line-break/>tia reliquo majorem potentiam necessario habent, etenim<text:line-break/>tria convenientia om<text:span text:style-name="Default_20_Paragraph_20_Font"><text:span text:style-name="T3">n</text:span></text:span>em quaestionem tollere conspicuum est.<text:line-break/>Dico autem, si in uno aliquo die accessio cum signis decretu-<text:line-break/>riis invadat et judicium incipiat et perfecta <text:span text:style-name="Default_20_Paragraph_20_Font"><text:span text:style-name="T3">s</text:span></text:span>olutio sequatur,<text:line-break/>si quidem partitionem fecerimus, distinguetur primum et<text:line-break/>maritae diebus quos indices et contemplabiles appellant.<text:line-break/>Si namque vel quarto vel undecimo lodice facto , crisis quo<text:line-break/>libet modo attigerit vel septimum vel decimumquartum,<text:line-break/>illorum ipsam crisim. esse arbitrari oportet. Porro si perfe-<text:line-break/>cte judicium extra illos dies cadat, ut neque lu illis incipiat,<text:line-break/>neque compleatur, constat non adhuc esse dicendum morbum</text:p>
      <text:p text:style-name="P3">in. septimo , aut decimoquarto judicatum , verum in alio<text:line-break/>quopiam die, qui totam crifim in se comprehendat. .Et fi<text:line-break/>tamen nullo inlice prius habito crisis subitu contingat duos<text:line-break/>attingens dies, ad notas has respiciens distingues utriusnam<text:line-break/>sit, nempe ad accessionum analogiam, ad dierum naturam, ad<text:line-break/>decernendi temporum numerum , ad ipsum judicii tempus.<text:line-break/>Ad accessionum analogiam sic: imparibus diebus si aeger<text:line-break/>magis laborarit, proprium magis diei imparis judicium, quem-<text:line-break/>admodum si paribus, illius proprium; nam in accessionibus<text:line-break/>plurimum judicia contingunt. Caeterum ad dierum natu-<text:line-break/>ram hoc pacto : si ambigas utrum noni diei , vel decimi sit<text:line-break/>judicium, si enim salubre ac bonum, perfectum, sine peri-<text:line-break/>culo, noni magis est, si imperfectum , malum et periculo-<text:line-break/><text:span text:style-name="Default_20_Paragraph_20_Font"><text:span text:style-name="T3">t</text:span></text:span>um, decimi. Ad numerum decernendi temporum, quo-<text:line-break/>usam haec tria erant, decretoriae accessionis initium, de-<text:line-break/>cretoriae motionis principium, finis ipse judicii, qui dies<text:line-break/>tempora duo accipit lu sese magis judicium sibi vendi-</text:p>
      <text:p text:style-name="P3">eat. . Sic et .ipsum tempus judicii utra die fuerit longius,<text:line-break/>illi magis judicium attribuendum esu Si igitur quatuor qui-<text:line-break/>dem hae nolae uno die introducantur , huic tu quoque judi-<text:line-break/>erum attribues, et si una ex his relinquatur, sic quoque ad-<text:line-break/>liuc adscribes, sed jam et alterum ipfius crisis participem fieri<text:line-break/>putabis; si vero aequales notae fuerint, judicium quoque<text:line-break/>utriusque diei commune esse censebis. Interim vero non<text:line-break/>duos modo , fed tres etiam dies judicium attingit. Iterum<text:line-break/>igitur hic messiam, quantum ad temporis longitudinem attinet,<text:line-break/>praepones , non tamen universum ei concedes , sed primum<text:line-break/>quidem, si absque i<text:span text:style-name="Default_20_Paragraph_20_Font"><text:span text:style-name="T3">n</text:span></text:span>lice et contemplabili die crisis fuerit, con-<text:line-break/>fiderandum est, quoniam diximus maximam hoc potentiam<text:line-break/>habere. Secundo regulis quoque aliis , quas modo enarrare<text:line-break/>desii, utendum est, nempe accessionum collatione, dierum na-<text:line-break/>tura, decernendi temporum numero et ipso judicii tempore.</text:p>
      <text:p text:style-name="Normal">Cap. IX. Quoniam vero de his abundefatis desini-<text:line-break/>tum est, reversi denuo uti prius usque ad diem vigesimum,</text:p>
      <text:p text:style-name="P3">ita jam post illum decretorios enumerabimus, tantummodo<text:line-break/>prius relatis jam adjicientes quantum ad praesentem dispu-<text:line-break/>tationem conducit, item ne ulla jam commemoratis quaestio<text:line-break/>desit. Quid autem hoc est? De primo die in morbis et sc-<text:line-break/>cundo non diximus in superiore sermone , etsi Diocli hi<text:line-break/>quoque decernere de morbis risi sunt Quomodo igitur de<text:line-break/>hoc intelligendum sit distinctione docebimus. Nam si prae-<text:line-break/>ceps-ac subita in aegrotantis corpore perturbatio morbi fo-<text:line-break/>lutionem praecedens crisis nominatur , neque primum diem,<text:line-break/>neque fecundum decretorios esse censebimus, quia illa velut<text:line-break/>jactatio quae solutionem praecedit, nequaquam in his est<text:line-break/>conspicua ; si vero- solutionem simpliciter judicium voces , hi<text:line-break/>quoque erunt decretorio Certe omnes febres diariae solo-<text:line-break/>tionem partim in primo statim die , partim in secundo nan-<text:line-break/>ciscuntur. De significatu igitur quaestio luo magis est<text:line-break/>quam de re ipsa ; ipsam enim rem, liberari videlicet pleros-<text:line-break/>que febribus lu primis statim diebus, nemo ignorat. Ad hoc</text:p>
      <text:p text:style-name="P3">genus quaestionis pertinet illud quoque, au, quum perturba-<text:line-break/>tio facta in morbi solutionem finierit , crisim esse factam di-<text:line-break/>ceruium, an quum insignis quaepiam mutatio acciderit. Quin-<text:line-break/>etiam ipfum solutionis nomen utrum , quum ad sanitatem<text:line-break/>aeger reciderit, duntaxat inferendum sit , an etiam ubi mors<text:line-break/>fecuta, adhuc morbum sic quoque solutum fuisse dicendum<text:line-break/>sit; magnam inquisitionem obtinet. Quum yero hujusmodi<text:line-break/>disquirendi otium suppetet, rursus exponemus. Nunc autem<text:line-break/>in hoc priore commentario stolam ipsimi utilitatem comaron-<text:line-break/>suere proposuimus, quam et sine demonstrationibus logicis<text:line-break/>ex hypothesucolligere possum. Fingamus enim perturbatio-<text:line-break/>nem ante exactam solutionem crisim simpliciter appellari ;.<text:line-break/>aliarum nulla crisis absolute, verum quae ad perniciem ten-<text:line-break/>dit, mala crisis totum hoc nominetur ; quae insigne quidem<text:line-break/>momentum attulit, morbum vero non finivit perfecte, dest-<text:line-break/>ciens appelletur; esta quae iusigniter ad pejora declinat, im- -<text:line-break/>perfecta simul et mala. Sic quidem, quum singulas res pri-</text:p>
      <text:p text:style-name="P2">vatim absolute clareque indicare voluerimus. Interdum<text:line-break/>vero interpretationibus defectivis appellatis utentes, judicia<text:line-break/>nominamus universas quatuor differentias, citra appos<text:span text:style-name="Default_20_Paragraph_20_Font"><text:span text:style-name="T3">i</text:span></text:span>tio-<text:line-break/>nem mali, vel imperfecti. Atque hanc deficientem inter-<text:line-break/>pretationem apud omnes homines satis in usu esse t alibi de-<text:line-break/>claretum est copiofius; sed nunc quoque dicemus quantum<text:line-break/>ad praesens institutum esu Choenicum Iane et cubitum et<text:line-break/>pedem, aut aliam quandam mensuram, neque quum major<text:line-break/>quam par fit existat, neque quum minor justo, eodem ap-<text:line-break/>pellasse vocabulo convenit, quoniam quantitatem aliquam<text:line-break/>certam unumquodque tale n<text:span text:style-name="Default_20_Paragraph_20_Font"><text:span text:style-name="T3">o</text:span></text:span>men indicat; attamen est quum<text:line-break/>choeuicem minorem majoremque ac convenit nuncupo-<text:line-break/>mus; similiter cubitum, pedem et alias quasdam mensuras.<text:line-break/>At quum exacte interpretamur, non cubitum simpliciter,.<text:line-break/>sed magnum cubitum, aut pa<text:span text:style-name="Default_20_Paragraph_20_Font"><text:span text:style-name="T3">r</text:span></text:span>vum nominamus; absolute<text:line-break/>vero solum justum. Aliquando nonnulla secundum veste-<text:line-break/>.mentem excessum generis totius appellationem sortiuntur;</text:p>
      <text:p text:style-name="P1">quemadm<text:span text:style-name="Default_20_Paragraph_20_Font"><text:span text:style-name="T3">o</text:span></text:span>dum etiam apud poetam scribi dicimus, alium</text:p>
      <text:p text:style-name="P4">praeter Humerum neminem intelligentes, insuiiti licet alii<text:line-break/>poetae sinti Ejusmodi est quod dicitur apud comicum: <text:span text:style-name="Default_20_Paragraph_20_Font"><text:span text:style-name="T3">Rt<text:line-break/>rarum esu ut qui h</text:span></text:span>o<text:span text:style-name="Default_20_Paragraph_20_Font"><text:span text:style-name="T3">m</text:span></text:span>o si; <text:span text:style-name="Default_20_Paragraph_20_Font"><text:span text:style-name="T3">h</text:span></text:span>o<text:span text:style-name="Default_20_Paragraph_20_Font"><text:span text:style-name="T3">mo. . </text:span></text:span>Nam agrestem, bellni-<text:line-break/>num, amentem, rusticum non secundum hominis naturam<text:line-break/>esse putantes, ad integros in ea natura et c<text:span text:style-name="Default_20_Paragraph_20_Font"><text:span text:style-name="T3">o</text:span></text:span>nsummatos no-<text:line-break/>men transferimus. Sive. igitur sic per excessum- quendam<text:line-break/>judicii nomen dicimus, sive juxta priorem rationem, alte-<text:line-break/>rius temporis est disputatio. Quod autem -ad medicinae<text:line-break/>opera momenti afferat, jam colligere est ex praescriptorum<text:line-break/>nonunum hypothesi; Quod .enim omnes judiciorum notas<text:line-break/>habet, judicium absoluto sermone vocatur; alia cum app<text:span text:style-name="Default_20_Paragraph_20_Font"><text:span text:style-name="T3">o-<text:line-break/></text:span></text:span>fitioue nominis appellabuntur. Jam si n<text:span text:style-name="Default_20_Paragraph_20_Font"><text:span text:style-name="T3">o</text:span></text:span>n subitae mutati<text:span text:style-name="Default_20_Paragraph_20_Font"><text:span text:style-name="T3">o-<text:line-break/></text:span></text:span>nis perturbationem, verum solam ipsam mutatio<text:span text:style-name="Default_20_Paragraph_20_Font"><text:span text:style-name="T3">n</text:span></text:span>em voluerit<text:line-break/>quispiam crifim nominere , bona quidem .simulque perfecta<text:line-break/>solutio simplici sermone crisis vocabitur, reliquae cum ap-<text:line-break/>pofitione omnes.</text:p>
      <text:h text:style-name="Heading_20_2" text:outline-level="2">Cap. x </text:h>
      <text:p text:style-name="P19">Proinde qui post vigesimum diem decreto:<text:line-break/>rii? hoc enim una mihi propositum est per censure. Arelli—</text:p>
      <text:p text:style-name="P3">geues sane Dr<text:span text:style-name="Default_20_Paragraph_20_Font"><text:span text:style-name="T3">o</text:span></text:span>clesque 21 ante <text:span text:style-name="Default_20_Paragraph_20_Font"><text:span text:style-name="T3">o</text:span></text:span>mnes potissimum primo Loco<text:line-break/>dignantur; etenim Ardrigenes ipsum 2o praeponit, mihi<text:line-break/>tamen aliter risum est, sicut et Hippocrati ; ostendetur autem<text:line-break/>id in sequentibus. Simili modo etiam de vigesimoseptimo<text:line-break/>habet, siquidem ego hunc etiam vigesimooctavo a<text:span text:style-name="Default_20_Paragraph_20_Font"><text:span text:style-name="T3">n</text:span></text:span>tepono;<text:line-break/>issi postponunt. , Habet autem trigesimusquartus potentiam<text:line-break/>iufiguem atque hoc magis quadragefimus. His minus de-<text:line-break/>ceruuut vigefimusquartus et trigesimusprimus ; et multo his<text:line-break/>adhuc minus trigesimusseptimus , ita ut in dierum decerneu-<text:line-break/>tium et eorum qui non decernunt medio collocatus esse<text:line-break/>rideatur et magis ex non decernentibus esse. Porro alia<text:line-break/>tota dierum multitudo inter vigesimum et quadragesimum,<text:line-break/>decernendi omnino expers est; audi ipsos jam tibi referunt<text:line-break/>tur; vigefimussecuudus , vigesimustertius, vigefimusquintus;<text:line-break/>vigefimussextus , vigesimusuouus, trigefimus, trigesimus-<text:line-break/>secundus, trigesimustertius, trigesimusquintus, trigesimus-<text:line-break/>sextus, trigefimusoctavus , trigefimusnonus ; universi duo-<text:line-break/>decim su<text:span text:style-name="Default_20_Paragraph_20_Font"><text:span text:style-name="T3">n</text:span></text:span>t. Et usque ad quartumdecimum quidem magnae</text:p>
      <text:p text:style-name="P3">sunt perturbationes in morbis. Proximo loco succedunt<text:line-break/>quae usque ad vigesimum habentur. Quae post hunc ad<text:line-break/>quadragesimum succedunt paulatim vehementiam essicacita-<text:line-break/>temque remittunt, adeo ut qui post quadragesimum sunt<text:line-break/>omnes, prorsus langueant concoctione potius et abscessibus<text:line-break/>quam excretionibus morbus finientes. Accidunt in his quo-<text:line-break/>que per excretiones interdum judicia; sed raro, nec magnam<text:line-break/>habent vehementiam ; et frequenter pluribus diebus judicia<text:line-break/>complentur, maxime quum in abscessum convertuntur. At-<text:line-break/>que alios quidem qui post quadragesimum habentur Hip-<text:line-break/>pocrates plane contemnere videtur, sexagesimi tamen et<text:line-break/>octogesimi et centefimivigefimi rationem habet. Ab his alios<text:line-break/>quidem septem mensibus, alios septem annis finiri ait; alios<text:line-break/>vero, ut verisimile est, in binis annorum hebdomadis et ter-<text:line-break/>nis. Non desunt qui etiam quadragesimisecundi et quad<text:span text:style-name="Default_20_Paragraph_20_Font"><text:span text:style-name="T3">r</text:span></text:span>a-<text:line-break/>gesimrquinti, insuper quadragesimroctavr et quorundam alio-<text:line-break/>rum dierum meminerunt, de quibus universis sermo nobis<text:line-break/>futurus eft.</text:p>
      <text:h text:style-name="P16" text:outline-level="2">Cap. XI.</text:h>
      <text:p text:style-name="P19"><text:s/>Itaque plurimis medicis impossibile videtur<text:line-break/>praesagiri diem quo de morbo decernetur; revera tamen<text:line-break/>impossibile non est, fi quis accurate Hippocratis speculatione<text:line-break/>lecta artem tractare studeat. At vel si prius quam edidi-<text:line-break/>ceris, apud aegrotos versetur, nihil amplius aget quam ope-<text:line-break/>ram .frustra ludet; vel si ipsum diligenter didicerit , operari<text:line-break/>vero. neglexerit, longe quidem altero qui non antea didicit<text:line-break/>melior, abest tamen permultum is quoque a perfectione.<text:line-break/>Quapropter qui praescius esse cogitat diei de morbo judiea-<text:line-break/>turi , huic lu prunis ex amussi cognoscenda sunt quae Hip-<text:line-break/>pocrates in opere proguostico tradidit; deinde quae de con-<text:line-break/>stitutionibus in aliis libris memoriae prodidit; postea deae-<text:line-break/>talibus, naturis, anni temporibus et locis, quorum non-<text:line-break/>nulla etiam lu proguostico perdocuit; ubi jam haec didicerit,<text:line-break/>pulsuum cognitionem adjungens, facili negocio judicii diem<text:line-break/>praenoscet; ubi siquidem morbus acutus nullum periculosum</text:p>
      <text:p text:style-name="P3">signum referat et quarto die evidens quoddam concoctionis<text:line-break/>signum c<text:span text:style-name="Default_20_Paragraph_20_Font"><text:span text:style-name="T3">o</text:span></text:span>mparuerit, septimo crisis sutura est. Atque haec<text:line-break/>paucis jam explicata sunt, longe verissima. P<text:span text:style-name="Default_20_Paragraph_20_Font"><text:span text:style-name="T3">o</text:span></text:span>rr<text:span text:style-name="Default_20_Paragraph_20_Font"><text:span text:style-name="T3">o</text:span></text:span> fi quis<text:line-break/>lethalia figna, periculosa et salutaria, nihil ex hoc fermone.<text:line-break/>promovebit; quanquam si haec quoque cognoscat, coctionis<text:line-break/>autem ligna ignoret, etiam nihil hinc frugis relaturus esu -<text:line-break/>Hujus rei gratia Hippocrati; praesagiorum opus relegendum<text:line-break/>praecepi. Nam periculosis symptomatis (praesentibus una<text:line-break/>cum aliquo coctionis signo quarto die apparente judicium,<text:line-break/>fi paribus diebus accessio fiat, sexto expectandum est; quod<text:line-break/>si hunc excesserit, octavo; si lu imparibus, septimo; bonis sis.<text:line-break/>gnis apparentibus , septimo die morbus solvetur ; etenim le-<text:line-break/>thalia signa cum signis coctionis nunquam evenerint. Haec<text:line-break/>autem n<text:span text:style-name="Default_20_Paragraph_20_Font"><text:span text:style-name="T3">o</text:span></text:span>n -minus quam periculosa et salutaria inspicienda<text:line-break/>sunt f quia si quarto apparuerint, septimo aderit mors. Dis<text:line-break/>ctum autem est hoc nominari crifim malam. Animum hio</text:p>
      <text:p text:style-name="P2">adve<text:span text:style-name="Default_20_Paragraph_20_Font"><text:span text:style-name="T3">r</text:span></text:span>tas necesse est .lethalium signorum tum magnitudini<text:line-break/>tum multitudini. Si namque multa magnaque die quarto<text:line-break/>evenerint, accessionibus distinguendum erit de morte futura;<text:line-break/>ad haec cognoscendum hominem fexto die moriturum esse,<text:line-break/>modo accessio diebus paribus facta sit; si imparibus, feptimo.</text:p>
      <text:p text:style-name="Normal">. Interdum fextus hominem jugulat , etiam si accessio conlige-<text:line-break/>rit in imparibus , propter morbi celeritatem et m agniculi-<text:line-break/>nem et symptomatum in quarto die evenientium copiam.<text:line-break/>Quamobrem symptomatum magnitudo, qnae ex potentia su-.<text:line-break/>mi t m; exacte dignoscenda est. Verum quomodo haec ab<text:line-break/>illa, quae ab imagluatione aestimatur, distinguenda veniat,<text:line-break/>in libris de crisi narratu<text:span text:style-name="Default_20_Paragraph_20_Font"><text:span text:style-name="T3">r. </text:span></text:span>omnia in omnibus confunde<text:span text:style-name="Default_20_Paragraph_20_Font"><text:span text:style-name="T3">r</text:span></text:span>e<text:line-break/>et conturbare non oportet, fed quantum ad dies tantum de-<text:line-break/>cretorios p<text:span text:style-name="Default_20_Paragraph_20_Font"><text:span text:style-name="T3">r</text:span></text:span>oprie pertinet, huc transfe<text:span text:style-name="Default_20_Paragraph_20_Font"><text:span text:style-name="T3">r</text:span></text:span>endum esu Quum<text:line-break/>enim accurate admodum acutos morbos obfervassemus, quar-<text:line-break/>tum diem septimi esse indicem ex <text:span text:style-name="Default_20_Paragraph_20_Font"><text:span text:style-name="T3">t</text:span></text:span>ua natura deprehendi-<text:line-break/>mus. Ex <text:span text:style-name="Default_20_Paragraph_20_Font"><text:span text:style-name="T3">t</text:span></text:span>ua natu<text:span text:style-name="Default_20_Paragraph_20_Font"><text:span text:style-name="T3">r</text:span></text:span>a, inquam, hoc est, si nullum rarum et<text:line-break/>magnum incidat vel extrinsecus, vel ex ipsa morbi condi-</text:p>
      <text:p text:style-name="P3">tio<text:span text:style-name="Default_20_Paragraph_20_Font"><text:span text:style-name="T3">n</text:span></text:span>e ,. vel etiam aegrotantis hab<text:span text:style-name="Default_20_Paragraph_20_Font"><text:span text:style-name="T3">i</text:span></text:span>tu, quartus omnino septi-<text:line-break/>muni indicat . Caeterum fi quid extrinsecus praeter opinio-<text:line-break/>hem accidat , quo de postea mentionem facturi fumus , vel<text:line-break/>morbus vehementer, vel obscure ad judicium propellatur,<text:line-break/>et aegrotantis vires aut validae, aut imbecilles extiterint,<text:line-break/>attendendum est distinguendumque , aeger periturusne<text:line-break/>litante diem septimum, an post hunc de ipsir decernetur.<text:line-break/>Siquidem ubi malum aliquod extrinsecus praeter fpem eve-<text:line-break/>nerit, et morbus non simpliciter acutus, verum peracutus<text:line-break/>sit, ad haec vices aegri imbecillae , signum malum, quod in<text:line-break/>quarto die apparuit, septimum diem non expectat, verum<text:line-break/>sexto aeger hujusmodi morietur, praesertim si paribus die-<text:line-break/>bus accessiones acceperit. Quod si nihil extrinsecus e<text:span text:style-name="Default_20_Paragraph_20_Font"><text:span text:style-name="T3">r</text:span></text:span>ra-<text:line-break/>tum sit, et morbi moliis haud ita praeceps ac velox et aeger<text:line-break/>validus, si quidem manifestum in quarto die malum judi-<text:line-break/>cium fuit, feptimo interitus comitabitur, si vero obscurum,<text:line-break/>excedet hunc quoque. Jam vero, si accessiones paribus die-<text:line-break/>bus contigerint,. octavo , si imparibus, nono aeger decedet.</text:p>
      <text:p text:style-name="P3">Quae porro manifesta, quae obscura indicia vocitem, in libris<text:line-break/>de crisi exactius monstratum est, quinariam in hoc serm<text:span text:style-name="Default_20_Paragraph_20_Font"><text:span text:style-name="T3">o</text:span></text:span>ne<text:line-break/>procedente indicaturi sumus, prius autenti ad reliquas di-.<text:line-break/>structiones revertor.. Appareat enim evidenter bonum ali-<text:line-break/>quod in quarto die signum , et nullius periculi circa aegro-<text:line-break/>tum sit fupicio, fieri non potest quo minus septimo die<text:line-break/>fiat judicium, si nihil extrinsecus peccatum fuerit. Quae-<text:line-break/>nam igitur sunt quae. committuntur peccata? quaedam sane.<text:line-break/>ab ipsio aegroto videlicet, quaedam a medicis his admirau-<text:line-break/>dis, putantibus, fi quis ingressus ad aegrum , deinde fucciu-<text:line-break/>gens fe, vel cataplasma imposuerit, vel per<text:span text:style-name="Default_20_Paragraph_20_Font"><text:span text:style-name="T3">t</text:span></text:span>uderit, vel cly-<text:line-break/>fierem indiderit , vel venam inciderit, vel cucurbitulas ad-<text:line-break/>Iunxerit, vel consricuerit, vel nutriverit, aut hujusmodi<text:line-break/>aliud factitaverit , nihil ab ipsio gestum esse artificiosum; lu<text:line-break/>enim quoties .ad aegrum accedunt, toties peccant. Non<text:line-break/>igitur judicium in septimo die, ad quem paratum erat, fieri<text:line-break/>potest,. tot. interea erroribus admissis, quandoquidem na-</text:p>
      <text:p text:style-name="P3">turae motus statutis periodis pro sui ratione contingit, in-<text:line-break/>terim ab exterioribus peccatis circuitus fervere prolulietur.<text:line-break/>Sic itaque Hippocrates undequaque admirabilis inquit: <text:span text:style-name="Default_20_Paragraph_20_Font"><text:span text:style-name="T3">Na-.<text:line-break/>tura</text:span></text:span> o<text:span text:style-name="Default_20_Paragraph_20_Font"><text:span text:style-name="T3">mnino susp</text:span></text:span>i<text:span text:style-name="Default_20_Paragraph_20_Font"><text:span text:style-name="T3">cit. </text:span></text:span>Peccatur in hanc extrinsecus cala-<text:line-break/>plasmate , inunctione , et totius et partis inspersione. Sic<text:line-break/>etiam <text:span text:style-name="Default_20_Paragraph_20_Font"><text:span text:style-name="T3">medicu</text:span></text:span>m <text:span text:style-name="Default_20_Paragraph_20_Font"><text:span text:style-name="T3">naturae ministrum</text:span></text:span> appellat, re vera medi-<text:line-break/>cum , non pharmacopolam quendam ex trivio , tantum enim<text:line-break/>lue a justa naturae ministri appellatione abest ut etiam ma-<text:line-break/>xime contrarium nomen ipsi magis conveniat, mimico ride-<text:line-break/>licet et naturae ipsius et aegrotantium hosti jure appellato.<text:line-break/>Quapropter nos merito, quum quispiam de aegro aliquo<text:line-break/>evectum jubet praedicere , cum distinctione id. facimus , di-<text:line-break/>ceutes, huic morbus solvetur isto die, primum .si victus ra-<text:line-break/>tione a. nobis, non alio quodam medico regatur, deinde si<text:line-break/>nihil ipse peccet et faciat quae iniunguntur omnia, postre-<text:line-break/>mo si nullus magnus extrinsecus error admissus scierit.. Quae<text:line-break/>jam exteriora peccata sint, quoniam hoc quoque definire</text:p>
      <text:p text:style-name="P3">pollicitus <text:span text:style-name="Default_20_Paragraph_20_Font"><text:span text:style-name="T3">t</text:span></text:span>um , opportunum erit dicere , ut si aeger incen-<text:line-break/>stio domqs accide<text:span text:style-name="Default_20_Paragraph_20_Font"><text:span text:style-name="T3">n</text:span></text:span>te, aut latronibus invadentibus, aut fluvio<text:line-break/>inundante , sirbito cogatur fugere , quanta ei noxa advene-<text:line-break/>rit , quorsum attinet referre ? Simili modo si tegmen ali-<text:line-break/>quod delapsum , vel parietem sentiens extimescat simul et<text:line-break/>fugam repente moliatur ; item si per tegulam quippiam deri-<text:line-break/>dit, vel pluvia copiosior oborta capiti aegrotantis incidat,<text:line-break/>vel alius etiam quomodocunque ipsimi irrigaverit, ut locum<text:line-break/>mutare, vigil esse et timere cogatur, et hoc non mediocrem<text:line-break/>ipsi offensam inducit. Eodem pacto vicinorum tumultus,<text:line-break/>vel alia quaedam falis vigiliae causa eveniens, aut nuncium<text:line-break/>aliquod triste , pro noxae ipsius magnitudine etiam praedi-<text:line-break/>cilonis perfectionem corrumpit, vigiliae siquidem propter<text:line-break/>ipsum morbum intra praedictionem et crifim aegris adveni-<text:line-break/>entes nihil praesagia offendunt, quae vero extrinsecus in-<text:line-break/>opinata veniunt , horum nihil medicus praecognoscit , unde<text:line-break/>nec, futuram inde offensam qonliecre potest, nec praedictioni</text:p>
      <text:p text:style-name="P3">secundum morbi rationem factae adjicere. Haec itaque ipsis<text:line-break/>Hippocrates statim in aphorismorum principio praecipit in- -<text:line-break/>quiens, <text:span text:style-name="Default_20_Paragraph_20_Font"><text:span text:style-name="T3">oportet non salum</text:span></text:span> i<text:span text:style-name="Default_20_Paragraph_20_Font"><text:span text:style-name="T3">psam quae re</text:span></text:span>s <text:span text:style-name="Default_20_Paragraph_20_Font"><text:span text:style-name="T3">postulat facere,<text:line-break/>verum etiam aegrum, assidente</text:span></text:span>s <text:span text:style-name="Default_20_Paragraph_20_Font"><text:span text:style-name="T3">et exteriora. </text:span></text:span>Si namque,<text:line-break/>ait; disquirere quippiam et indagare ex nostris cogitas, ipse<text:line-break/>primum opportuna facito universa. Deinde aeger in <text:span text:style-name="Default_20_Paragraph_20_Font"><text:span text:style-name="T3">o</text:span></text:span>mni-<text:line-break/>bus p<text:span text:style-name="Default_20_Paragraph_20_Font"><text:span text:style-name="T3">r</text:span></text:span>aecipienti obtemperet, nihilque ex intemperantia pec-<text:line-break/>cet ; postea ii qui adsunt ei, nihil erroris committant, ut vel<text:line-break/>iram ob delicta concitent, vel tristitiam ex intempestivis<text:line-break/>nunciis asserant, vel offensam, quod imperfectius in re ad-<text:line-break/>ministranda se gerant, sed apparatus omnis ante judicii tem-<text:line-break/>pusprompte statuatur, obsonia pulchre parentur, ministe-</text:p>
      <text:p text:style-name="Normal">rium inculpate exhibeatur. Insuper quartum genus eo<text:span text:style-name="Default_20_Paragraph_20_Font"><text:span text:style-name="T3">r</text:span></text:span>um<text:line-break/>de quibus rationem habendam jussit apposuit, nominat .<text:line-break/>ipsum uno complexus nomine exteriora, multiforme licet<text:line-break/>existat, atque hoc culpa vacet, etenim pluviae, tonitrua,<text:line-break/>fulgura, vicinorum tumultus, canum latratus , insultus la-</text:p>
      <text:p text:style-name="P3">tronum, domus ruina, defluens aqua, fluxius irruens, in-<text:line-break/>cenula, ictus atque ejus generis universa exterioribus at-<text:line-break/>tribuuntm. Haec igitur quatuor genera, quorum partes<text:line-break/>etiam sunt diversae, dum naturae motus impediunt, sub-<text:line-break/>inde periodorum ordinent corrumpunt, quoniam ubi quar-<text:line-break/>tns dies evidens judicii signum attulerit, si neque aeger, ne-<text:line-break/>que ministrorum quispiam, imo si neque extrinsecus error<text:line-break/>admissus fit, septimo die necessario crisis futura esu Ex<text:line-break/>quo innotescit non alium quendam esse qui exacte prae-<text:line-break/>sagierit, alium qui rectam rictus rationem instituet, sed in eun-<text:line-break/>dem utraque convenire necessarium , itifi alterum ab altero<text:line-break/>corrumpendum siti Quod .sane peccatum in victus modo<text:line-break/>quodlibet, sic autem nunc nomino universam morbi curam,<text:line-break/>judicium impediat abunde ostendimus; quod autem nec ri-<text:line-break/>ctus ratio proba sine status morbi et crisis praesagio institui<text:line-break/>possit, in medendi nrethodo declaratur. Si igitur haecmu-<text:line-break/>tua opera perpetuo indigent, non alius quispiam medicus</text:p>
      <text:p text:style-name="P3">recte curaverit, alius exacte praesagiet, venum quicunque<text:line-break/>optimus suerit, is praesagiet una et curabit. Sed de hujus-<text:line-break/>modi in aliis commentariis plenius tractamus. Nunc quod<text:line-break/>ab initio statueramus, ad id revertemur. Quartus dies<text:line-break/>quum evidens aliquod ludicrum b<text:span text:style-name="Default_20_Paragraph_20_Font"><text:span text:style-name="T3">o</text:span></text:span>num afferat, septimo die<text:line-break/>judicium lore innuit, nullo, ut diximus, .errore interea.<text:line-break/>commisso. At si quis c<text:span text:style-name="Default_20_Paragraph_20_Font"><text:span text:style-name="T3">o</text:span></text:span>ntingat, magnitudo ejus inspicienda<text:line-break/>esu Si etenim exiguus extiterit, erit etiam sic judicium<text:line-break/>septimanum, verum aliquid de judiciorum bonitatibus<text:line-break/>ipsi deerit ; dictum est autem lu prioribus quod per-<text:line-break/>secte, salubriter , sine periculo et similia, bonis adsunt<text:line-break/>judiciis, si majus sit erratum, in septim<text:span text:style-name="Default_20_Paragraph_20_Font"><text:span text:style-name="T3">o</text:span></text:span> die crisim fieri ad-<text:line-break/>huc non permiserit. Animus itaque diligenter adhibendus<text:line-break/>est hic omnibus et offensae magnitudo signis colligenda, nam<text:line-break/>interpretari ipsam non solum difficile , sini prorsus etiam im-<text:line-break/>possibile, artificiosum vero discipulum <text:span text:style-name="Default_20_Paragraph_20_Font"><text:span text:style-name="T3">r</text:span></text:span>eddere, ut haec quo-<text:line-break/>que ex amussi perdiscat, p<text:span text:style-name="Default_20_Paragraph_20_Font"><text:span text:style-name="T3">o</text:span></text:span>ssibile; sed hujus temporis non</text:p>
      <text:p text:style-name="P3">est, magis ad speculationem de crisi pertinet, Quare 1ur-<text:line-break/>sus ad se<text:span text:style-name="Default_20_Paragraph_20_Font"><text:span text:style-name="T3">r</text:span></text:span>monis reliquum redeamus, primam hypothesim in .<text:line-break/>memoriam revocantes. Quippe positum erat decernendi<text:line-break/>signum manifestum et validum in quarto die morbi et acuti<text:line-break/>et natu<text:span text:style-name="Default_20_Paragraph_20_Font"><text:span text:style-name="T3">r</text:span></text:span>a salubris evenisse, deinde nullo quidem errore com-<text:line-break/>nlisso, bonam omnino crisim ad septimum diem suturam in-<text:line-break/>dicari ; si porro levis plane contigerit, ita quoque in fieptimo<text:line-break/>eventuram, non tamen exacte bonam, si vero suerit ma-<text:line-break/>gnus, ut a septimo in sequentium aliquem crisis recidat, at-<text:line-break/>tendendum esse noxae magnitudini jubemus ; nam exacta<text:line-break/>hujus regula deprehendet clare an in nonum diem, sive un-<text:line-break/>decimum crisis incidat. Itaque morbi qui prorsus sine pe-<text:line-break/>viculo fiunt, ob delicta diuturni esse solenti Qui incolumi-<text:line-break/>tatem pollicentur, non tamen periculosis symptomatis, ob<text:line-break/>errata lethales fiunt. Quinetiam illi qui omni periculo va-<text:line-break/>cant, multis maguisque deinceps erroribus commissis, in<text:line-break/>lethalium natu<text:span text:style-name="Default_20_Paragraph_20_Font"><text:span text:style-name="T3">r</text:span></text:span>am incidunt. Nec mirum esse puto. Quum</text:p>
      <text:p text:style-name="P3">enim in. <text:span text:style-name="Default_20_Paragraph_20_Font"><text:span text:style-name="T3">ton</text:span></text:span>is delicta grandia morborum lethalinm causae<text:line-break/>fiant, quid in aegrotis .expectandum est? Proinde jam cla-<text:line-break/>rum est indicum et decretoriorum dierum sermonem , quem<text:line-break/>Hippocrates nos docuit, non exami<text:span text:style-name="Default_20_Paragraph_20_Font"><text:span text:style-name="T3">n</text:span></text:span>ari ab alio quodam in<text:line-break/>apparentium consensu posse quam qui ex aequo par illi<text:line-break/>victus restituendi artifex esu Hic enim siolus errorum vim<text:line-break/>disquirit pernosritque , tum siclus offensae magnitudinem<text:line-break/>et diei i<text:span text:style-name="Default_20_Paragraph_20_Font"><text:span text:style-name="T3">n</text:span></text:span>dicaturi delapsum intelligere potest. Quemadmo-<text:line-break/>dum vero in morbis periculo vacantibus. judicia tantum re-<text:line-break/>morantur quantum ex peccatis interim offenduntur aegri,<text:line-break/>ita in lethalibuspraeveniunt. Si enim quum sues quartus<text:line-break/>in lethali morbo signum lethale indicarit, in septimum diem<text:line-break/>male praedicetur crisis, peccatum vero non ita exiguum in-<text:line-break/>terea temporis contigerit, septimum diem crisis non expe-<text:line-break/>ctabit, sied interdum morbus judicio malo videlicet finietur.<text:line-break/>Sed- au quinto vel <text:span text:style-name="Default_20_Paragraph_20_Font"><text:span text:style-name="T3">t</text:span></text:span>exto , tum ex ipsius morbi celeritate</text:p>
      <text:p text:style-name="P3">tum ex <text:span text:style-name="Default_20_Paragraph_20_Font"><text:span text:style-name="T3">o</text:span></text:span>ssenfae magnitudine tum- ex accessionum figura de-<text:line-break/>fiuietur. Quippe quando in imparibus ipsae. fiunt, morbus<text:line-break/>peracutus est et peccate non admodum exigua, in ipso<text:line-break/>quarto videlicet, miraculum non est in quin lo hominem in-<text:line-break/>terite. Quando in paribus accessiones eveniunt, nec mor-<text:line-break/>bus peracutus sit, nec erratorum magna offensa, sextum ex-<text:line-break/>pectat. Hujusmodi autem omnia indicum et decrelorio-<text:line-break/>runr dierum speculationem con<text:span text:style-name="Default_20_Paragraph_20_Font"><text:span text:style-name="T3">t</text:span></text:span>undunt, quum pauci medici<text:line-break/>recte rictum praescribant , pauci aegri obtemperent , pauci<text:line-break/>suum ministerii munus legitime obeant, pauciores adhuc quibus<text:line-break/>nihil externi adversatum siti Quapropter medicum tum accu-<text:line-break/>rate curandi tum praesagiendi peritum esse convenit, accurate<text:line-break/>vero etiam laesionis magnitudinem discernere, ut et si ali-<text:line-break/>quando judicii diem praedicat, sed inte<text:span text:style-name="Default_20_Paragraph_20_Font"><text:span text:style-name="T3">r</text:span></text:span>ea temporis offendi<text:line-break/>aegrum contingat, mutare ipse praedictionem exacte possit. .<text:line-break/>Hinc perspicuum evadit quod quicunque animo pusillus<text:line-break/>humllisque suerit <text:span text:style-name="Default_20_Paragraph_20_Font"><text:span text:style-name="T3">n</text:span></text:span>on solum non singula quae recensui-</text:p>
      <text:p text:style-name="P5">mus in aegris cognoscere studet, sed ne speculationem qui-<text:line-break/>dem ipsam ediscere sustinet.</text:p>
      <text:h text:style-name="Heading_20_2" text:outline-level="2">C ap. XII.</text:h>
      <text:p text:style-name="P19"><text:s/>At generosus aliquis verique amator, tum<text:line-break/>qui labores in optimis quibusque rebus non refugiat, neque .<text:line-break/>theorematum difficultatem, neque temporis prolixitatem;<text:line-break/>neque exercitii laborem veritus, ad commem<text:span text:style-name="Default_20_Paragraph_20_Font"><text:span text:style-name="T3">o</text:span></text:span>ratorum per-<text:line-break/>fectionem veniet, .ut non solum diem firmiter aliquando<text:line-break/>possit praedicere , sed etiam horam ipsam .in qua aegrum<text:line-break/>quempiam liberari, vel m<text:span text:style-name="Default_20_Paragraph_20_Font"><text:span text:style-name="T3">o</text:span></text:span>ri necessarium esu Posteaquam<text:line-break/>enim diem aliquand<text:span text:style-name="Default_20_Paragraph_20_Font"><text:span text:style-name="T3">o</text:span></text:span> , verbi gratia, mortis cognoveris, con-<text:line-break/>siderandum est inde in quo potissimum accessionis tempore<text:line-break/>aeger maxime gravetur. Si enim statim invadente ea resti- .<text:line-break/>geretur vehementius, ut vix ad calorem reduci possit, calor<text:line-break/>diutissime absit, pulsus exiguus, aut <text:span text:style-name="Default_20_Paragraph_20_Font"><text:span text:style-name="T3">n</text:span></text:span>ullus, aut malus appareat,<text:line-break/>motus pig<text:span text:style-name="Default_20_Paragraph_20_Font"><text:span text:style-name="T3">r</text:span></text:span>itia, vel etiam s<text:span text:style-name="Default_20_Paragraph_20_Font"><text:span text:style-name="T3">o</text:span></text:span>mnus vetern<text:span text:style-name="Default_20_Paragraph_20_Font"><text:span text:style-name="T3">o</text:span></text:span>sus, aut aliud quippi-<text:line-break/>am, hoc maxime tempus considerandum esit. Qu<text:span text:style-name="Default_20_Paragraph_20_Font"><text:span text:style-name="T3">o</text:span></text:span>d fi hoc quidem<text:line-break/>m<text:span text:style-name="Default_20_Paragraph_20_Font"><text:span text:style-name="T3">o</text:span></text:span>deratum suerit, inflatu autem vel delirantem, vel co-</text:p>
      <text:p text:style-name="P3">morosum, vel anxium rideas j aut febris magnitudinem non<text:line-break/>tolerantem , fed vehementer inardefcentem , vertigine laho-<text:line-break/>rantem, capite dolentem, cardiogmo laborantem vel id ge-<text:line-break/>nus alnis , hoc maxime tempus obfervare c<text:span text:style-name="Default_20_Paragraph_20_Font"><text:span text:style-name="T3">o</text:span></text:span>nvenit. Porro<text:line-break/>si in principio accessionis vigoreque mediocriter evenientia-<text:line-break/>bus, declinatio quaedam animi deliquia, sudores inaequales,<text:line-break/>frigidos, vel circa caput folmu, vel cervicem, vel pectus inferat,<text:line-break/>pulsus obscuros exiguosque efficiat ethis similia, hoc praecipue<text:line-break/>tempus observandum est sciendumque mauisesto in pessimo<text:line-break/>accessionis tempore hominem moriturum. Atqui si hoc defini-<text:line-break/>tum cognitumque aperte sit, nullum adhuc est negotium m<text:span text:style-name="Default_20_Paragraph_20_Font"><text:span text:style-name="T3">o</text:span></text:span>rtis<text:line-break/>h<text:span text:style-name="Default_20_Paragraph_20_Font"><text:span text:style-name="T3">o</text:span></text:span>ram dicere , quippe quum secundus dies exempli gratia<text:line-break/>et quartus vehementi<text:span text:style-name="Default_20_Paragraph_20_Font"><text:span text:style-name="T3">o</text:span></text:span>rem accessi<text:span text:style-name="Default_20_Paragraph_20_Font"><text:span text:style-name="T3">o</text:span></text:span>nem adferat quam pri-<text:line-break/>mus, tertius et quintus, ad sextumdiem mors praetnonstra-<text:line-break/>hitur, appareat vero pars accessionis gravissima in ipsius inul<text:line-break/>saltu, eaque sexta hora, in hac moriturum hominem non</text:p>
      <text:p text:style-name="P3">est operosum dicere. At hoc non dico ut quis putet nun-<text:line-break/>quam tali speculatione suetum falli posse, verum majore ex<text:line-break/>parte veritatem assequi, non probabili <text:span text:style-name="Default_20_Paragraph_20_Font"><text:span text:style-name="T3">s</text:span></text:span>ermone, fed re ipsa<text:line-break/>ostendimus. lllud autem novi certo, quosdam qui optimis<text:line-break/>invident, facere; volunt enim futurum nos <text:span text:style-name="Default_20_Paragraph_20_Font"><text:span text:style-name="T3">s</text:span></text:span>emper praedi-<text:line-break/>cere, licet nullum interdum signum firmum habeamus, quan-<text:line-break/>quam aruspicibus auguribusque denuo augurari immolare-<text:line-break/>que concedant. Deinde simul quidem obstrepunt nobis<text:line-break/>tanquam majorem quam hominibus conveniat speculationem<text:line-break/>appetentibus; simul vero in operibus tam acerbe praedi-<text:line-break/>ctiones inquirunt ut nulli vates ita inquirant. Atqui non<text:line-break/>issos respicere, sed veritatem ipsam. et signorum facultates<text:line-break/>diligenti exercitio pernoscere oportet, et ubi hae tuto desi-.<text:line-break/>niri possunt, praedicere conatur; si autem quid obscu-<text:line-break/>rum. fuerit, <text:span text:style-name="Default_20_Paragraph_20_Font"><text:span text:style-name="T3">s</text:span></text:span>equentem diem expectare oportet. Porro si<text:line-break/>nihil in ipso firmiter praesagire possimus., satius est tacere<text:line-break/>quam temere prouunciantem falli. Ego sane ex tali se-</text:p>
      <text:p text:style-name="P3">duitate motus, haud novi me in praedictionem longo tem-<text:line-break/>pore errasse, etsi in primo statim febris initio subinde de tota<text:line-break/>ipsius natura pronunciaverint , vel tertianam esse hanc in-<text:line-break/>vadentem febrem inquiens, vel quartanam, vel quotidia-<text:line-break/>nam, vel harum quidem nuliam, continuam vero et acutam<text:line-break/>aliquam, quartum diem non excedentem. Verum in omni<text:line-break/>principio futurum cognoscere non licet, nisi quis ex amussi<text:line-break/>m<text:span text:style-name="Default_20_Paragraph_20_Font"><text:span text:style-name="T3">o</text:span></text:span>rbi speciem perspectam reserat, et hoc ad opus de crisi<text:line-break/>pertinet.</text:p>
      <text:h text:style-name="Heading_20_2" text:outline-level="2">Cap. XIII.</text:h>
      <text:p text:style-name="P19"><text:s/>Rerum igitur ad institutum reversi di-<text:line-break/>camus, si quis primo die acuta febre infestetur, nullum au-<text:line-break/>tem periculo<text:span text:style-name="Default_20_Paragraph_20_Font"><text:span text:style-name="T3">s</text:span></text:span>um signum ipsi adfuerit, fed in urinis aliqua<text:line-break/>coctionis nota inventa fuerit, non extra quartum diem mor-<text:line-break/>hus solvetur. Quinetiam si multa lethalia pruno die statim<text:line-break/>deprehendantur, morietur plane non extra quartum diem.<text:line-break/>At si acute febricitet, nullum vero lethale adsit, imo nec<text:line-break/>aliqua concoctionis nota, fieri non potest ut hic quartanus</text:p>
      <text:p text:style-name="P3">decedat. Distinguendum hic -rursus est utrum sicut nulla<text:line-break/>concoctionis nota adest ei, eodem modo neque temporis<text:line-break/>longi ulla, an p<text:span text:style-name="Default_20_Paragraph_20_Font"><text:span text:style-name="T3">r</text:span></text:span>aeter quod coctionis iudicia desunt, etiam<text:line-break/>temporis signa adstant. Si namque ut concoctionis, ita tem-<text:line-break/>poris omnino signa absint, infecundo quaterna<text:span text:style-name="Default_20_Paragraph_20_Font"><text:span text:style-name="T3">r</text:span></text:span>io morbus<text:line-break/>statum accipiet. Quod si longi temporis iudicium adfueris,<text:line-break/>excedet omnino fecundum quaterna<text:span text:style-name="Default_20_Paragraph_20_Font"><text:span text:style-name="T3">r</text:span></text:span>ium, hoc est diem septi-<text:line-break/>tuum. Caeterum quantum extendetur, hoc non licet sta-<text:line-break/>sim ab initio cognofcere, sed m sequentibus diebus distin-<text:line-break/>guetur. Tantum autem ex hac praenotione ad probam vi-<text:line-break/>otus rationem praecipiendam acquires, quod cognosces scisi-<text:line-break/>cet tantum alimenti morbo convenire quantum statu<text:line-break/>post loturo. <text:span text:style-name="Default_20_Paragraph_20_Font"><text:span text:style-name="T3">Quum entm m</text:span></text:span>o<text:span text:style-name="Default_20_Paragraph_20_Font"><text:span text:style-name="T3">rbus peracutus est; suatim<text:line-break/>etiam extremo</text:span></text:span>s <text:span text:style-name="Default_20_Paragraph_20_Font"><text:span text:style-name="T3">lab</text:span></text:span>o<text:span text:style-name="Default_20_Paragraph_20_Font"><text:span text:style-name="T3">res habet; in quo extreme tenuissima<text:line-break/>vietus rati</text:span></text:span>o<text:span text:style-name="Default_20_Paragraph_20_Font"><text:span text:style-name="T3">ne utendum est; quum autem secu</text:span></text:span>s <text:span text:style-name="Default_20_Paragraph_20_Font"><text:span text:style-name="T3">esi, paule<text:line-break/>pleni</text:span></text:span>o<text:span text:style-name="Default_20_Paragraph_20_Font"><text:span text:style-name="T3">rem vict</text:span></text:span>i<text:span text:style-name="Default_20_Paragraph_20_Font"><text:span text:style-name="T3">tat tantum adm</text:span></text:span>i<text:span text:style-name="Default_20_Paragraph_20_Font"><text:span text:style-name="T3">ttere convenit quant</text:span></text:span>o <text:span text:style-name="Default_20_Paragraph_20_Font"><text:span text:style-name="T3">m</text:span></text:span>o<text:span text:style-name="Default_20_Paragraph_20_Font"><text:span text:style-name="T3">r-<text:line-break/>bu</text:span></text:span>s <text:span text:style-name="Default_20_Paragraph_20_Font"><text:span text:style-name="T3">extremi</text:span></text:span>s <text:span text:style-name="Default_20_Paragraph_20_Font"><text:span text:style-name="T3">miti</text:span></text:span>o<text:span text:style-name="Default_20_Paragraph_20_Font"><text:span text:style-name="T3">r clementiorque sit. </text:span></text:span>Extrema statum</text:p>
      <text:p text:style-name="P3">morbi appellat , siquidem peracutum quoque morbum extre-<text:line-break/>mos labores statim habere dicit, hoc est accessiones et fiym-.<text:line-break/>plumata; id autem aliud nihil est quam morbum rigere.<text:line-break/>Talis sane morbus qui statim a principio secundum quater-<text:line-break/>narium excessurum fe ludicat , fecundo et tertio die accura-<text:line-break/>tuis a te intelligetur , in quantam temporis prolixitatem ex-<text:line-break/>tendetur ; in quarto vel proxime conieceris futurum statum<text:line-break/>et crisim; nam si cruditatis signa et temporis nihil effatu<text:line-break/>dignum referunt, etiam tertio quaternario longius aegritudo<text:line-break/>extendetur. Enimvero si claram aliquam mutationem fa-<text:line-break/>ciat, non tamen jam signum aliquod concocti<text:span text:style-name="Default_20_Paragraph_20_Font"><text:span text:style-name="T3">o</text:span></text:span>nis in primo<text:line-break/>quaternario appareat, in tertio quaternari<text:span text:style-name="Default_20_Paragraph_20_Font"><text:span text:style-name="T3">o</text:span></text:span> crisis . expe-<text:line-break/>ctanda esu <text:span text:style-name="Default_20_Paragraph_20_Font"><text:span text:style-name="T5">At.fi </text:span></text:span>crudus. adhuc rideatur in septim<text:span text:style-name="Default_20_Paragraph_20_Font"><text:span text:style-name="T3">o</text:span></text:span> die, n<text:span text:style-name="Default_20_Paragraph_20_Font"><text:span text:style-name="T3">o</text:span></text:span>n<text:line-break/>insigne qu<text:span text:style-name="Default_20_Paragraph_20_Font"><text:span text:style-name="T3">o</text:span></text:span>ddam et magnum temp<text:span text:style-name="Default_20_Paragraph_20_Font"><text:span text:style-name="T3">o</text:span></text:span>ris indicium habens, fpe-<text:line-break/>randum lu quartum quaternarium, hoc est in decimumquar-<text:line-break/>tum diem crisim ejus extensum iri; definiendum ver<text:span text:style-name="Default_20_Paragraph_20_Font"><text:span text:style-name="T3">o</text:span></text:span> est<text:line-break/>exacte lu undecim<text:span text:style-name="Default_20_Paragraph_20_Font"><text:span text:style-name="T3">o</text:span></text:span> ; ut enim quartus septimi , sic undeci-<text:line-break/>mus deciiniquarti index est; ubi enim clarum aliqu<text:span text:style-name="Default_20_Paragraph_20_Font"><text:span text:style-name="T3">o</text:span></text:span>d et fi-<text:line-break/>dum ad amussim signum concoctionis jam eo die antea inno-</text:p>
      <text:p text:style-name="P3">luerit , lu decimoquartu judicium fore ait , obscurum si eve-<text:line-break/>niat, aliis jam attendendum esu Si namque morbus cele-<text:line-break/>rem motum obtineat et aliorum nullum obstet, forsan etiam<text:line-break/>decimusquartus decernet, sin minus, in decimoseptimo cri-<text:line-break/>sis erit, at fi nihil in undecimo prorsus ante fuerit indica-<text:line-break/>tum, lu decim<text:span text:style-name="Default_20_Paragraph_20_Font"><text:span text:style-name="T3">o</text:span></text:span>quartu judicium esse nequit. Consi der an-<text:line-break/>dum autem hic totius m<text:span text:style-name="Default_20_Paragraph_20_Font"><text:span text:style-name="T3">o</text:span></text:span>rbi m<text:span text:style-name="Default_20_Paragraph_20_Font"><text:span text:style-name="T3">o</text:span></text:span>tus aliaque symptomata<text:line-break/>omnia et indicia, utrum decimofeptimo , vel etiam decim<text:span text:style-name="Default_20_Paragraph_20_Font"><text:span text:style-name="T3">o-^ -<text:line-break/>o</text:span></text:span>ctav<text:span text:style-name="Default_20_Paragraph_20_Font"><text:span text:style-name="T3">o</text:span></text:span> crifis speranda fit, an l<text:span text:style-name="Default_20_Paragraph_20_Font"><text:span text:style-name="T3">o</text:span></text:span>ngius progressura; interdum<text:line-break/>enim in sus quoque judicatur, pferumque vigesimo, interdum<text:line-break/>vigefimoprim<text:span text:style-name="Default_20_Paragraph_20_Font"><text:span text:style-name="T3">o</text:span></text:span> , index autem amb<text:span text:style-name="Default_20_Paragraph_20_Font"><text:span text:style-name="T3">o</text:span></text:span>rum est. decimusscptimus<text:line-break/>et magis vigefimi, decimusoctavus autem fusius xigefimiprimi.<text:line-break/>P<text:span text:style-name="Default_20_Paragraph_20_Font"><text:span text:style-name="T3">o</text:span></text:span>rro si m<text:span text:style-name="Default_20_Paragraph_20_Font"><text:span text:style-name="T3">o</text:span></text:span>rbus quispiam m<text:span text:style-name="Default_20_Paragraph_20_Font"><text:span text:style-name="T3">o</text:span></text:span>x ab initi<text:span text:style-name="Default_20_Paragraph_20_Font"><text:span text:style-name="T3">o</text:span></text:span> p<text:span text:style-name="Default_20_Paragraph_20_Font"><text:span text:style-name="T3">o</text:span></text:span>n adeo celeriter<text:line-break/>moveatur, sied velut <text:span text:style-name="Default_20_Paragraph_20_Font"><text:span text:style-name="T3">o</text:span></text:span>ccultus et.Iatens invadat, et alia signa<text:line-break/>longi<text:span text:style-name="Default_20_Paragraph_20_Font"><text:span text:style-name="T3">o</text:span></text:span>ris temporis adsint, hujus statum praesagire in princi-<text:line-break/>piis nemini licet.. Verum quod non intra decimumquartum<text:line-break/>diem crisim accipiet, liquido. constat ; qu<text:span text:style-name="Default_20_Paragraph_20_Font"><text:span text:style-name="T3">o</text:span></text:span>usque ver<text:span text:style-name="Default_20_Paragraph_20_Font"><text:span text:style-name="T3">o</text:span></text:span> exten-</text:p>
      <text:p text:style-name="P3">detur, non constat, sed distinguere oportet prius periculo-<text:line-break/>fusne sit, an non. Si periculosus est et praeterea vires ae-.<text:line-break/>gri imbecillae , mors ante quam i<text:span text:style-name="Default_20_Paragraph_20_Font"><text:span text:style-name="T3">n</text:span></text:span> longum extendatur tum-<text:line-break/>pus, praevertet ; si periculo vacat, procul omnino crisis est,<text:line-break/>non enim fieri potest ut celeriter judicetur morbus qui prae-<text:line-break/>monstrarit notam longi temporis. Quantum igitur tempus<text:line-break/>ad amussim ei accedet, non modo non primo die aut se-<text:line-break/>cundo aut tertio , sed ne quarto quidem invenire absolute<text:line-break/>sperandum , verum in decretoriorum dierum sequentibus<text:line-break/>periodis perspicuum fiet. In secundo quidem quaternario<text:line-break/>latior est coniectura , in tertio accuratior. Quod si enim ad<text:line-break/>sieptimum usque. diem cruditatis et temporis indicia vehe-<text:line-break/>mentiora compareant, ante vigesimum diem crisis esse non<text:line-break/>potest ; si moderatiora eveniunt, aut permanent aequalia, po-<text:line-break/>test. Itaque. si ante vigesunum diem decerni non posse ma-<text:line-break/>niscsto noveris, idque temporis notis vehementibus, inspice<text:line-break/>tertium quaternarium, et si adhuc temporis cruditatisque</text:p>
      <text:p text:style-name="P3">signa in hoc intendantur, procul a vigesimo die cri<text:span text:style-name="Default_20_Paragraph_20_Font"><text:span text:style-name="T4">sin,</text:span></text:span> pro-<text:line-break/>ductum iri spem habeto , aequalibus lignis manentibus , hic<text:line-break/>quoque post vigefimum venturam dicere licet, diem vero<text:line-break/>ipsum cognoscere jam non est, tertius autem et quartus qua-<text:line-break/>terirarius eum iudicabit. Si namque semper magisque em .<text:line-break/>dilatis ligna exolvantur, primo p<text:span text:style-name="Default_20_Paragraph_20_Font"><text:span text:style-name="T3">o</text:span></text:span>st tertiam. septimanam<text:line-break/>quaternario crisim morbi sperato, fi nulla insignis mutatio<text:line-break/>fiat, in quartam hebdomadem progredietur. Qui autem<text:line-break/>morbi ad decimumquartum crudi omnino sunt et tardius<text:line-break/>quodammodo moventur, non citius quadragefimo judicantur.<text:line-break/>Post quadragesimum vero judicia dissolvi, et lentis conco-<text:line-break/>ctionibus magis quam Punitis mutationibus morbos solvi,<text:line-break/>et nobis quidem prius dictum est et aliis omnibus quibus artis<text:line-break/>opera curae sunt sic videtur, ut etiam Ambigens Accidunt<text:line-break/>quidem aliquando in sus quoque praecipites mutationes,<text:line-break/>quemadmodum in aegris ab Hippocrate descriptis invenias,<text:line-break/>praesagiendi autem ipfarum methodus haec est. In summa</text:p>
      <text:p text:style-name="P3">enim signorum vires cognoscere oportet, sicut Hippocrates<text:line-break/>etiam praecepit, si quis praesagiendi peritus exacte futurus<text:line-break/>est. Plerique medici qni hujusmodi speculationem audent<text:line-break/>attingere , ad signorum numerum , non potestates respiciunt.<text:line-break/>Sed liaec et in opere de crisi tractantur. Tempus autem fue-<text:line-break/>rit discordiae sermonem aggredi ef experientia ac ratione<text:line-break/>eum explorare, has siquidem alibi etiam ostendimus om-<text:line-break/>alum quae in medicina disquiruntur esse j adices.</text:p>
      <text:h text:style-name="P14" text:outline-level="1"><text:bookmark-start text:name="bookmark2"/><text:span text:style-name="Default_20_Paragraph_20_Font">GALENI DE DIEBVS DECRE</text:span><text:span text:style-name="Default_20_Paragraph_20_Font"><text:span text:style-name="T7">R</text:span></text:span><text:span text:style-name="Default_20_Paragraph_20_Font">ORIIS<text:line-break/>LIBER II</text:span><text:bookmark-end text:name="bookmark2"/></text:h>
      <text:h text:style-name="Heading_20_2" text:outline-level="2">Cap. I. </text:h>
      <text:p text:style-name="P19">Quantum Iane ex diebus decretoriis medi-<text:line-break/>cuiae operibus utilitatis adveniat superiori commentario<text:line-break/>univerfum ostendimus ; cm autum non omnes eodem modo<text:line-break/>de omnibus scripseri<text:span text:style-name="Default_20_Paragraph_20_Font"><text:span text:style-name="T3">n</text:span></text:span>t, dictum est hoc quoque antea, at<text:line-break/>quo pacto nounulli ipsorum erraverint, alii recle senserint,<text:line-break/>no<text:span text:style-name="Default_20_Paragraph_20_Font"><text:span text:style-name="T3">n</text:span></text:span>dum exposuimus. Hoc itaque primum nunc repetendum,<text:line-break/>deinde causa explicanda erit, ob. quam neque omnium die-<text:line-break/>rum <text:span text:style-name="Default_20_Paragraph_20_Font"><text:span text:style-name="T3">n</text:span></text:span>umerus est decretorius , neque decernere <text:span text:style-name="Default_20_Paragraph_20_Font"><text:span text:style-name="T3">n</text:span></text:span>ati eandem<text:line-break/>habent omnes pote<text:span text:style-name="Default_20_Paragraph_20_Font"><text:span text:style-name="T3">n</text:span></text:span>tiam. Porro quum universae medicae</text:p>
      <text:p text:style-name="P3">artis speculationes aliae experientia, alme ratione, aliae<text:line-break/>utroque inveniantur probeuturque ; conabimur hic quo-<text:line-break/>que ambobus iusirumentis erratum deprehendere, recte<text:line-break/>scriptum laudare approbareque. At quoniam mentiri forte<text:line-break/>cuipiam videar, si ex aegris a me ob<text:span text:style-name="Default_20_Paragraph_20_Font"><text:span text:style-name="T3">s</text:span></text:span>ervatis praedictos dies<text:line-break/>ab experientia .commendari tibi persuadere coner, satius esse<text:line-break/>duco illos quos Hippocrates, vir ut caeteris fide dignior,<text:line-break/>ita omnium consensu decernendi peritissimus , animadvertit,<text:line-break/>fermoni apponere, et primum quidem confusionem ac in-<text:line-break/>definitum experimento, cujus et ante memini, ad definita<text:line-break/>reducam. . .</text:p>
      <text:h text:style-name="Heading_20_2" text:outline-level="2">Cap. II. </text:h>
      <text:p text:style-name="P19">Dictum est in ipsis primum unum certe,<text:line-break/>dierum puta decretoriorum inquisitionem in omnibus dein-<text:line-break/>ceps aegrotis fieri non esse necessarium, illos tantum nume—<text:line-break/>nandos probandosque in quibus nec ipfe medicus nec aeger<text:line-break/>quid peccaverit, imo nec assistentes., aut etiam extrinsecus<text:line-break/>ossensit quaepiam obvenerit, deinde m<text:span text:style-name="Default_20_Paragraph_20_Font"><text:span text:style-name="T3">o</text:span></text:span>rborum initia non<text:line-break/>ratione quapiam , fed ex ipfa evidentia capienda, quum pri-</text:p>
      <text:p text:style-name="P3">tuum aeger ipse manifesto sensit morbum sic eum invaden-<text:line-break/>tem ut- praesentem quempiam medicum de hoc consulere^<text:line-break/>desiderarit; tertium quum in plures se ordine consequentes<text:line-break/>dies crisis partita fit, cujus propria dicatur, posse digno-<text:line-break/>scere. Nisi enim quispiam his definitis experimento. deero-,<text:line-break/>torios dies disquifiverit, vehementer errabit, et quidem in<text:line-break/>experientia ipsis judicium tale est, ratione vero quemadmo-<text:line-break/>dum judicari experientiam convenit, post haec enarrabo.<text:line-break/>Physicum esse convenit qui haec judicet, et persuasum hahere;<text:line-break/>naturam prorsus sufficere et summa quadam providentia cor-<text:line-break/>pori nostro prospicere, item propriis etiam motibus ordi-<text:line-break/>natis, fi quid aliud, et ipsam uti. Horum quaedam ex libris<text:line-break/>de partium usu ratiorinari licet, ostensum enim est ibidem<text:line-break/>summum naturae in animali fingendo artificium, quaedam in<text:line-break/>c<text:span text:style-name="Default_20_Paragraph_20_Font"><text:span text:style-name="T3">o</text:span></text:span>nceptuum incremento, perfectione et partu. Nam cujus-<text:line-break/>que animantis conceptui suum generis statutum tempus ex-<text:line-break/>acte servatur, natura videlicet ordinatos motus semper ha-</text:p>
      <text:p text:style-name="P3">bepte. Sic enim post partum unumquodque animans lucrer<text:line-break/>fcit, absolvitur et declinat praefinitis temporibus. Jam<text:line-break/>vero qui libros de naturalibus facultatibus perlegerit, item<text:line-break/>alios universos, quos particulatim de singusis naturali-<text:line-break/>hus actionibus conscripsimus, persuasum, opinor, liabe-<text:line-break/>bit, quantum providentiae simul et ordluationis na-<text:line-break/>turae motus habeant. Si jam haec crediderit, miretm-<text:line-break/>que artificium pariter et ordinem naturae, recordatus iterum<text:line-break/>quantum ipsa superetur providentia et ordine a caelestibus,<text:line-break/>inordinationem quandam, puto, substantiae nostrae motui<text:line-break/>con<text:span text:style-name="Default_20_Paragraph_20_Font"><text:span text:style-name="T3">n</text:span></text:span>atam tribuet. Atque pulchrum omne quod lue pul-<text:line-break/>chrmn sit, atque etiam ordinatum et artificiosum, ex super-<text:line-break/>uis innasci dicet, inordinatum et erraticum ex materia, quae<text:line-break/>hic versatur, provenire. Atque haec primus omnium quo-<text:line-break/>rum memoria ad nos pervenit Graecorum Hippocrates ere-<text:line-break/>didrt, post eum philosophorum praecipui. At nisi sermo<text:line-break/>in longum proveheretur, demonstrationes forsan, quas di-</text:p>
      <text:p text:style-name="P3">eunt, ad fi<text:span text:style-name="Default_20_Paragraph_20_Font"><text:span text:style-name="T3">n</text:span></text:span>em praedictorum d<text:span text:style-name="Default_20_Paragraph_20_Font"><text:span text:style-name="T3">o</text:span></text:span>gmatum adduxissem. Ve-<text:line-break/>rum haec praesenti se<text:span text:style-name="Default_20_Paragraph_20_Font"><text:span text:style-name="T3">r</text:span></text:span>moni sufficiunt. Expedit igitur me-<text:line-break/>dicum, qui Hippocratis a<text:span text:style-name="Default_20_Paragraph_20_Font"><text:span text:style-name="T3">r</text:span></text:span>te dignus luturus est, fi quid aliud,<text:line-break/>hoc certe periuufum habere, experientiam judicare, natu-<text:line-break/>ratu rem quandam esse ordinatam , et quum materiam fupe-<text:line-break/>raverit, proporti<text:span text:style-name="Default_20_Paragraph_20_Font"><text:span text:style-name="T3">on</text:span></text:span>ibus quibusdam definitis et periodis or-<text:line-break/>dinatis moti<text:span text:style-name="Default_20_Paragraph_20_Font"><text:span text:style-name="T3">o</text:span></text:span>nes ipfius fieri. At quae praeter rationem in-<text:line-break/>cidu<text:span text:style-name="Default_20_Paragraph_20_Font"><text:span text:style-name="T3">n</text:span></text:span>t aliquando ordinemque confundunt, tunc ipsi obve-<text:line-break/>niunt, quum non plane materiam vicerit, fied impeditur pro-<text:line-break/>hibeturque sitis proportionibus moveri. Hoc e<text:span text:style-name="Default_20_Paragraph_20_Font"><text:span text:style-name="T3">n</text:span></text:span>im si tibi .<text:line-break/>persuaseris ac dein experientia perdidiceris septimo die cri-<text:line-break/>sim esse tutam simul et perfectam, sine periculo, cum bonis<text:line-break/>signis et erebrarn, ad haec ei quae decimoquarto eve<text:span text:style-name="Default_20_Paragraph_20_Font"><text:span text:style-name="T3">n</text:span></text:span>it, assi-<text:line-break/>milem, insuper quartum diem feptimi esse indicem, undeci-<text:line-break/>mum vero decimiquarti, subibit statim de septimo confide-<text:line-break/>rere quippiam. Ubi enim prima hebdomade hilariam di-<text:line-break/>vlsa quartus sectionem recipiens, qualis finis futurus erit,</text:p>
      <text:p text:style-name="P3">praenunciat, et secunda fimiliter, quomodo n<text:span text:style-name="Default_20_Paragraph_20_Font"><text:span text:style-name="T3">o</text:span></text:span>n quis intelli-<text:line-break/>get septimanam quamque. perfectam quandam. esse periodum,<text:line-break/>quum .medium ab utroque extremo ex aequo distet et pro-<text:line-break/>pterea quoque ad ambo coniunctionem similem obtineat?<text:line-break/>Nam quartus morbos, qui primo die non cessarunt, solvere<text:line-break/>conatur; undecimus rursum quos scptimus non discussit.<text:line-break/>Qu<text:span text:style-name="Default_20_Paragraph_20_Font"><text:span text:style-name="T3">o</text:span></text:span>d li morbus major fit quam ut quarto die crifim acri-<text:line-break/>piat, dies quidem quartus praeparat, finem vero imponit<text:line-break/>septimus. Pari modo qui septim<text:span text:style-name="Default_20_Paragraph_20_Font"><text:span text:style-name="T3">o</text:span></text:span> n<text:span text:style-name="Default_20_Paragraph_20_Font"><text:span text:style-name="T3">o</text:span></text:span>n desierunt;: undeci-<text:line-break/>mus dies solvere molitur, .atque sic vel ipse decernit, ver<text:line-break/>ipsi decimoquart<text:span text:style-name="Default_20_Paragraph_20_Font"><text:span text:style-name="T3">o</text:span></text:span> praeparet. -Eg<text:span text:style-name="Default_20_Paragraph_20_Font"><text:span text:style-name="T3">o</text:span></text:span> quidem lud in specula-<text:line-break/>tione sisto. Numeri vero an ipsi agere nati sint; an .ordi-.<text:line-break/>iiatos motus sequantur non agentesipfi , verum. substantias<text:line-break/>quae in temporis quodam. spaci<text:span text:style-name="Default_20_Paragraph_20_Font"><text:span text:style-name="T3">o</text:span></text:span> agunt comitantes, philosc- t<text:line-break/>phis considerandum relinquo: Quum erg<text:span text:style-name="Default_20_Paragraph_20_Font"><text:span text:style-name="T3">o</text:span></text:span> id quis ceperit;<text:line-break/>quod utrisque communiter in consessio est, videlicet caelestes<text:line-break/>substantias semper suis motus proportionibus usas apparere;</text:p>
      <text:p text:style-name="P3">jam vero et m terrenis animantibus; quando. exacta fruuntur<text:line-break/>valetudine , aliud aliam impraegnationis, partus,. incrementi,<text:line-break/>perfectionis. rigoris., inclinationis et dissolutionis numeri<text:line-break/>proportionem possidere , crediderit nimirum et decretorio^<text:line-break/>dies numerum quendam ordinatum habere, interdum<text:line-break/>hunc in morbis ex dispositionibus naturae contra-<text:line-break/>riis confundi. Num fi, ut ante dixi, ad experientiam de-<text:line-break/>venerit, septimanas nimis quam potentes. inveniet, proxime<text:line-break/>his quaternarios, inspiciet autem dies intercalarios, tertium<text:line-break/>puta quintum , sextum , nonum, qua ratione fiat <text:span text:style-name="Default_20_Paragraph_20_Font"><text:span text:style-name="T5">ut.de-<text:line-break/></text:span></text:span>cernere possint. .Ad haec magis inquiret investigabitqu.e<text:line-break/>diem: septimumdecimum , decimumoctavum ., vigefimum, vi-<text:line-break/>gefimumprimum , omnisque deinceps sus respondentes. Si<text:line-break/>etenim in vigesimum diem tres septimanae finiunt, ut Hip-<text:line-break/>pocrates arbitratur, oportet certe decimum septimum vige-<text:line-break/>fimi esse ludicem, excidere autem e primo dierum decreto-<text:line-break/>alorum ordine dechuumoctavum et vigesimumprimum.<text:line-break/>Porro si lutegrae hebdomades connumerandae sunt, decimus-</text:p>
      <text:p text:style-name="P3">octavus vigefimiprimr index erit, rationem Vero nullam<text:line-break/>decretoriam habebunt decimusseptimus et vigesimus dies.</text:p>
      <text:h text:style-name="Heading_20_2" text:outline-level="2">Cap. III. </text:h>
      <text:p text:style-name="P19">Primum itaque quo modo experientia<text:line-break/>hos c<text:span text:style-name="Default_20_Paragraph_20_Font"><text:span text:style-name="T3">o</text:span></text:span>mmendet; percenseamus, deinde sic ad rationem ve-<text:line-break/>niamus. Caeterum experientiae mentionem ab Hippocrati^<text:line-break/>sententia <text:span text:style-name="Default_20_Paragraph_20_Font"><text:span text:style-name="T3">t</text:span></text:span>umemus , auspicati a primo libro de morbis vul-<text:line-break/>garibus. Scripsit itaque de morbis, qui ex secunda aeris<text:line-break/>mutatio<text:span text:style-name="Default_20_Paragraph_20_Font"><text:span text:style-name="T3">n</text:span></text:span>e provenerunt, hu<text:span text:style-name="Default_20_Paragraph_20_Font"><text:span text:style-name="T3">n</text:span></text:span>c lu modum: <text:span text:style-name="Default_20_Paragraph_20_Font"><text:span text:style-name="T3">Pebre ardentes<text:line-break/>paucissimae ortae sunt, minimeque his obnoxii laborarunt;<text:line-break/>neque enim sanguinis prostuvium , nisi ex</text:span></text:span>i<text:span text:style-name="Default_20_Paragraph_20_Font"><text:span text:style-name="T3">gt</text:span></text:span>i<text:span text:style-name="Default_20_Paragraph_20_Font"><text:span text:style-name="T3">u</text:span></text:span>i<text:span text:style-name="Default_20_Paragraph_20_Font"><text:span text:style-name="T3">h adeo, id--<text:line-break/>que paucis accidit , neque deliria , reliqua</text:span></text:span> o<text:span text:style-name="Default_20_Paragraph_20_Font"><text:span text:style-name="T3">mnia facile<text:line-break/>tulerant. </text:span></text:span>Crifis convenienti admodum ordine plurimis luis<text:line-break/>contingit decimoseptimo die cum remittentibus. Dein ad<text:line-break/>finem tertiae constitutionis exquisitius adhuc de iis qui<text:line-break/>decimoseptimo die sudi cati stant ita pronunciat: <text:span text:style-name="Default_20_Paragraph_20_Font"><text:span text:style-name="T3">Quae circa<text:line-break/>judicia unde cognoscimu</text:span></text:span>s, <text:span text:style-name="Default_20_Paragraph_20_Font"><text:span text:style-name="T3">similia aut dissimilia sunt.<text:line-break/>Qu</text:span></text:span>i<text:span text:style-name="Default_20_Paragraph_20_Font"><text:span text:style-name="T3">ppe scatre</text:span></text:span>s <text:span text:style-name="Default_20_Paragraph_20_Font"><text:span text:style-name="T3">duo Jsi</text:span></text:span>i<text:span text:style-name="Default_20_Paragraph_20_Font"><text:span text:style-name="T3">geni</text:span></text:span>s <text:span text:style-name="Default_20_Paragraph_20_Font"><text:span text:style-name="T3">eadem simul hora febricitat^<text:line-break/>inceperant, dectibuerunt juxta theatrum. Natu maioris</text:span></text:span></text:p>
      <text:p text:style-name="P3"><text:span text:style-name="Default_20_Paragraph_20_Font"><text:span text:style-name="T3">morbus^ sexto , fautoris septimo die judicatus est, eadem<text:line-break/>utrisque hora simul reversus este Remestt dies quinque,<text:line-break/>atque ex recidiva utrique morbus decimofeptimo simul om-<text:line-break/>nino judicatus est. </text:span></text:span>At hoc nondum fidei satis forsan habet,<text:line-break/>quo decimumseptimum diem ordini decretorio numerendum<text:line-break/>esse credamus , quod duos iudicaverit. Adhibeamus igitur<text:line-break/>animum iis quae deinceps dicuntur: <text:span text:style-name="Default_20_Paragraph_20_Font"><text:span text:style-name="T3">Plurimis quinto die<text:line-break/>judicium de morbo evenit. Septimo interm</text:span></text:span>i<text:span text:style-name="Default_20_Paragraph_20_Font"><text:span text:style-name="T3">sit. A reci-<text:line-break/>diva quinto die c</text:span></text:span>r<text:span text:style-name="Default_20_Paragraph_20_Font"><text:span text:style-name="T3">isis sabsequuta est. </text:span></text:span>Hoc jam memo-<text:line-break/>ratu dignum est, si et in secunda aeris constitutione <text:span text:style-name="Default_20_Paragraph_20_Font"><text:span text:style-name="T3">s</text:span></text:span>eptimo-<text:line-break/>decimo novit permultos ad judicium pervenisse. Item in<text:line-break/>tertia non solum fratres duos, verum etiam alios complures<text:line-break/><text:span text:style-name="Default_20_Paragraph_20_Font"><text:span text:style-name="T3">s</text:span></text:span>exto die crisim <text:span text:style-name="Default_20_Paragraph_20_Font"><text:span text:style-name="T3">s</text:span></text:span>ustinuisse primum ait, deinde febrem eis<text:line-break/>sex diebus remisisse postea; crisim accessisse die quinto, hoc<text:line-break/>est decimofeptimo a morbi exordio Sed his subiungit:<text:line-break/><text:span text:style-name="Default_20_Paragraph_20_Font"><text:span text:style-name="T3">Quibus septimo die cr</text:span></text:span>i<text:span text:style-name="Default_20_Paragraph_20_Font"><text:span text:style-name="T3">sis advenit, septem quoque diebus re-<text:line-break/>missiones habuerunt, post recidivam tertio judicati saul,<text:line-break/>hoc est hi quoque in univensitm decimofeptimo. </text:span></text:span>Post haec<text:line-break/>rursus: <text:span text:style-name="Default_20_Paragraph_20_Font"><text:span text:style-name="T3">Quibus judicium quinto die obvenit et febris se-<text:line-break/>ptem diebus rem</text:span></text:span>i<text:span text:style-name="Default_20_Paragraph_20_Font"><text:span text:style-name="T3">sit, deinde reversa triduum eos exercuit,</text:span></text:span></text:p>
      <text:p text:style-name="P3"><text:span text:style-name="Default_20_Paragraph_20_Font"><text:span text:style-name="T3">rursus die uno remtstt, altero rediit, ethts decimoseptimo die<text:line-break/>de morbo judicium cont</text:span></text:span>i<text:span text:style-name="Default_20_Paragraph_20_Font"><text:span text:style-name="T3">git.</text:span></text:span> Quinetiam alios quosdam sexto<text:line-break/>die cIisim passos <text:span text:style-name="Default_20_Paragraph_20_Font"><text:span text:style-name="T3">s</text:span></text:span>cribit, <text:span text:style-name="Default_20_Paragraph_20_Font"><text:span text:style-name="T3">s</text:span></text:span>ex item diebus morbum remisisse,<text:line-break/>dein rever<text:span text:style-name="Default_20_Paragraph_20_Font"><text:span text:style-name="T3">s</text:span></text:span>um tribus diebus occupasse, postea remisisse rur-<text:line-break/>fus die uno, altero ipsius recidivam accidisse, id est declino-<text:line-break/>septimo, in quo judicium factum fuit. Verum alios quos-<text:line-break/>dam <text:span text:style-name="Default_20_Paragraph_20_Font"><text:span text:style-name="T3">s</text:span></text:span>exto die iudicatos esse commemorat, <text:span text:style-name="Default_20_Paragraph_20_Font"><text:span text:style-name="T3">s</text:span></text:span>eptem diebus<text:line-break/>morbum cessasse, post haec repetii fle, et quarto die, hoc est<text:line-break/>in summa decimo<text:span text:style-name="Default_20_Paragraph_20_Font"><text:span text:style-name="T3">s</text:span></text:span>eptimo , crisi fuisse discussum. Caeterum<text:line-break/>non contentus toto hoc <text:span text:style-name="Default_20_Paragraph_20_Font"><text:span text:style-name="T3">s</text:span></text:span>ermone Hippocrates, etsi eo ipso<text:line-break/>posset magnopere ostendere decimifeptimi diei vim in jndi-<text:line-break/>cando validam, intulit: <text:span text:style-name="Default_20_Paragraph_20_Font"><text:span text:style-name="T3">Nulli aegroto hac ratione recidi-<text:line-break/>vam esse factam cognovi.</text:span></text:span> Quare non folum frequenter de-<text:line-break/>Cernere decimusfeptimus , fed etiam firmiter idoneus est.<text:line-break/>Non igitur est ex decretoriis coincidentibus , <text:span text:style-name="Default_20_Paragraph_20_Font"><text:span text:style-name="T3">s</text:span></text:span>ed validis et<text:line-break/>primis. Atqui si ex istis est, proportionem quandam ad de-<text:line-break/>cimumquartum <text:span text:style-name="Default_20_Paragraph_20_Font"><text:span text:style-name="T3">s</text:span></text:span>ervare rationi est consentaneum. S<text:span text:style-name="Default_20_Paragraph_20_Font"><text:span text:style-name="T3">i</text:span></text:span> ita-<text:line-break/>que conjunctum quaternarium cogitaveris et conservatum,<text:line-break/>ut in decimoquarto incipiat, in decimumseptimum desinat</text:p>
      <text:p text:style-name="P2">habuerimus sic conservatam perioduni. Si porro disjunxe^<text:line-break/>rimus, ut decimusquartus secundae hebdomadis finis sit, in-<text:line-break/>cipiat autem a decimoquinto tertia, non ad decimumsepti-<text:line-break/>mum fic, verum ad decimumoctavum primus tertiae heb-<text:line-break/>domadis quaternarius perveniet; Atqui fi hoc verum est,<text:line-break/>tertia septimana in vigefimumprimum necessario finiet,<text:line-break/>quemadmodum , fi etiam decimum septimum statuerimus<text:line-break/>primi in te<text:span text:style-name="Default_20_Paragraph_20_Font"><text:span text:style-name="T3">r</text:span></text:span>tia septimana quaternarii finem esse, ad vigefimum<text:line-break/>diem hujus septimanae finis producetur. Meritu igitur Hip-<text:line-break/>pocrates putavit, sicut decimumseptimum experientia inye-<text:line-break/>stigavit, ita et vigesimum experientia explorandum. Quum<text:line-break/>. enim decretorius inventus sit, maximum decimrseptimi diei<text:line-break/>testimonium erit , ubi ex deeretoriorum dierum numero de-<text:line-break/>ciderit,; vel plane a vigefimoprimo superetur; quaestionem<text:line-break/>non exiguam movebit. Rationi siquidem minime consonum<text:line-break/>esse videtur xvii quidem <text:span text:style-name="Default_20_Paragraph_20_Font"><text:span text:style-name="T3">t</text:span></text:span>ortionem decimooctavo , vigesi-<text:line-break/>mum ve<text:span text:style-name="Default_20_Paragraph_20_Font"><text:span text:style-name="T3">r</text:span></text:span>o imbecilliorem vigefimoprimo esse. Quapropter</text:p>
      <text:p text:style-name="P3">post illa quae de xvii in primo libro epidemiam scripsit, de<text:line-break/>xx hunc in modum ait: <text:span text:style-name="Default_20_Paragraph_20_Font"><text:span text:style-name="T3">Quibusparotides ortae sunt xx die,<text:line-break/>crestm habuerunt. Extinctae autem sunt omnibus ac in<text:line-break/>pus vetsae non sant, verum ad veficam declinaverunt. </text:span></text:span>At-<text:line-break/>que de hoc satis. Herum deinde ait: <text:span text:style-name="Default_20_Paragraph_20_Font"><text:span text:style-name="T3">Quibusdam septimus<text:line-break/>dies judicium attulit, novem diebus remissiones suerunt,<text:line-break/>post recidivam quarto die crests advenit, in unive</text:span></text:span>r<text:span text:style-name="Default_20_Paragraph_20_Font"><text:span text:style-name="T3">sam vi-<text:line-break/>delicet xx. </text:span></text:span>Ad hos deinceps addit nonnullos, <text:span text:style-name="Default_20_Paragraph_20_Font"><text:span text:style-name="T3">quibus vii<text:line-break/>die orest</text:span></text:span>a <text:span text:style-name="Default_20_Paragraph_20_Font"><text:span text:style-name="T3">apparuit, sex diebus remissiones, mox recidiva,<text:line-break/>deinde septimo judicium, summatim xx. </text:span></text:span>Postea paululum<text:line-break/>progressus: <text:span text:style-name="Default_20_Paragraph_20_Font"><text:span text:style-name="T3">Sunt</text:span></text:span>, ait, <text:span text:style-name="Default_20_Paragraph_20_Font"><text:span text:style-name="T3">qui xi die crison absolute xx.</text:span></text:span> His<text:line-break/>deinde subnectit: <text:span text:style-name="Default_20_Paragraph_20_Font"><text:span text:style-name="T3">Sivero</text:span></text:span>, inquit, <text:span text:style-name="Default_20_Paragraph_20_Font"><text:span text:style-name="T3">nonnulli super</text:span></text:span>n<text:span text:style-name="Default_20_Paragraph_20_Font"><text:span text:style-name="T3">gue-<text:line-break/>runt circa vigestmum, his judicium quadragesimo con-<text:line-break/>tin</text:span></text:span>n<text:span text:style-name="Default_20_Paragraph_20_Font"><text:span text:style-name="T3">it.</text:span></text:span></text:p>
      <text:h text:style-name="Heading_20_2" text:outline-level="2">Cap. IV. </text:h>
      <text:p text:style-name="P19">Vides hic, arbitror, rursus viri diligentiam.<text:line-break/>Novit enim quod si quis validis decretoriis, hoc est qui in<text:line-break/>quaternariis et septimanis augentur, xvii adscribat, cogetur<text:line-break/>statim xx et quadragesimum attribuere, quemadmodum et</text:p>
      <text:p text:style-name="P2">xxiv et xxxi, si vigesimum apponat, statim nimirum cogetur<text:line-break/>et xiv, xvii et x t. adiicere, quinetiam xr. fiquis valide judi-<text:line-break/>cautibus attribuat, liquet etiam xvii et xx esse annumeran-<text:line-break/>dum.- Etenim usque ad xiv nulla de diebus est inter medi-<text:line-break/>cos dissenfio, verum sequentium hos ordo t<text:span text:style-name="Default_20_Paragraph_20_Font"><text:span text:style-name="T3">o</text:span></text:span>tus ab illis<text:line-break/>con<text:span text:style-name="Default_20_Paragraph_20_Font"><text:span text:style-name="T3">t</text:span></text:span>unditur, quia nonnulli non adeo experientiae mentem,<text:line-break/>sed rationi soli adhibent, quo factum est ut integras hebdo-<text:line-break/>madas putent esse complicandas. Postea quum sic xxj forti-<text:line-break/>bus decret<text:span text:style-name="Default_20_Paragraph_20_Font"><text:span text:style-name="T3">o</text:span></text:span>riis adjungant, necesse est idee, xviri quoque et<text:line-break/>xt.ii eos adscribere, hunc quidem ut septimanas sex fom-<text:line-break/>plentem, illum ut xxi indicem. P<text:span text:style-name="Default_20_Paragraph_20_Font"><text:span text:style-name="T3">o</text:span></text:span>rr<text:span text:style-name="Default_20_Paragraph_20_Font"><text:span text:style-name="T3">o</text:span></text:span> hac ratione decre-<text:line-break/>toriorum dierum exploratio magnam operam non destiterat.<text:line-break/>- Si namque totus dierum a xvii ordo validior appareat, bi-<text:line-break/>fariam singuli dies fidem habebunt, ex pr<text:span text:style-name="Default_20_Paragraph_20_Font"><text:span text:style-name="T3">o</text:span></text:span>priis experimen-<text:line-break/>fis et aliorum testimonio. At si rursus a xviri numerus fre-<text:line-break/>quente<text:span text:style-name="Default_20_Paragraph_20_Font"><text:span text:style-name="T3">r</text:span></text:span> decernere inveniatur et perfecte et firmiter,<text:line-break/>tum qui septimumdecimum sequitur, imbecillior appa-</text:p>
      <text:p text:style-name="P3">rebit. Quod quum intellexisset Hippocrates, omnes omni-<text:line-break/>bus contulit, decimumseptimum , hinc enim discordiae ini-<text:line-break/>tium inter medicos subortum est, decimooctavo., vigesimo^<text:line-break/>vigesimumprimum, pari modo vigesimum quartum vigesimo-<text:line-break/>quinto , rursus vigesimumseptimum vigefimooctavo et trige-<text:line-break/>simumprimum trigefimosecundo , trigefimumquartum tiigesi-<text:line-break/>moquinto , quadragesimum - quadragefimosecundo. Quem<text:line-break/>vero ordinem experientia probet , in epidemiis indicarit, ut<text:line-break/>qui tum haec ipsa scripscrit quae paul<text:span text:style-name="Default_20_Paragraph_20_Font"><text:span text:style-name="T3">o</text:span></text:span> .ante citavi, tum<text:line-break/>vero praeter haec in tertia quidem constitutione hoc fere<text:line-break/>modo : <text:span text:style-name="Default_20_Paragraph_20_Font"><text:span text:style-name="T3">His sc</text:span></text:span>e<text:span text:style-name="Default_20_Paragraph_20_Font"><text:span text:style-name="T3">quenter. undecim</text:span></text:span>o <text:span text:style-name="Default_20_Paragraph_20_Font"><text:span text:style-name="T3">die crisis adventi , sc</text:span></text:span>i<text:span text:style-name="Default_20_Paragraph_20_Font"><text:span text:style-name="T3">nt<text:line-break/>suibus vigesim</text:span></text:span>o <text:span text:style-name="Default_20_Paragraph_20_Font"><text:span text:style-name="T3">c</text:span></text:span>o<text:span text:style-name="Default_20_Paragraph_20_Font"><text:span text:style-name="T3">ntigit. </text:span></text:span>Dein aegris nominatim citatis,<text:line-break/>Herophontem ordine tertium post tres aeris status scriptum,<text:line-break/>decimo die judicium accepisse ait. Quartum Philini uxorem<text:line-break/>vigesimo die mortem oppetiisse. Post hanc Epicratis uxoris<text:line-break/>meminit, de qua ad finem totius historiae haec verba appo-<text:line-break/>nit. .Quadragesimo bilem modicam vomuit, octogesim<text:span text:style-name="Default_20_Paragraph_20_Font"><text:span text:style-name="T3">a</text:span></text:span> die<text:line-break/>perfecte judicata est et febre liberata. Sextum ordine Cleo-</text:p>
      <text:p text:style-name="P3">nactidem: recenset, et de ipso sub. finem feror enisa ta fcrihiu<text:line-break/>Octogefimo rigore in<text:span text:style-name="Default_20_Paragraph_20_Font"><text:span text:style-name="T3">t</text:span></text:span>estatus est, fabris acuta eum preheu-<text:line-break/>dit, sudor multus subsequutus, in urinis rubrum et laeve<text:line-break/>scdimentum, perfecte judicatns est. Decimus aeger est Cla-<text:line-break/>somenius, quem et ipsum quadragesimo die liberatum per<text:line-break/>crisim esse scribit. Atqui dies quadragesimus. ex ordine de-<text:line-break/>cimifeptimi est, quemadmodum octogesimus, - conveniebat<text:line-break/>autem quadragefimumfecundum esse decretorium. Quod si<text:line-break/>dierum computatio fecundum septimanas integras fieret, non<text:line-break/>quadragesimus, verum quadragefimussccund.us . dies decre-<text:line-break/>totius inveniendus erat, sic non. octogesimus , sed octogesi-<text:line-break/>musquartus. Quare decimifeptinri diei ordinem alter<text:span text:style-name="Default_20_Paragraph_20_Font"><text:span text:style-name="T3">o<text:line-break/></text:span></text:span>longe f<text:span text:style-name="Default_20_Paragraph_20_Font"><text:span text:style-name="T3">o</text:span></text:span>rti<text:span text:style-name="Default_20_Paragraph_20_Font"><text:span text:style-name="T3">o</text:span></text:span>rem esse nemo ignorat, non solum quod multos<text:line-break/>in eo crifim accepisse recenset Hippocrates, sed qu<text:span text:style-name="Default_20_Paragraph_20_Font"><text:span text:style-name="T3">o</text:span></text:span>d nec de-<text:line-break/>cimioctavi, .nec vigefitniprimi , nec vigefi<text:span text:style-name="Default_20_Paragraph_20_Font"><text:span text:style-name="T3">t</text:span></text:span>niquinti,. nec vi-<text:line-break/>gesimicctavi, imo nec trigefimifecuudi ;nec trigefimiquiuti,<text:line-break/>nec quadragefimisccundi, nec sexagesimi tertii, nec octoge-<text:line-break/>simiquarti meminit Nam in tot aegrorum catalogo , qu<text:span text:style-name="Default_20_Paragraph_20_Font"><text:span text:style-name="T3">o</text:span></text:span>s<text:line-break/>partim n<text:span text:style-name="Default_20_Paragraph_20_Font"><text:span text:style-name="T3">o</text:span></text:span>minibus pr<text:span text:style-name="Default_20_Paragraph_20_Font"><text:span text:style-name="T3">o</text:span></text:span>priis. adduxit , partim fnmma quadam</text:p>
      <text:p text:style-name="P3">comprehendit, in un<text:span text:style-name="Default_20_Paragraph_20_Font"><text:span text:style-name="T3">o</text:span></text:span> quoque aeris statu, nullum ex com-<text:line-break/>memoratis diebus decretorium esse inventum , alterius ordi-<text:line-break/>nis evidentem excellentiam indicat. Quum enim ex hoc<text:line-break/>ordine multi <text:span text:style-name="Default_20_Paragraph_20_Font"><text:span text:style-name="T3">t</text:span></text:span>aepe perfecte , firmiter, bene et recte inveni-<text:line-break/>antur judicasse, ex altero ne unus quidem in nuo primo epi-<text:line-break/>demiam libro, qui tuto decreverit, nedum perfecte ,. vel fa-<text:line-break/>lubriter, ut non occidat, insignem alterius eminentiam esse<text:line-break/>putabimus; An igitur in primo sic, in tertio aliter scriptum<text:line-break/>reliquit? Certe et illic aegrotos quidem in constitutione<text:line-break/>enarrat<text:span text:style-name="Default_20_Paragraph_20_Font"><text:span text:style-name="T3">a</text:span></text:span>s una fumma complectens, dixit omnes fere, qui<text:line-break/>superstites fuere, octogesimo judicatos,. ex pa<text:span text:style-name="Default_20_Paragraph_20_Font"><text:span text:style-name="T3">r</text:span></text:span>ticularibus au-<text:line-break/>tum, quorum nominatim meminit, aliquos quidem inqua-<text:line-break/>dragefimo- indicatos esse dicit et per Inveni nonnullos ipsis-<text:line-break/>rum haud ignobiliter, nec fine signis, ut tertium ab initio<text:line-break/>libri scriptum , in Dealcis horto decumbentem. Quid enim<text:line-break/>dicit?- Quadragesimo die pituotofa recrementa, alba et co-<text:line-break/>piofadejecit, largiter fudavit per tutum, absolute judicatus<text:line-break/>est. Quosdam ve<text:span text:style-name="Default_20_Paragraph_20_Font"><text:span text:style-name="T3">r</text:span></text:span>o qui i<text:span text:style-name="Default_20_Paragraph_20_Font"><text:span text:style-name="T3">n</text:span></text:span> longum nimis morbum incide-<text:line-break/>rani, similiter et ipsius ratione vigesimi .diei multiplicati eri-</text:p>
      <text:p text:style-name="P3">sim accepisse;. quemadmodum nonum aegrum ex aeris statu,<text:line-break/>Heropython,. centesimo et vigesimo die perfecte judicatum<text:line-break/>luisse refert Hippocrates. Sic aliquos vigesimoquarto die<text:line-break/>et vigefimoseptimo,. item trigefimoquartu, judicatos esse bene<text:line-break/>simul et tuto et per<text:span text:style-name="Default_20_Paragraph_20_Font"><text:span text:style-name="T3">t</text:span></text:span>ecta memoriae prodidit, in vigefimo-<text:line-break/>quarto sane decimum ex aeris fletu aegrotum, hoc fere modo<text:line-break/>scribet: s ; <text:span text:style-name="Default_20_Paragraph_20_Font"><text:span text:style-name="T3">Vogesimoquarto die ur</text:span></text:span>i<text:span text:style-name="Default_20_Paragraph_20_Font"><text:span text:style-name="T3">nam minxit copiosam , al-<text:line-break/>bam multum habentem scdimentum, sudore</text:span></text:span>s <text:span text:style-name="Default_20_Paragraph_20_Font"><text:span text:style-name="T3">calidi e</text:span></text:span> c<text:span text:style-name="Default_20_Paragraph_20_Font"><text:span text:style-name="T3">or-<text:line-break/>p</text:span></text:span>o<text:span text:style-name="Default_20_Paragraph_20_Font"><text:span text:style-name="T3">re toto manabant, sine seb</text:span></text:span>ia <text:span text:style-name="Default_20_Paragraph_20_Font"><text:span text:style-name="T3">fuit</text:span></text:span>. Vigesimo feptimo die<text:line-break/>puellam in Abderis, fed et nisam sudore largo prorsirs febre<text:line-break/>liberatam esse refert, .hanc autem post aeris constitutionem.<text:line-break/>aegrotasse septimam commemorat. Porro tiigesimoquarto<text:line-break/>-die.octavum ex aeris statu aegrum, Anaxionenr, sudore quo-<text:line-break/>que ipsum <text:span text:style-name="Default_20_Paragraph_20_Font"><text:span text:style-name="T3">t</text:span></text:span>ebre prorsus levatum fuisse percenset,. fidamque<text:line-break/>ei crifim obtigisse. Caeterum nullus hoc libro in altero quo-<text:line-break/>dam decretoriorum dierum ordine judicatus est, verum De-<text:line-break/>alcis uxorem in vigesimoprimo decessisse commemorat, neo<text:line-break/>ullum in aliquo die,. qui in decimioctayi secta continetur,</text:p>
      <text:p text:style-name="P3">superstitem mansisse. Dicitur itaque fecundo significatu, uti<text:line-break/>prius interpretati sumus , non solum superstes, verum mor-<text:line-break/>tuus etiam judicatus fuisse. Sed ut retuli, non modo in eis<text:line-break/>diebus nemo servatus est, fissi ne mortuus quidem, si Deal-<text:line-break/>cis uxorem excipias. In altero ordine complures servati, -<text:line-break/>quamvis nonnulli etiam alta defuncti, quemadmodum mu-<text:line-break/>lier quae Cynico lunam scemininam prolem peperit, deci-<text:line-break/>moseptimo die periit. Adolescens autem in Meliboea, om-<text:line-break/>nium postremus ah Hippocrate ritatus, vigefimoquarto in-<text:line-break/>teriit. sit llermocrates tertius a principio vigefimosc-<text:line-break/>ptimo die fatis concessit. Apollonius autem in Abderis de-<text:line-break/>cumbens decimustertius ab aeris constitutione aegrotus feri- -<text:line-break/>ptus , trigefimoquarto periit. Ut igitur septimo die et vige-<text:line-break/>simo complures interire vidit, quippe quum dies ii qui va-<text:line-break/>lidam virtutem- habent, non mosto servent, sed etiam in-<text:line-break/>teri man t interdum, sic unumquemque eorum quos recensui<text:line-break/>conspexit nunc servantem aliquos, nunc ocridentem. Jam<text:line-break/>vero secundum ab ambientis aeris statu aegrum octogesimo</text:p>
      <text:p text:style-name="P3">interiisse ait etprimum centesimo vigesimo, sicut, arbitror, et<text:line-break/>ultimum laborantem ante pestilentem constitutionem, deci-<text:line-break/>inoquarto die mortuum esse, tres ante ipsum, septimo die<text:line-break/>periisse. Quid opus est multis verbis ? nullum enim alium<text:line-break/>nec in primo, nec tertio epidemiam libro, vel superstitem,<text:line-break/>vel mortuum in ordine dierum, qui a decimooctavo nu<text:span text:style-name="Default_20_Paragraph_20_Font"><text:span text:style-name="T3">t</text:span></text:span>ne-<text:line-break/>rantur invenies , sed omnes qui intra scptimumdecimum ju-<text:line-break/>dicati struo, judicium habuere in diebus, qui communi <text:span text:style-name="Default_20_Paragraph_20_Font"><text:span text:style-name="T3">p</text:span></text:span>on-<text:line-break/>pensu decretorii habentur. Porro qui decimumscptimum.ex-<text:line-break/>cesserunt, illorum unus tantum t vigefimoprimo interiit.<text:line-break/>Proinde haec sufficiunt ad demonstrandum, Hippocralem<text:line-break/>non ratione quadam persuas<text:span text:style-name="Default_20_Paragraph_20_Font"><text:span text:style-name="T3">a</text:span></text:span>m ut decimumseptimum de-<text:line-break/>cretorium esse statueret, vigesimo autem primo efficaciam<text:line-break/>adimeret, sed usu et experientia doctum causam inquisivisse.<text:line-break/>sit quoniam secundus, quartus et sextus epidemiam liber vel<text:line-break/>ipsius Hippocratis est, vel ejus filii Tlressali, pauca etiam<text:line-break/>inde sumemus. Inveniemus siquidem et hic in secundo</text:p>
      <text:p text:style-name="P3">vigesimum et quadragesimum decretoriis esse ab illo positos,<text:line-break/>fed nec vigesimumprimum, nec alium quemuis ei respondens<text:line-break/>tem. lu quart<text:span text:style-name="Default_20_Paragraph_20_Font"><text:span text:style-name="T3">o</text:span></text:span> m<text:span text:style-name="Default_20_Paragraph_20_Font"><text:span text:style-name="T3">o</text:span></text:span>rb<text:span text:style-name="Default_20_Paragraph_20_Font"><text:span text:style-name="T3">o</text:span></text:span>rum ade<text:span text:style-name="Default_20_Paragraph_20_Font"><text:span text:style-name="T3">o</text:span></text:span> acuto<text:span text:style-name="Default_20_Paragraph_20_Font"><text:span text:style-name="T3">r</text:span></text:span>um mentionem fa-<text:line-break/>cit, ut raro videlicet ad vigesimum pervenerint, processie-<text:line-break/>rint autem femel alterius usque ad xigesimumquartum.<text:line-break/>Unde jam vigesimum et vigefimunrquartum judicasse de mor-<text:line-break/>bis licet intelligere, non tamen alterius ordinis quenquam.<text:line-break/>Quinetiam in <text:span text:style-name="Default_20_Paragraph_20_Font"><text:span text:style-name="T3">t</text:span></text:span>exto epidemiam paucos tum aegros tum aeris<text:line-break/>status commemo<text:span text:style-name="Default_20_Paragraph_20_Font"><text:span text:style-name="T3">r</text:span></text:span>at, neque hic quenquam in alterius sectae<text:line-break/>diebus judicafum esse novit Si jam et qrrinti limi menti-<text:line-break/>nisse convenit; cuiuscunque fuerit, hin etiam quinquaginta<text:line-break/>funt universi aegri, nullus autem ipsorum vel decimo-<text:line-break/>octavo, vel vigesimoprimo , vel ut summatim dicam, in<text:line-break/>alio quodam hujus generis die judicatus est. Quum igitur<text:line-break/>ipsa experientia decimum septimum et vigesimum diem, in-<text:line-break/>furer qui ipsis respondent, universos decretoriis apponat,<text:line-break/>nonnulli medici, qui -non adeo evidentibus animum adbi-<text:line-break/>bent, ad perfectae hebdomadis numerum tanquam ad faci-</text:p>
      <text:p text:style-name="P6">librent riam devenerunt. Deinde quum etiam judicatum<text:line-break/>aliquem in vigesimoprimo conspexerint, musto sane magis<text:line-break/>opinionem suam confirmarunt.</text:p>
      <text:h text:style-name="Heading_20_2" text:outline-level="2">Cap. V. </text:h>
      <text:p text:style-name="P19">Etenim ut discernas cujusnam diei pro-<text:line-break/>primn fit judicium , quum in plures partitum fuerit, dissui-<text:line-break/>ctione opus est, quemadmodum in superiore libro demon-<text:line-break/>stratum est. C<text:span text:style-name="Default_20_Paragraph_20_Font"><text:span text:style-name="T3">o</text:span></text:span>ntingit autem morbis inveterascentibus et<text:line-break/>judicia vehementiam perturbationis et alterationis laevita-<text:line-break/>. tem remittere et ad duos saepe dies, vel tres extendi.<text:line-break/>Promptum est: igitur in hoc crisim cuicunque ex tribus<text:line-break/>diebus volueris attribuere. Multi siquidem medicorum ne<text:line-break/>veluumerare quidem pust xiv dignantur, quot jam diebus<text:line-break/>aeger decumbat, praesertim si dum febris f aluta interea esse<text:line-break/>rideatur, denuo repetat. Nonnulli vero etsi numeraverunt,<text:line-break/>judiciorum in plures- dies partitionem indistincte et temere<text:line-break/>cui dierum volunt annumeranti Quapropter etiam Hippo-<text:line-break/>crates in aegrotis aliquando quidem septimo dicit, verum-<text:line-break/>decimo, ver decimoquarto , judicatuin esse morbum, inter-</text:p>
      <text:p text:style-name="P3">dum vero circa XX vel XI. vel alium quempiam, sicuti erem-<text:line-break/>pli gratia in prima et secunda constitutione primi epide-<text:line-break/>unorum. lu prima enim ait: <text:span text:style-name="Default_20_Paragraph_20_Font"><text:span text:style-name="T3">.Iudicabantur autem quibus<text:line-break/>inter hos brevissimi essent circa vigesimum, plurimis circa<text:line-break/>qradragestmum, multis circa octogesimum. </text:span></text:span>In secunda<text:line-break/>vero constitutione, <text:span text:style-name="Default_20_Paragraph_20_Font"><text:span text:style-name="T3">Quibusdam vero ,</text:span></text:span> inquit, <text:span text:style-name="Default_20_Paragraph_20_Font"><text:span text:style-name="T3">ipsorum ja-<text:line-break/>dicabanlud , usque paucis, quibus brevissimi essent, circa<text:line-break/>vigestmum. </text:span></text:span>In tersia autem, <text:span text:style-name="Default_20_Paragraph_20_Font"><text:span text:style-name="T3">Sanguinis</text:span></text:span>, inquit, <text:span text:style-name="Default_20_Paragraph_20_Font"><text:span text:style-name="T3">parum<text:line-break/>erumpere coepit circa vigestmumquartum, et in sanguinis<text:line-break/>eruptionem fiebant abscessus Antiphonti Critobuli filio;<text:line-break/>quievit et perfecte</text:span></text:span> i<text:span text:style-name="Default_20_Paragraph_20_Font"><text:span text:style-name="T3">udicatus est circa</text:span></text:span> XL. Sed horum ver-<text:line-break/>horum ab initio statur non memini, quum ex primo epide-<text:line-break/>miain quoque apponerem , melius esse ratus omnes dies qui<text:line-break/>exacte soli de morbis decernere visi sunt, prius exponere.<text:line-break/>Hujus rei gratia nec in ipsius usquam commentariis in to-<text:line-break/>tum scriptum est, circa quintum, aut septimum aut nonum<text:line-break/>diem, ustum judicatum esse, sed simpliciter vel quinto , vel<text:line-break/>septimo, vel nono die; subito enim et universim hi judi-</text:p>
      <text:p text:style-name="P3">eant. Quanto autem ulterius morbi excedunt diuturnio-<text:line-break/>resque fiunt, perturbatio sane quae praecipitem alteratio-<text:line-break/>nem praecedit, conquiescit. iudicia ver<text:span text:style-name="Default_20_Paragraph_20_Font"><text:span text:style-name="T3">o</text:span></text:span> paulatimvenien-<text:line-break/>tia duos, aut tres estes mamma ex parte occupant. Sicut<text:line-break/>enim plurimi longi assectus neque cum excretione dissolvi<text:line-break/>consueverunt, sed vel abscessu vel conc<text:span text:style-name="Default_20_Paragraph_20_Font"><text:span text:style-name="T3">o</text:span></text:span>cti<text:span text:style-name="Default_20_Paragraph_20_Font"><text:span text:style-name="T3">o</text:span></text:span>ne, ita nec ubi<text:line-break/>cum manifestis excretionibus , vel abscessibus ipsorum solu-<text:line-break/><text:span text:style-name="Default_20_Paragraph_20_Font"><text:span text:style-name="T3">tio</text:span></text:span> contigerit, un<text:span text:style-name="Default_20_Paragraph_20_Font"><text:span text:style-name="T3">o</text:span></text:span> duntaxat die perficitur. Unde medico-<text:line-break/>rum quidam diuturnos morbos nequaquam judicari inquiunt,<text:line-break/>siquidem noli solutionem sermone absoluto crisim esse, sed<text:line-break/>vel subitam, vel quae ipsam praecellit commotionem. Ve-<text:line-break/>rmn quod judicii significatum n<text:span text:style-name="Default_20_Paragraph_20_Font"><text:span text:style-name="T3">o</text:span></text:span>n. exacte disquisitum perpe-<text:line-break/>tuo servatur, sed solutionem ipsam tantum, quomodocun-<text:line-break/>que fiat, c<text:span text:style-name="Default_20_Paragraph_20_Font"><text:span text:style-name="T3">o</text:span></text:span>mplures medici judicium appellant, ex Hippo-<text:line-break/>cratis libris eliscere cuivis est integrum , maxime vero et ex<text:line-break/>iis quae veteres alii pertractant Sic igitur et Diocles pri-<text:line-break/>mum diem decretoriis annumerat, manifesto indicans nihil</text:p>
      <text:p text:style-name="P3">fe aliud judicium quam morbi solutionem nominare. Fiet<text:line-break/>autem perspicuum ex ipsius verbis, quae hunc in modum<text:line-break/>habent: <text:span text:style-name="Default_20_Paragraph_20_Font"><text:span text:style-name="T3">Quarum febrium causae neque in ipso corpore va-<text:line-break/>cuatae ac imminutae dessolvuntur, neque ex</text:span></text:span>s<text:span text:style-name="Default_20_Paragraph_20_Font"><text:span text:style-name="T3">ecantur, ne-<text:line-break/>que subito crudae educuntur, temporum vero periodis qui-<text:line-break/>busdam coctae apparent, per summa quidem extantes, no-<text:line-break/>cte et die</text:span></text:span> i<text:span text:style-name="Default_20_Paragraph_20_Font"><text:span text:style-name="T3">udicantur. Nam paucissimo tempore causae<text:line-break/>ipsarum discutiuntur, quippe putrescentes et in pus con-<text:line-break/>.versae , ad haec lac et caro omnis absoluta, breviter om-<text:line-break/>rtia, quae in corpore tum fiunt, tum moventur et speci; t-<text:line-break/>t im adterantur, in hoc tempore primum apparent. </text:span></text:span>Atque<text:line-break/>haec Diocles. Hippocrates autemnon semel neque bis, sed<text:line-break/>frequenter admodum in primo epidemi<text:span text:style-name="Default_20_Paragraph_20_Font"><text:span text:style-name="T3">a</text:span></text:span>m et potissimum iu<text:line-break/>tertio morbi solutionem crisim vocat, nulla neque exoro-<text:line-break/>tioue, neque abscessu evidenter praegresso. Non tamen hu-<text:line-break/>jus gratia putandum est diuturniores morbos line quavis ma-<text:line-break/>infesta excretione judicari, quemadmodum nequ<text:span text:style-name="Default_20_Paragraph_20_Font"><text:span text:style-name="T3">d</text:span></text:span> plures dios<text:line-break/>necessario assumere. ltaque octogesimo crisim quendam ac-</text:p>
      <text:p text:style-name="P3">cepisse in prim<text:span text:style-name="Default_20_Paragraph_20_Font"><text:span text:style-name="T3">o</text:span></text:span> De morbis popularibus Hippocrates comme-<text:line-break/>morat , aitque rigore ipsum fuisse correptum , acuteque fe-<text:line-break/>bricitasse et sudasse largiter. Apposui autem paulo ante sen-<text:line-break/>tentiam, quum Cleonactidae , in primo epidemimu sexti or-<text:line-break/>dice scripti, mentionem facerem. Invenias autem alios quo-<text:line-break/>que aegros hoc sermone jam missi citatos , item quos nequa-<text:line-break/>quam apposui; judicatus evidenter die uno per excretionem<text:line-break/>in- procedente diuturnoque morbo. His igitur maxime ad-<text:line-break/>vertendtun est, ut quae dierum decretoriorum ordinem ex-<text:line-break/>acte doceant: Si enim Cleonactides bie, postquam octoge-<text:line-break/>simo quum rigore fuisset infestatus - acuteque febricitasset,<text:line-break/>per sudorem judicatus est, liquet vigesima numerum non<text:line-break/>mediocrem quandam potentiam obtinere. Hoc enim mul-<text:line-break/>tiplicato. octogesimum, sicut et quadragesimum et scxagesi-<text:line-break/>tuum, ad haec contesimum-et centesimum vigesimum fieri<text:line-break/>contingit. Reperies <text:span text:style-name="Default_20_Paragraph_20_Font"><text:span text:style-name="T3">t</text:span></text:span> autem alios aegros decimum quartum<text:line-break/>egressos per excretionem in epidemiam. libris judicatus<text:line-break/>fuisse, quorum nonnullos jam protulimus. Qui autem eos,</text:p>
      <text:p text:style-name="P3">qui subitam fieri crisim ultra quadragesimum non putam, ar-<text:line-break/>gnunt, etiam decretoriorum dierum ordinem ostendunt.<text:line-break/>Quod ete<text:span text:style-name="Default_20_Paragraph_20_Font"><text:span text:style-name="T3">n</text:span></text:span>im solutio quae per certamen ei commotionem fit,<text:line-break/>in morbis diuturnis paulatim exolvatur , pulchre dictum est,<text:line-break/>at non amplius subitam eorum mutationem uno die fieri,<text:line-break/>non recte dictum est. Quum enim rigor vehemens simul<text:line-break/>cum accessione antea no<text:span text:style-name="Default_20_Paragraph_20_Font"><text:span text:style-name="T3">n</text:span></text:span> factus invadat et febris acu-<text:line-break/>tissima, vehementissima, calidissima et toleratu difficilis acce-<text:line-break/>dat , fudorque copiosus e corpore manarit , febre hominem<text:line-break/>prorsus liberans, fi quis hoc crifim non esse dicet, manifeste<text:line-break/>contentiosus est. Ego sane id genus. hominibus contradicere<text:line-break/>diffusius non consuevi , fed illud , quod accidit , magis c<text:span text:style-name="Default_20_Paragraph_20_Font"><text:span text:style-name="T3">o-<text:line-break/></text:span></text:span>gnofcendum esse mihi proposui. Hoc enim nobis obfervan-<text:line-break/>tibus plerumque .apparuit , atque in aegris ab Hippocrate<text:line-break/>scriptis invenire licet hujusmodi morborum longiorum fo-<text:line-break/>lusio<text:span text:style-name="Default_20_Paragraph_20_Font"><text:span text:style-name="T3">n</text:span></text:span>es non, quum deinceps nulla experte intersecantur,<text:line-break/>incidere , at quum, ubi soluti esse ridentur , iterum fecundo<text:line-break/>recidivam incipiunt. Contingit autem strepo diebus quibus-</text:p>
      <text:p text:style-name="P2">dam decretoriis recidivas incipere, et quum numerum ali-<text:line-break/>quem deeretoriorum excesserint , denuo in alio quodam de-<text:line-break/>cretorio die judicari. Hac ratione omnes pa<text:span text:style-name="Default_20_Paragraph_20_Font"><text:span text:style-name="T3">r</text:span></text:span>ticulares acuti<text:line-break/>fiunt, postquam vero omnes coierint, diuturni. Interdum<text:line-break/>intervalla ipsorum numero quodam decretorio circumfcri-<text:line-break/>buntut, veluti si quis undecimo die judicatuin imperfecte,<text:line-break/>decimoquarto morbus repetat, delude vigesimo ruribus die<text:line-break/>judicato parum integre,: recidiva vigesimo septimo adveniat,<text:line-break/>inde postea acute aegrotans , quadragesimo iterum judicetur.<text:line-break/>Haec igitur quisque in aegris ipse ridebit, qui diligenter eis<text:line-break/>assidere voluerit, ad haec in aegrotis ab Hippocrate citatis<text:line-break/>contempletur. Porro quod decimussieptimus decimooctavo<text:line-break/>et vigefimoprimo vigesimus fortior fit aestimandus; per Hippo-,<text:line-break/>cratis experimenta demonstratum esu Si autem mea quoque<text:line-break/>deinceps recensuerim , longior quidem ferino erit, caete<text:span text:style-name="Default_20_Paragraph_20_Font"><text:span text:style-name="T3">r</text:span></text:span>um<text:line-break/>. fidei nihil magis habebit; si etenim quispiam et ipsis quae</text:p>
      <text:p text:style-name="P1">aegris accidunt observare velit et ab Hippocrate dictis ure-</text:p>
      <text:p text:style-name="P7">dere, is nihil adhuc n<text:span text:style-name="Default_20_Paragraph_20_Font"><text:span text:style-name="T3">o</text:span></text:span>stra experientia indigebit. At si vel<text:line-break/>sophismata evidenter apparentibus digniora esse quibus.ere-<text:line-break/>datur existimet, vel.Hippocratis .dictorum nullam. rationem<text:line-break/>curamque habet, talis non modo nihilo plus frugis ex nostra<text:line-break/>narratione reportabit, sed etiam irridere ipsam. conabitur,<text:line-break/>hujusmodi vero frequenter dixi .despiciendos esse. . Sivero<text:line-break/>veritatis studi<text:span text:style-name="Default_20_Paragraph_20_Font"><text:span text:style-name="T3">o</text:span></text:span>sus quis existat,. sophistarum nugis relictis ad<text:line-break/>experientiam ipse veniens, quum octoginta, vel mille ae-<text:line-break/>gros conspexerit , hunc indubie . novi .non alia de . dic-<text:line-break/>bus decretoriis pronunciaturum quam Hippocrates in-<text:line-break/>dicavit. .</text:p>
      <text:h text:style-name="Heading_20_2" text:outline-level="2">C ap. V. </text:h>
      <text:p text:style-name="P19">Quum enim decret<text:span text:style-name="Default_20_Paragraph_20_Font"><text:span text:style-name="T3">o</text:span></text:span>rlorum dierum tum<text:line-break/>usus tum natura. duplex -fit, Hippocrates quoque duplicem<text:line-break/>eorum doctrinam instituit, in aphorismis quidem et proguo-<text:line-break/>gnostico eorum qui secundum quaternarios et. hebdomadas.<text:line-break/>invicem complexi sunt mentionem faciens.; in primo autem<text:line-break/>epidemiormn non horum modo, fed etiam aliorum omnium<text:line-break/>coincidentitun. Quorum .caulam coincidentiaein.sequenti-</text:p>
      <text:p text:style-name="P3">bus dicturi sumus, nunc autem quod et natura .et usu inter<text:line-break/>sc mutuo disserunt ostensuri sumus ; natura sane , quod om-<text:line-break/>rubus pulchre evenientibus; ad quaternarios circuitus judi—<text:line-break/>cia maxima ex parte perveniunt, erratis autem quibusdam<text:line-break/>in coincidentes recidunt;. usu, quod ad suturae crifis cogni-<text:line-break/>tionem quaternarii circuitus sufficit. .. Ad jam faelem vero<text:line-break/>crifim judicandam omnes semper sunt cognoscendi, ut verbi<text:line-break/>gratia tutiorem esse crisim quae nono quam quae octavo.<text:line-break/>die accidit, minus fidam quae octavo quam quae nono con-.<text:line-break/>tingit, sustinemus. Proinde fides judicii vel fallacia ad bo-<text:line-break/>nam victus rationem judicatis - praescribendam . conducit,<text:line-break/>praecognosceresiero quando potissimum accidet, ad. <text:span text:style-name="Default_20_Paragraph_20_Font"><text:span text:style-name="T3">n</text:span></text:span>ondum<text:line-break/>judicatos necessinium est. Dicetur itaque in procedente fer-.<text:line-break/>mone de hoc etiam nonnihil, sed universus sermo ex cu-<text:line-break/>randrmethodo pendet. At nunc de de.eretoriormn. dierum usu.<text:line-break/>nihil infi obiter dicemus, sed omnem eorum potentiam in-<text:line-break/>terpretari festinamus. Satis est ideo ad praesentem dispu-</text:p>
      <text:p text:style-name="P3">tali<text:span text:style-name="Default_20_Paragraph_20_Font"><text:span text:style-name="T3">o</text:span></text:span>nem, si Hippocratis verba commemorans ad sequentia<text:line-break/>jam descendam. lu prognostico sane hoc modo scribit:<text:line-break/><text:span text:style-name="Default_20_Paragraph_20_Font"><text:span text:style-name="T3">Pebre.s</text:span></text:span>i<text:span text:style-name="Default_20_Paragraph_20_Font"><text:span text:style-name="T3">sive sanus ab his qnis evadat, sive pereat, aequali<text:line-break/>dierum numer</text:span></text:span>o i<text:span text:style-name="Default_20_Paragraph_20_Font"><text:span text:style-name="T3">udi</text:span></text:span>c<text:span text:style-name="Default_20_Paragraph_20_Font"><text:span text:style-name="T3">antur. Ut enim saluberrimae scbres,<text:line-break/>quae v</text:span></text:span>i<text:span text:style-name="Default_20_Paragraph_20_Font"><text:span text:style-name="T3">delicet tutissimis sc</text:span></text:span>i<text:span text:style-name="Default_20_Paragraph_20_Font"><text:span text:style-name="T3">lciuntur signis, die quart</text:span></text:span>o <text:span text:style-name="Default_20_Paragraph_20_Font"><text:span text:style-name="T3">vel<text:line-break/>antea judicari solent, ita mal</text:span></text:span>i<text:span text:style-name="Default_20_Paragraph_20_Font"><text:span text:style-name="T3">gnissimus quaeque et quibus<text:line-break/>pericul</text:span></text:span>o<text:span text:style-name="Default_20_Paragraph_20_Font"><text:span text:style-name="T3">sissimasigna a</text:span></text:span>i<text:span text:style-name="Default_20_Paragraph_20_Font"><text:span text:style-name="T3">llunt, die quart</text:span></text:span>o <text:span text:style-name="Default_20_Paragraph_20_Font"><text:span text:style-name="T3">vel citius intersiciunt. -<text:line-break/>Primu</text:span></text:span>s <text:span text:style-name="Default_20_Paragraph_20_Font"><text:span text:style-name="T3">itaque earum insultus itasin</text:span></text:span>m<text:span text:style-name="Default_20_Paragraph_20_Font"><text:span text:style-name="T3">ur, secundus quater-<text:line-break/>narius in septimum diem producitur, tertius in undecimum,<text:line-break/>quartu</text:span></text:span>s <text:span text:style-name="Default_20_Paragraph_20_Font"><text:span text:style-name="T3">in decimumquartum, quintus in decimum</text:span></text:span>/o<text:span text:style-name="Default_20_Paragraph_20_Font"><text:span text:style-name="T3">ptimum;<text:line-break/>sextus .in vigesimum. Jli autem ex acutissimis morbis per<text:line-break/>quatuor su v</text:span></text:span>i<text:span text:style-name="Default_20_Paragraph_20_Font"><text:span text:style-name="T3">ginti ex additione perveniunt. </text:span></text:span>Verum hu-<text:line-break/>jusmodi supputatio per dies integros nimirum fieri non po-<text:line-break/>test, quippe quum nec a<text:span text:style-name="Default_20_Paragraph_20_Font"><text:span text:style-name="T3">n</text:span></text:span>nus nec menses ipsi integris nume-<text:line-break/>rantur diebus , deinde eadem ratione atque additione pri-<text:line-break/>mus circuitus ad quatuor et triginta, alter ad quadraginta,<text:line-break/>tertius ad sexaginta dies perveniet. Haec quidem . ex pro-</text:p>
      <text:p text:style-name="P3">gnostico verba simt. In aphorismis quum praedixisset acu-<text:line-break/>tos morbos in quatuordecim diebus Indicari, mox infert:<text:line-break/><text:span text:style-name="Default_20_Paragraph_20_Font"><text:span text:style-name="T3">septimorum quartus index est, alteriu</text:span></text:span>s <text:span text:style-name="Default_20_Paragraph_20_Font"><text:span text:style-name="T3">septimanae</text:span></text:span> o<text:span text:style-name="Default_20_Paragraph_20_Font"><text:span text:style-name="T3">ctavus<text:line-break/>initium. C</text:span></text:span>o<text:span text:style-name="Default_20_Paragraph_20_Font"><text:span text:style-name="T3">ntemplabili</text:span></text:span>s <text:span text:style-name="Default_20_Paragraph_20_Font"><text:span text:style-name="T3">autem rursum undecimu</text:span></text:span>s, <text:span text:style-name="Default_20_Paragraph_20_Font"><text:span text:style-name="T3">hic<text:line-break/>entm quartu</text:span></text:span>s <text:span text:style-name="Default_20_Paragraph_20_Font"><text:span text:style-name="T3">secundae septimanae. Contemplabilis iterum<text:line-break/>decimuejep</text:span></text:span> l<text:span text:style-name="Default_20_Paragraph_20_Font"><text:span text:style-name="T3">imus, hic enim quartu</text:span></text:span>s <text:span text:style-name="Default_20_Paragraph_20_Font"><text:span text:style-name="T3">est a decimoquart</text:span></text:span>o, se--<text:line-break/><text:span text:style-name="Default_20_Paragraph_20_Font"><text:span text:style-name="T3">ptimus autem ab- undecim</text:span></text:span>o.. Atque in his duobus com-<text:line-break/>montariis omnes dierum decretoriorunr circuitus hebdoma-<text:line-break/>dis et quaternariis adscribit. At in primo epidemiorum om-<text:line-break/>usum deinceps meminit hisce verbis; ..<text:span text:style-name="Default_20_Paragraph_20_Font"><text:span text:style-name="T3">sist autem primu</text:span></text:span>s <text:span text:style-name="Default_20_Paragraph_20_Font"><text:span text:style-name="T3">de-<text:line-break/>cret</text:span></text:span>o<text:span text:style-name="Default_20_Paragraph_20_Font"><text:span text:style-name="T3">riu</text:span></text:span>s <text:span text:style-name="Default_20_Paragraph_20_Font"><text:span text:style-name="T3">circuituum, qui paribu</text:span></text:span>s <text:span text:style-name="Default_20_Paragraph_20_Font"><text:span text:style-name="T3">diebu</text:span></text:span>s <text:span text:style-name="Default_20_Paragraph_20_Font"><text:span text:style-name="T3">decernunt, quur-<text:line-break/>tus, sextus, decimus, decimu</text:span></text:span>s<text:span text:style-name="Default_20_Paragraph_20_Font"><text:span text:style-name="T3">quartus , decimus</text:span></text:span>o<text:span text:style-name="Default_20_Paragraph_20_Font"><text:span text:style-name="T3">ctavu</text:span></text:span>s,<text:line-break/><text:span text:style-name="Default_20_Paragraph_20_Font"><text:span text:style-name="T3">vigesimus, vig</text:span></text:span>e<text:span text:style-name="Default_20_Paragraph_20_Font"><text:span text:style-name="T3">simu</text:span></text:span>s<text:span text:style-name="Default_20_Paragraph_20_Font"><text:span text:style-name="T3">quartu</text:span></text:span>s, <text:span text:style-name="Default_20_Paragraph_20_Font"><text:span text:style-name="T3">vigesimt</text:span></text:span>iso<text:span text:style-name="Default_20_Paragraph_20_Font"><text:span text:style-name="T3">ctavu</text:span></text:span>s, <text:span text:style-name="Default_20_Paragraph_20_Font"><text:span text:style-name="T3">tr</text:span></text:span>i<text:span text:style-name="Default_20_Paragraph_20_Font"><text:span text:style-name="T3">gesi-<text:line-break/>mu</text:span></text:span>s, <text:span text:style-name="Default_20_Paragraph_20_Font"><text:span text:style-name="T3">trigesimu</text:span></text:span>s<text:span text:style-name="Default_20_Paragraph_20_Font"><text:span text:style-name="T3">quartus, quadragesimu</text:span></text:span>s, <text:span text:style-name="Default_20_Paragraph_20_Font"><text:span text:style-name="T3">sexagesimus, oct</text:span></text:span>o-<text:line-break/><text:span text:style-name="Default_20_Paragraph_20_Font"><text:span text:style-name="T3">gesimus, centesimus, centesimus vigesimu</text:span></text:span>s. Eorum qui<text:line-break/>imparibus circuitibus judicant primus est tertius, quintus,<text:line-break/>feptimus, nonus, undecimus, decimusseptimus , vigesimus-<text:line-break/>primus, vigefimusseptiinus , trigefimusprimus. Hippocra-<text:line-break/>tes igitur omnes hoc sermone decretorios dies manifesto<text:line-break/>comprehendit , recordationi siquidem ac memoriae praepa- .</text:p>
      <text:p text:style-name="P8">ratio haec convenit. Demonstratum enim nobis saepius est<text:line-break/>opulentiorum libros prognostico prius et aphorismis scriptos<text:line-break/>esse, quod- memoriam rerum prius observatarum suggerant.<text:line-break/>Itaque^ in hoc commentario. omnes decretorios dies per se-<text:line-break/>riem conscripsit, in isses eos tantum qui maximam virtutem<text:line-break/>habent et <text:span text:style-name="Default_20_Paragraph_20_Font"><text:span text:style-name="T3">n</text:span></text:span>aturae suae ratione perfecti sunt, sicut in scquen-<text:line-break/>tibus ostendetur, et insuper mediocrem usum ad futuri sta-<text:line-break/>tus. judiciique .praenotionem exlulieut. Cur igiturlfippo-<text:line-break/>erates non unam in omnibus libris dec<text:span text:style-name="Default_20_Paragraph_20_Font"><text:span text:style-name="T3">r</text:span></text:span>etoriorum dierum<text:line-break/>doctrinam tradiderit; jam liquido constat. Nec obscurum^<text:line-break/>cur aliis medicis. de hisce. diebus controverfia suscepta sit.<text:line-break/>Alii etenim quod duplex eorum natura fit,. non plane .cogi-<text:line-break/>terunt,.alii nequaquam observarunt initium, sed rationi.to-<text:line-break/>tum concessere,; nonnulli usia ipsius deprehendere conati<text:line-break/>fiunt, verum duplici nominefalsi sunt, vel. quod nihil om-<text:line-break/>nino aule experientiam definierint, vel. infinitius. sententiam<text:line-break/>protulerint.</text:p>
      <text:h text:style-name="P16" text:outline-level="2">Cap. VII. </text:h>
      <text:p text:style-name="P19">Porro nobis quae distinguenda veniant .<text:line-break/>ante experimenta, .dictum est, .item de diebus decretoriis.<text:line-break/>ferre judicium non prope<text:span text:style-name="Default_20_Paragraph_20_Font"><text:span text:style-name="T3">r</text:span></text:span>andum esse , donec in multis ae-<text:line-break/>gris anuis compluribus .accurate quis observaverit; nam<text:line-break/>praeter alia etiam annalium constitutionum pe<text:span text:style-name="Default_20_Paragraph_20_Font"><text:span text:style-name="T3">r</text:span></text:span>multae:<text:line-break/>quaedam differentiae fimt. Ergo lu tota aestate interim plu-<text:line-break/>res quam quadringentos homines acute aegrotantes univer-<text:line-break/><text:span text:style-name="Default_20_Paragraph_20_Font"><text:span text:style-name="T3">t</text:span></text:span>os vel septimo vel nono die crisim habuisse conspexi, in.<text:line-break/>alio rur<text:span text:style-name="Default_20_Paragraph_20_Font"><text:span text:style-name="T3">t</text:span></text:span>us anno quosdam decimoquarto , quosdam vigesimo,<text:line-break/>plurimos post morbi reversionem , in alio permaltossangui-<text:line-break/>uis fluorem quinto habuisse, perfecte septimo ,. vel nono die<text:line-break/>Iudicatus esse. .Vidi etiam in autumno aliquando omnes.<text:line-break/>undecimo judicatos, fed hic quidem autumnus bonam crisim<text:line-break/>attulit,. lu alio autem omnibus sexto die non .bonum jndi-<text:line-break/>cium accidit: Quapropter etiam magis stabit mihi mirari.<text:line-break/>eos qui plane nullum in .diebus discrimen, verum ejusdem<text:line-break/>omnes dignitatis esse arbitrantu<text:span text:style-name="Default_20_Paragraph_20_Font"><text:span text:style-name="T3">r. </text:span></text:span>Toti si quidem fletus fre-<text:line-break/>quenter, vel. aestivorum, vel autumnalium morborum</text:p>
      <text:p text:style-name="P3">unam judiciorunr speciem obtinent, quemadmodum in his<text:line-break/>quos. Hippocrates conscripsit manifestum esu lu quibus,<text:line-break/>si quis -non omnino segnis est, interdum sane alium decreto-<text:line-break/>riorum dierum saepius judicantem ridebit quam alium, non<text:line-break/>tamen octavum, duodecimum, aut decimumsextum, aut hu-.<text:line-break/>jus notae aliquem. Apparent igitur sophistae in utrisque,<text:line-break/>quae universam medicinam constituerant , errare , experien-<text:line-break/>tia nempe et ratione. Neque enim in quibus experientiae<text:line-break/>usus est ipsam expectant, sed ut cuique i<text:span text:style-name="Default_20_Paragraph_20_Font"><text:span text:style-name="T3">n</text:span></text:span> mentem venerit,<text:line-break/>nugantur; neque evidenter apparentium causas inveniunt.<text:line-break/>Hujus rei gratia. alius ex eis nec decretorium diem nec<text:line-break/>omnino judicium esse consumat, alius judicium quidem esse<text:line-break/>quoddam, non tamen etiam dies decretorios concedit, tan-<text:line-break/>quam ratione magis quam experientia decretorios dies et<text:line-break/>judicia luveuire conveniat, vel quasi pejores existant illi qui<text:line-break/>per experientiam utraque se didicisse confitentur. Nobis<text:line-break/>rane qui post Herophllum, Xenophontem et Asclepiadem<text:line-break/>stati sumus, forsan lu viros illos vel invidis, vel comen-</text:p>
      <text:p text:style-name="P9">tio quaedam esse possit. Sed quaeso undenam in mentem ve-<text:line-break/>nrt ei , qui pruno accurate ipsos per experientiam invenerit,<text:line-break/>quemadmodum epidemiorum - libri testantur , ut praecogno-<text:line-break/>sueres sophistas tales quosdam in posterum futuros, quum<text:line-break/>nondum ulli his similes Hippocrates temporibus extiterint,<text:line-break/>verum singuli pro viribus artem juvare invenireque aliquid,<text:line-break/>non depravare recte inventa studerent? Quinetiam medi-<text:line-break/>cos, qui ab experientia empirici nominantur, ridere licet<text:line-break/>tanquam communes quosdam omnium dogmaticorum hostes,<text:line-break/>inquirentes quod mentiantur, non tamen aut decrelorios<text:line-break/>dies, aut judicia tollentes, sed veluti et aliud quippiam<text:line-break/>maxime evidens, haec quoque ambo statuentes. Satis mihi<text:line-break/>jam est de sophistis nugantibus.</text:p>
      <text:h text:style-name="Heading_20_2" text:outline-level="2">Cap. VIII.</text:h>
      <text:p text:style-name="P20"><text:s/>Qum magis ad dicturum cohaerentiam<text:line-break/>denuo revertor, prius universis quae praediximus in sum-<text:line-break/>mam unam redactis. Decreto ruis itaque fortissimus omnium est<text:line-break/>dies septimus, praenunciat eum dies quartus haec duo habens,<text:line-break/>. ut decretorius min<text:span text:style-name="Default_20_Paragraph_20_Font"><text:span text:style-name="T3">or</text:span></text:span> sit et septimi ludex. Deinde updeci-</text:p>
      <text:p text:style-name="P3">mus et xiv eandem prop<text:span text:style-name="Default_20_Paragraph_20_Font"><text:span text:style-name="T3">o</text:span></text:span>rti<text:span text:style-name="Default_20_Paragraph_20_Font"><text:span text:style-name="T3">o</text:span></text:span>nem et naturam invicem con-<text:line-break/>servant quam cum septimo quartus. Deinde frequentes<text:line-break/>quidem decimusseptimus ad vigesimum, raro autem decimus-<text:line-break/>octavus ad vigefitnumprimum eandem rationem habet quam<text:line-break/>cum fieptimo quartus et undecimus cum decim<text:span text:style-name="Default_20_Paragraph_20_Font"><text:span text:style-name="T3">o</text:span></text:span>quarto. Hi ergo,<text:line-break/>ut Hippocrates dixit, per quatu<text:span text:style-name="Default_20_Paragraph_20_Font"><text:span text:style-name="T3">o</text:span></text:span>r aucti ad viginti perve-<text:line-break/>uiunt. Coincidunt eis nonus, quintus et tertius. Pluri-<text:line-break/>mos quidem nonus judicat, fecundam vim obtinet quintus<text:line-break/>et post hunc tertius. De <text:span text:style-name="Default_20_Paragraph_20_Font"><text:span text:style-name="T3">t</text:span></text:span>exto prius diximus ut malo de-<text:line-break/>oratorio. Decimustertius certo omnium decretoriorum im-<text:line-break/>becillimus, <text:span text:style-name="Default_20_Paragraph_20_Font"><text:span text:style-name="T3">o</text:span></text:span>mnium veno qui n<text:span text:style-name="Default_20_Paragraph_20_Font"><text:span text:style-name="T3">o</text:span></text:span>n decernunt fortissimus,<text:line-break/>tanquam in medio quodam utrorumque virtutis situs.. Cum<text:line-break/>vehementissima itaque pugna sunt ori<text:span text:style-name="Default_20_Paragraph_20_Font"><text:span text:style-name="T3">t</text:span></text:span>es , sicut etiam antea<text:line-break/>diximus, quae usque ad decimum quartum diem veniunt, cum<text:line-break/>minori.quae ad vigesimum usque pertingunt, inde usque ad<text:line-break/>quadragesimum adhuc etiam magis earum vehementia exul-<text:line-break/>vitor, ab illo autem die perfecte exoleta redditur.</text:p>
      <text:h text:style-name="Heading_20_2" text:outline-level="2">Cap. IX. </text:h>
      <text:p text:style-name="P20">Prop<text:span text:style-name="Default_20_Paragraph_20_Font"><text:span text:style-name="T3">o</text:span></text:span>rti<text:span text:style-name="Default_20_Paragraph_20_Font"><text:span text:style-name="T3">o</text:span></text:span> autem dierum decretoriorum</text:p>
      <text:p text:style-name="P3">perpetu<text:span text:style-name="Default_20_Paragraph_20_Font"><text:span text:style-name="T3">o</text:span></text:span> servatur. Ut enim dechnusquartus et secundae<text:line-break/>septimanae finis est et tertiae principium, ita trigesimuaquar-<text:line-break/>tus quintae terminus est simulet sextae initium. Quare tres<text:line-break/>septimanae viginti diebus semper describuntur, ideoque flexa,-<text:line-break/>gefimns, uti prius declaratum esit, non sexagesimustertius<text:line-break/>decretorius fiet. Pari modo octogesimus et centesimus vi-<text:line-break/>gesturus. Ut enim judiciorum vehementia paulatim prece-<text:line-break/>dente temp<text:span text:style-name="Default_20_Paragraph_20_Font"><text:span text:style-name="T3">o</text:span></text:span>re exolvitur, ita et imbecilles decretorios obfcu-<text:line-break/>.rari plane accidit, solos. autem semper perfluere qui per-<text:line-break/>sectum decretoriorum numerorum circuitum describunt.<text:line-break/>Videtur autem , ut per experientiam licet condiscere, circui-<text:line-break/>tus perfectus esse qui viginti diebus c<text:span text:style-name="Default_20_Paragraph_20_Font"><text:span text:style-name="T3">o</text:span></text:span>nstat. Si etenim<text:line-break/>femper per c<text:span text:style-name="Default_20_Paragraph_20_Font"><text:span text:style-name="T3">o</text:span></text:span>niugationem septimi numerus procederet, ut<text:line-break/>in primis duobus habet, esset hac quoque ratione hicsepti-<text:line-break/>mus perfectus primus circuitus. Quoniam vero fecundus a<text:line-break/>primo disjuuctus est et tertius fecundo cohaeret, liquet pro-<text:line-break/>portionem quae ab initio statuebatur , non adhuc post deci-<text:line-break/>mum quartum diem conservari, attamen post vigefimum diem<text:line-break/>idem circuituum ordo perpetuo consistit. Respondebit ergo</text:p>
      <text:p text:style-name="P3">.trigefimusquartus decimcquarto , quippe qui ex duabus se-<text:line-break/>ptimanis disjunctis fiat, et quadragesimus vigesimo , ut qui<text:line-break/>.tertiam hebdomadem coniunctam expleat. Quare hoc ipsum<text:line-break/>Hippocrates nos docens in prognostic<text:span text:style-name="Default_20_Paragraph_20_Font"><text:span text:style-name="T3">o</text:span></text:span>, ubi de vigesimo die<text:line-break/>verbasecerit, deinceps inquit: Post <text:span text:style-name="Default_20_Paragraph_20_Font"><text:span text:style-name="T3">h</text:span></text:span>os <text:span text:style-name="Default_20_Paragraph_20_Font"><text:span text:style-name="T3">eadem rati</text:span></text:span>o<text:span text:style-name="Default_20_Paragraph_20_Font"><text:span text:style-name="T3">ne eadem-<text:line-break/>que additione primu</text:span></text:span>s <text:span text:style-name="Default_20_Paragraph_20_Font"><text:span text:style-name="T3">ad quatuor et tr</text:span></text:span>i<text:span text:style-name="Default_20_Paragraph_20_Font"><text:span text:style-name="T3">ginta dies pervenit.<text:line-break/></text:span></text:span>Primum enim dixit trigesimumquartum post vigesimum, ut<text:line-break/>circuitum , non ut diem decretorium, quoniam et vigesimus-<text:line-break/>quartus et vigesimusseptimus et trigefimusprimus post vige-<text:line-break/>sitnum est decretorius. Sed quoniam de minoribus perio-<text:line-break/>dis, sunt autem quaternarii, abunde satis docuit, ad haec<text:line-break/>septimanas ipsas exposuit, reliquos statim duos circuitus vo-<text:line-break/>luit simul doctrinae caula adjicere , nempe et ex duabus<text:line-break/>septimanis compositum et illum qui tribus constat , verum<text:line-break/>qui duas continet, velut imperfectum quendam, qui tres,<text:line-break/>exacte persectum. Siquidem jam quadragesimum , sexagesi-<text:line-break/>mum , octogesimum , centesunum vigefimum ex vigesimo<text:line-break/>saepius aucto fieri contingit. Hoc igitur ipsum et non aliud</text:p>
      <text:p text:style-name="P3">perfecti circuitus est indicium , vel compositi semper et sae-<text:line-break/>pius in se aucti, quod alium non magis requirat Atqui<text:line-break/>nec unus eorum qui vigesimum praecedunt, hoc obtinet;<text:line-break/>nam septimus si per fe semper auctus fit, ad vigefimumque<text:line-break/>primum , vigefimum octavum et trigesimumquintum et qua-<text:line-break/>dragesimum secu<text:span text:style-name="Default_20_Paragraph_20_Font"><text:span text:style-name="T3">n</text:span></text:span>dum excideret, decimusquartus pari modo<text:line-break/>vigefimumoctavum faceret et quad<text:span text:style-name="Default_20_Paragraph_20_Font"><text:span text:style-name="T3">r</text:span></text:span>agefimumsecundum. Sed<text:line-break/>et ipse quaternarius, fi ejus compofitionem in se <text:span text:style-name="Default_20_Paragraph_20_Font"><text:span text:style-name="T3">t</text:span></text:span>aceret, octa-<text:line-break/>vump duodecimum et decimum sextum fortes decretorios<text:line-break/>efficeret. Quapropter ipse quartus ne periodus quidem evi-<text:line-break/>denter est, sed periodi velut dimidium; etenim septimana<text:line-break/>dupliciter divisa quartus sectionem accipiens primi quater-<text:line-break/>narii terminus est, secundi initium. Forsan quis septima-<text:line-break/>nam hanc jam perfectum circuitum esse putaverit, non enim et<text:line-break/>in hac septimum diem secundae septimanae initium esse con-<text:line-break/>tingit; fio enim ad decimumtertium , non decimumquartum,<text:line-break/>terminus ejus perveniret. Sed quum rursus decimusquar-<text:line-break/>tus terminus simul fecundae septimanae et tertiae prluci-</text:p>
      <text:p text:style-name="P3">pium sit, non adhuc perfectus circuitus septimana sic fuerit,<text:line-break/>bis enim se ipsum multiplicavit, ter non potuit. Atqui .si<text:line-break/>propter duas priores hebdomadas ex disjunctione factas, in-<text:line-break/>tegrum quendam circuitum putare septimanam convenit,<text:line-break/>propter tertiam vero coniunctam, non etiam integrum., vel<text:line-break/>omnino in dubitationem sermonem incidere necesse est, vel<text:line-break/>septimanam primum quendam ordine et. simplicem circuitum<text:line-break/>putandam esse, qui vero ex viginti diebus componitur, se-<text:line-break/>eundum simul et compositum et perfectum</text:p>
      <text:h text:style-name="Heading_20_2" text:outline-level="2">Cap. X. </text:h>
      <text:p text:style-name="P20">Monet jam hic sermo nos considerare, quis<text:line-break/>horum dierum de acutis morbis decernat. Quum enim Hip-<text:line-break/>pocratea in aphorismis <text:span text:style-name="Default_20_Paragraph_20_Font"><text:span text:style-name="T3">acut</text:span></text:span>o<text:span text:style-name="Default_20_Paragraph_20_Font"><text:span text:style-name="T3">s morbos in quatuordecim die-<text:line-break/>bus judicari dicat</text:span></text:span>, magnam inde nugandi occasionem sophi-<text:line-break/>stae arripuerunt ; atqui fine illorum nugis omnibus et judi- .<text:line-break/>cia omnia praesagire et jam facta explorare potes. Nam fi<text:line-break/>morbum exempli gratia vigesimo die j micandum esse per-<text:line-break/>fugiens, rictus rati<text:span text:style-name="Default_20_Paragraph_20_Font"><text:span text:style-name="T3">o</text:span></text:span>nem ei c<text:span text:style-name="Default_20_Paragraph_20_Font"><text:span text:style-name="T3">o</text:span></text:span>ngruam instituas, magnum</text:p>
      <text:p text:style-name="P3">aegro praesidium adferes. Licebit autem tibi ec acutum et<text:line-break/>diuturnum ni<text:span text:style-name="Default_20_Paragraph_20_Font"><text:span text:style-name="T3">t</text:span></text:span>unt vocare, quum nulla vel commoditas;. vel<text:line-break/>offenfa ex appellatione aegro adveniat. Fingamus enim acu-.<text:line-break/>tum hujusmodi morbum vocari ,. .omnibus quae ad victum<text:line-break/>aegri pertinent, recte administratis, quid inde pejus; vel<text:line-break/>melius erit? Rursus diuturnum ipsum, si placet, <text:span text:style-name="Default_20_Paragraph_20_Font"><text:span text:style-name="T3">t</text:span></text:span> appella,:<text:line-break/>ut nihil ex hoc, vel juvari,.vel offendi aegrum intelligas;<text:line-break/>Quemadmodum igitur etin aliis pluribus sophistae den<text:span text:style-name="Default_20_Paragraph_20_Font"><text:span text:style-name="T3">d</text:span></text:span>mini-<text:line-break/>bus contendentes dissentiunt tempusque diluentium conte-..<text:line-break/>runt, sic quoque in acutorum longorumque morborum. di-.<text:line-break/>structione. Nam si verum fateri oportet, non duae tantum.<text:line-break/>morborum differentiae, fed pe<text:span text:style-name="Default_20_Paragraph_20_Font"><text:span text:style-name="T3">r</text:span></text:span>multae admodum putandae<text:line-break/>sunt <text:span text:style-name="Default_20_Paragraph_20_Font"><text:span text:style-name="T3">i</text:span></text:span> si quidem quartana febris lu .tot .annos incidit, quot<text:line-break/>alia diebus iudicata est, ad haec alius. quidam morbus in..<text:line-break/>men<text:span text:style-name="Default_20_Paragraph_20_Font"><text:span text:style-name="T3">t</text:span></text:span>es multos duravit Haec igitur pruna differentia tris.<text:line-break/>silex; partim enim morbi diebus, partim mensibus, partim<text:line-break/>annis tutis judicantur, . Membratim corsus in. morbis, qui-<text:line-break/>ad menses perveniunt, non simile existit, duorum videlicet</text:p>
      <text:p text:style-name="P3">mensurna; vel .septem solutionem fieri. Ita quum dierum,<text:line-break/>vel annorum .numero morbi solvuntur , permagnum discri-<text:line-break/>men existit. Quid enim similitudinis vel tertio , vel vige- .<text:line-break/>fimo die judirinm .subiisse, itidem vigesimo, vel quadrage-<text:line-break/>simo ? Jam vero si naturalem ipsorum differentiam invenire<text:line-break/>moliaris,. quot dierum decretoriorum circuitus sunt, tot<text:line-break/>quoque morbi statuendi erunt. Itaque si alterius naturae<text:line-break/>esse dicas , quemadmodum sane est , non posse primum qua-<text:line-break/>temarium superare, alterius, septimum non excedere, ita<text:line-break/>et undecimi, decimiquarti, derimiseptimi , vigesima, omni-<text:line-break/>umque deinceps decretoriorum proprius cujusque morbus<text:line-break/>existimandus est.</text:p>
      <text:h text:style-name="Heading_20_2" text:outline-level="2">Cap. XI. </text:h>
      <text:p text:style-name="P20">Praestat tamen doctrinae gratia majoribus<text:line-break/>eos terminis comprehendere, ne plurimi fiant, verum. non<text:line-break/>ita magis rursus , ut multum disserentes inter se mutuo col-<text:line-break/>locentur. Unde nec eos laudo qui duas u<text:span text:style-name="Default_20_Paragraph_20_Font"><text:span text:style-name="T3">n</text:span></text:span>iversas morbo-<text:line-break/>rum species ponunt, neque utramque deinde dividunt, nec<text:line-break/>illos probo qui tot esse dicunt quot;. dierum decret<text:span text:style-name="Default_20_Paragraph_20_Font"><text:span text:style-name="T3">o</text:span></text:span>riorum</text:p>
      <text:p text:style-name="P3">cirtuitus. Quae igitur praestantissima doctrina fuerit, ma-<text:line-break/>ximeque artis usui idonea? puta siquis sophistarum medico-<text:line-break/>rum accurate medicinam tractare conetur, sublimi ilia sede<text:line-break/>relicta, iniqua magni regis cuiuspiam instar sedens adole-<text:line-break/><text:span text:style-name="Default_20_Paragraph_20_Font"><text:span text:style-name="T3">s</text:span></text:span>centes moratur, hunc salis novi ex ipsa re utilitatem edo-<text:line-break/>ctum iri. Sicut igitur et Hippocrates in omnibus admiran-<text:line-break/>dus ab ipsis evidentibus sermonem capiens haec aliquando<text:line-break/><text:span text:style-name="Default_20_Paragraph_20_Font"><text:span text:style-name="T3">s</text:span></text:span>cribit: L<text:span text:style-name="Default_20_Paragraph_20_Font"><text:span text:style-name="T3">ibi peracutus morbus est, statim etiam labores ex-<text:line-break/>tremi adsunt . et extreme tenuissimo victu utendum est.<text:line-break/></text:span></text:span>Interdum ita scribit: <text:span text:style-name="Default_20_Paragraph_20_Font"><text:span text:style-name="T3">Acuti morbi quatuordecim diebus su-<text:line-break/>dicantur.</text:span></text:span> Deinde rursus : <text:span text:style-name="Default_20_Paragraph_20_Font"><text:span text:style-name="T3">Hi ergo per quatuor aucti ad<text:line-break/>viginti perveniunt. </text:span></text:span>Rerum postea: Spirandi facilitas ma-<text:line-break/>ximam vim ad salutem habere existimanda est in omnibus<text:line-break/>morbis acutis, quibus febris copulatur, quique quadraginta<text:line-break/>diebus ^indicantur. Quin etiam <text:span text:style-name="Default_20_Paragraph_20_Font"><text:span text:style-name="T3">s</text:span></text:span>exagesimi, octogesimi et<text:line-break/>centesimi vigesimi rursus meminit, atque his denuo relictis<text:line-break/>aestatis morbos hieme <text:span text:style-name="Default_20_Paragraph_20_Font"><text:span text:style-name="T3">s</text:span></text:span>olvi ait, hibernos aestate. Quin et<text:line-break/>hoc modo inquit: <text:span text:style-name="Default_20_Paragraph_20_Font"><text:span text:style-name="T3">Plurimi puerorum affectus diebus qua-</text:span></text:span></text:p>
      <text:p text:style-name="P3"><text:span text:style-name="Default_20_Paragraph_20_Font"><text:span text:style-name="T3">draginta</text:span></text:span>. i<text:span text:style-name="Default_20_Paragraph_20_Font"><text:span text:style-name="T3">udicantur, quidam septem mensibus, aliqui sc-<text:line-break/>ptem annis., nonnulli ad pubertatem u</text:span></text:span>s<text:span text:style-name="Default_20_Paragraph_20_Font"><text:span text:style-name="T3">que perveniunt.<text:line-break/></text:span></text:span>Hae omnes ad d<text:span text:style-name="Default_20_Paragraph_20_Font"><text:span text:style-name="T3">o</text:span></text:span>ctrinam simul clariorem et aegrorum usum<text:line-break/>admodum utiles sunt differentiae-; etenim sua cujusque vi-<text:line-break/>otus <text:span text:style-name="Default_20_Paragraph_20_Font"><text:span text:style-name="T3">t</text:span></text:span>pecies esu Cognoveris autem maxime aegrum spirata<text:line-break/>in his omnibus, si hypothesin sermoni adjecero. . Adolescens<text:line-break/>ergo quis valido morbo correptus sit,. qui in primo quater-<text:line-break/>nario judicabitur, aphorismum in h<text:span text:style-name="Default_20_Paragraph_20_Font"><text:span text:style-name="T3">o</text:span></text:span>c maxime illum imi-<text:line-break/>tandum puta: <text:span text:style-name="Default_20_Paragraph_20_Font"><text:span text:style-name="T3">Quum peracutus morbussc</text:span></text:span>i<text:span text:style-name="Default_20_Paragraph_20_Font"><text:span text:style-name="T3">erit, siaum etiam<text:line-break/>extremi d</text:span></text:span>o<text:span text:style-name="Default_20_Paragraph_20_Font"><text:span text:style-name="T3">lore</text:span></text:span>s <text:span text:style-name="Default_20_Paragraph_20_Font"><text:span text:style-name="T3">adsunt et extreme tenuissim</text:span></text:span>o o<text:span text:style-name="Default_20_Paragraph_20_Font"><text:span text:style-name="T3">mnium victu<text:line-break/>utendum ese, - neque - alimentum quodu</text:span></text:span>i<text:span text:style-name="Default_20_Paragraph_20_Font"><text:span text:style-name="T3">s huic adhibueris,<text:line-break/>nec melioratum aut huic simile, imo etiam ab aqua quan-<text:line-break/>tum potest, .abstinere jubeto</text:span></text:span> Hunc ipsimi adolescentem,<text:line-break/>ubi septimo die crifim habiturum statueris, paululum prae-<text:line-break/>dictam victus rati<text:span text:style-name="Default_20_Paragraph_20_Font"><text:span text:style-name="T3">o</text:span></text:span>nem immuta , vel mulsam exhibens, vel<text:line-break/>usiam hujusmodi quandam poti<text:span text:style-name="Default_20_Paragraph_20_Font"><text:span text:style-name="T3">o</text:span></text:span>nem morbi naturae familia-<text:line-break/>rem, ut Hippocrates praecepit. - Ipfe autem et haec .inre-</text:p>
      <text:p text:style-name="P3">nies partim a signis quibusdam, velut temperamento, con-<text:line-break/>suetudine et aetate , quaedam etiam aegrum interrogabis, an<text:line-break/>valido fit ventriculo, qui longam inediam ferre possit, an cilo<text:line-break/>offendatur et facile dissolvatur. Sic etiam habitum hominia<text:line-break/>considerans, quaedam ipse ex iis, quae in opere De tempe-<text:line-break/>ramentis didicisti invenies, alia ex aegro rogando, funt<text:line-break/>enim quidam ad resolutionem faciles, atque ideo diuturnio-<text:line-break/>rem inediam non ferunt, licet viribus validi antea suerint.<text:line-break/>Si jam tibi tale quippiam interroganti et per teipsum con-<text:line-break/>jicienti appareat et aeger facile dissolvatur, facileque stoma-<text:line-break/>chus ejus offendatur , ptisanae cremorem exacte percolatum<text:line-break/>quotidie modice exhibebis; memor rursus hic ejus, quod<text:line-break/>Hippocrates dixit: <text:span text:style-name="Default_20_Paragraph_20_Font"><text:span text:style-name="T3">sed aliquid tum con</text:span></text:span>s<text:span text:style-name="Default_20_Paragraph_20_Font"><text:span text:style-name="T3">uetud</text:span></text:span>i<text:span text:style-name="Default_20_Paragraph_20_Font"><text:span text:style-name="T3">ni</text:span></text:span>s <text:span text:style-name="Default_20_Paragraph_20_Font"><text:span text:style-name="T3">gratia,<text:line-break/>tum etiam ne vasorum magna fiat inanitio, ingerere c</text:span></text:span>o<text:span text:style-name="Default_20_Paragraph_20_Font"><text:span text:style-name="T3">n-<text:line-break/>venit. </text:span></text:span>At ubi septimus dies instet, nequaquam aegrum nu-<text:line-break/>triti convenit, fed ante unum diem vel antea, minus exhi-<text:line-break/>fiendum est. Atque haec nos adamussim senex ille in opere<text:line-break/>de rictus ratione in -morbis acutis perdocuit. Siquidem</text:p>
      <text:p text:style-name="P3">adolescenti tertio aut quarto die morbum iudicatum iri spes<text:line-break/>fit, nullum stomachi vitium , aut habitus inanitionem <text:span text:style-name="Default_20_Paragraph_20_Font"><text:span text:style-name="T3">t</text:span></text:span>alpis<text:line-break/>cere. . Ad haec si praeterquam quod juyenis fit , etiam va-<text:line-break/>lidissimas vices habeat, . longam facile inediam tolerare fatea-<text:line-break/>tur .et aegre dissolvi tibi appareat, insuper nullus ejusmodi -<text:line-break/>morbus adsit; ut oxymeli aut mulsam requirat, is omnino ad.<text:line-break/>septimum usque diem a cibis abstinere potest. Quod si ad.<text:line-break/>tertium , vel quartum quaternarium crifis futura videatur,<text:line-break/>non ita abstinere potest, nec fola potione servari. Quapro-<text:line-break/>pter no<text:span text:style-name="Default_20_Paragraph_20_Font"><text:span text:style-name="T3">n</text:span></text:span> parya .quaedam rictus mutatio, nec morborum ideo<text:line-break/>exigua differentia.</text:p>
      <text:h text:style-name="Heading_20_2" text:outline-level="2">Cap. Xll.. </text:h>
      <text:p text:style-name="P20">Vocetur jam peracutus. m orbus qui ad<text:line-break/>septimum usque diem extenditur, qui longius procedit, sim-<text:line-break/>pliciter acutus. At luo quoque differentiae in peracute me-<text:line-break/>moria tenendae sunt; etenim exacte peracutus is est, qui<text:line-break/>qua<text:span text:style-name="Default_20_Paragraph_20_Font"><text:span text:style-name="T3">r</text:span></text:span>tum diem attingit, non exacte, .qui ad septimum usque<text:line-break/>producitur. Eadem ratione inter acutos alius exacte. acutus,<text:line-break/>qui ad usque decimumquartum porrigitur; non exacte vero,<text:line-break/>qui ad vigesimum.usque durat, quanquam et ipse acutus sit.</text:p>
      <text:p text:style-name="P3">Adhuc aliud morborum genus, quod ex decidentia acutum,<text:line-break/>ad. quadragesimum usque diem pervenit; satius enim est ita<text:line-break/>vocare iplum , quod acuto quodam impe<text:span text:style-name="Default_20_Paragraph_20_Font"><text:span text:style-name="T3">r</text:span></text:span>fecte judicato intra<text:line-break/>diem xx, deinde vehementia ejus obtusa, reliquum ejus in-.<text:line-break/>tra xn diem solvi consuerit. Nonnulli autem statim ab ini-<text:line-break/>tio velut prohibiti, tardeque moti et nullam inte<text:span text:style-name="Default_20_Paragraph_20_Font"><text:span text:style-name="T3">r</text:span></text:span>ea subitam<text:line-break/>mutationem moliti ad quadragesimum. producuntur. Du-<text:line-break/>plex autem horum quoque natura est ; vel enim accessionum<text:line-break/>remissiones in exactam integritatem finiunt, vel continua se-<text:line-break/>bris iemper perdurat. Atque hujusmodi morbi de acutorum<text:line-break/>natura obtinere videntur; alii vero manifesto jam sunt diu-<text:line-break/>turuli Porro Archigenes multis nominibus et diversis Iau-<text:line-break/>daudus est, maxime vero fi studium ejus ariis tractandae<text:line-break/>medicae cognoveris, quonlam non temporibus solis nudis,<text:line-break/>sed et motu et natura magis acutum vel peracutum mor-<text:line-break/>bum appellaverit. Nam quum segni lentoque motu cum<text:line-break/>intervallis a fabre liberis ad quadragesimum usque extendi-</text:p>
      <text:p text:style-name="P3">tur, nemo sanae mentis acutum , inquit, nominaverit; et-<text:line-break/>enim si ante xL cesset, hujusmodi existens, jam diuturnus<text:line-break/>est. Alios vero morbos breves quidem vocat, aequum au-<text:line-break/>tem esse dicit nec acutos nec diuturnos appellari; quemad-<text:line-break/>modum parvas has et a periculo remotas febres , quas non<text:line-break/>diuturnas esse nemo ignoret, etsi ab acutorum natura reces-<text:line-break/><text:span text:style-name="Default_20_Paragraph_20_Font"><text:span text:style-name="T3">s</text:span></text:span>erius; nam acutum eum esse ait qui cum velocitate peti-<text:line-break/><text:span text:style-name="Default_20_Paragraph_20_Font"><text:span text:style-name="T3">G</text:span></text:span>ulosus est. Vides igitur nos, quum solutio interdum ean-<text:line-break/>dem temporis praefinitionem habet, vel acutum morbum,<text:line-break/>vel non acutum nuncupare; eodem modo quandoque alium<text:line-break/>acutum, alium diuturnum ipso motu solo distinguentes.<text:line-break/>Novi igitur complures ad quadragesimum usque diem con-<text:line-break/>tinua fabre conflictatos esse; ita voco eam, quae nunquam<text:line-break/>ad integritatem desinit, ita ut hujusmodi morbum non suille<text:line-break/>diuturnum dicere possimus ; non tamen simpliciter acutum<text:line-break/>nominare ratio est. Sed enim quoniam ex decidentia aculi<text:line-break/>exactae solutionis terminum habent longissimum diem qua-<text:line-break/>dragesimum , nonnulli vero continua semper fabre ad hunc</text:p>
      <text:p text:style-name="P3">usque extensi sunt, ponatur et hoc tempus aliquando jam<text:line-break/>diuturnorum manifesto affectuum, eorum, inquam, qui lu-<text:line-break/>tervallum habent, sicut antea diximus, aliquando acutorum^<text:line-break/>esse decretorium Itaque Hippocrates in prognostico his<text:line-break/>verbis: utitur: <text:span text:style-name="Default_20_Paragraph_20_Font"><text:span text:style-name="T3">Paeili</text:span></text:span>s <text:span text:style-name="Default_20_Paragraph_20_Font"><text:span text:style-name="T3">autem spirati</text:span></text:span>o <text:span text:style-name="Default_20_Paragraph_20_Font"><text:span text:style-name="T3">in omnibus aet</text:span></text:span>i<text:span text:style-name="Default_20_Paragraph_20_Font"><text:span text:style-name="T3">tis<text:line-break/>morbis, quibus scbris c</text:span></text:span>o<text:span text:style-name="Default_20_Paragraph_20_Font"><text:span text:style-name="T3">pulatur, quique intra .quadraginta<text:line-break/>die</text:span></text:span>s <text:span text:style-name="Default_20_Paragraph_20_Font"><text:span text:style-name="T3">pudicam solent, adm</text:span></text:span>o<text:span text:style-name="Default_20_Paragraph_20_Font"><text:span text:style-name="T3">dum magnum adsalutem mo-<text:line-break/>mentum habere putanda ese;</text:span></text:span> <text:span text:style-name="Default_20_Paragraph_20_Font"><text:span text:style-name="T6">ηθη </text:span></text:span>enim simpliciter acutis<text:line-break/>dixit, quamvis dicere potuisset, sed cum additione hac,<text:line-break/>nempe, <text:span text:style-name="Default_20_Paragraph_20_Font"><text:span text:style-name="T3">qui intra quadraginta dies judiqari solent,</text:span></text:span> tan-<text:line-break/>tsuam acuti quidam sint, qui perfectae solutionis gratia ad<text:line-break/>eum disinprol<text:span text:style-name="Default_20_Paragraph_20_Font"><text:span text:style-name="T3">o</text:span></text:span>ngentur. Acuti ergo simpliciter, n<text:span text:style-name="Default_20_Paragraph_20_Font"><text:span text:style-name="T3">o</text:span></text:span>n utique<text:line-break/>ultra decimumquartum diem progrediantur non indicati. Qui<text:line-break/>vero in quadragesimum excidunt, interdum lu ipsi sunt, qui<text:line-break/>intra derimumquartum diem imperfecte prius judicati fue-<text:line-break/>ranti; interdum, quorum paulo ante memini , non frequen-<text:line-break/>ter adeo evenientes ; quinariam tertium genus illorum est,<text:line-break/>qui manifesto ;am tardi, acutis oppositi, quadragesimum<text:line-break/>diem. habent decretorium. Sed de his paulo post dicturi <text:span text:style-name="Default_20_Paragraph_20_Font"><text:span text:style-name="T3">t</text:span></text:span>u-</text:p>
      <text:p text:style-name="P3">mus. caeterum universum praedictum genus acutum no-<text:line-break/>minetur ex decidentia. ostensum nobis est tum alibi tum<text:line-break/>in terito de spirandi difficultate potissimum quod in pro-<text:line-break/>gnostico et de simpliciter acutis disserit, et ad haec de iis, qui<text:line-break/>ex illorum decidentia fiunt. Quum igitur in universum qui-<text:line-break/>dem ad calcem libri pronunciet : <text:span text:style-name="Default_20_Paragraph_20_Font"><text:span text:style-name="T3">Haec autem dic</text:span></text:span>o <text:span text:style-name="Default_20_Paragraph_20_Font"><text:span text:style-name="T3">de acuti</text:span></text:span>s<text:line-break/><text:span text:style-name="Default_20_Paragraph_20_Font"><text:span text:style-name="T3">morbi</text:span></text:span>s <text:span text:style-name="Default_20_Paragraph_20_Font"><text:span text:style-name="T3">et qui inde proveniunt;</text:span></text:span> singillatim de hydrope hunc<text:line-break/>sermonem proferens : <text:span text:style-name="Default_20_Paragraph_20_Font"><text:span text:style-name="T3">H</text:span></text:span>Y<text:span text:style-name="Default_20_Paragraph_20_Font"><text:span text:style-name="T3">drop</text:span></text:span>s <text:span text:style-name="Default_20_Paragraph_20_Font"><text:span text:style-name="T3">si ex acuto morbo. c</text:span></text:span>o<text:span text:style-name="Default_20_Paragraph_20_Font"><text:span text:style-name="T3">epit,<text:line-break/></text:span></text:span>o<text:span text:style-name="Default_20_Paragraph_20_Font"><text:span text:style-name="T3">mni</text:span></text:span>s <text:span text:style-name="Default_20_Paragraph_20_Font"><text:span text:style-name="T3">malu</text:span></text:span>s <text:span text:style-name="Default_20_Paragraph_20_Font"><text:span text:style-name="T3">est;</text:span></text:span> pari modo, quum de purulentis tabidi^.<text:line-break/>que vocatis affectibus, item <text:span text:style-name="Default_20_Paragraph_20_Font"><text:span text:style-name="T3">M</text:span></text:span>e iis qui ex abscessu in longum<text:line-break/>tempus porriguntur verba sacrat, mare innuit propositi lo<text:line-break/>non oblitum esse, morbos qui ex acutis diuturni fiunt conus<text:line-break/>memorans. Sic ergo et illa dicta sunt : <text:span text:style-name="Default_20_Paragraph_20_Font"><text:span text:style-name="T3">Reliquae autem vo-.<text:line-break/>micae magna ex parte rumpuntur, sed aliae in die vige-<text:line-break/>sim</text:span></text:span>o , <text:span text:style-name="Default_20_Paragraph_20_Font"><text:span text:style-name="T3">aliae tr</text:span></text:span>i<text:span text:style-name="Default_20_Paragraph_20_Font"><text:span text:style-name="T3">gesimo , al</text:span></text:span>i<text:span text:style-name="Default_20_Paragraph_20_Font"><text:span text:style-name="T3">ae quadragesimo., nonnullae. ad<text:line-break/>sexagesimum u</text:span></text:span>s<text:span text:style-name="Default_20_Paragraph_20_Font"><text:span text:style-name="T3">que perv</text:span></text:span>e<text:span text:style-name="Default_20_Paragraph_20_Font"><text:span text:style-name="T3">niunt. </text:span></text:span>Quinetlanr in dierum de-.<text:line-break/>cretoriorum enumeratione, qui in prognostico recensentur,</text:p>
      <text:p text:style-name="P3">ad sexagesimum usque diem non abs re processit. Quoniam enim<text:line-break/>non de acutis solum, verum etiam de iis qui i nde progrediuntur,<text:line-break/>sermonem rnstituitrrrec inepte, puto, tum in ipsis decretoriis tum<text:line-break/>in doctrina de abscessuum ruptione sexagesimi diri meminit.<text:line-break/>Qui ergo hanc doctrinam non intellexerunt, ii nequicquam<text:line-break/>ac srnilra quaestiones in his texunt, dissentire putantes cum<text:line-break/>iis quae in aphorismis tradiderit, morbos inquiens acutos<text:line-break/>quatuordecim diebus judicari, quasi ipse Hippocrates nun<text:line-break/>accurate sermone indicasset naturam acut<text:span text:style-name="Default_20_Paragraph_20_Font"><text:span text:style-name="T3">o</text:span></text:span>rum ex decidentia<text:line-break/>aliam esse a natura absolute acutorum. Longe enim secus<text:line-break/>est quam issi putant, quoniam si non acutorum duplicem na-<text:line-break/>suram cognovisset, aliam absolute acutorum, aliam ex deti-<text:line-break/>denti<text:span text:style-name="Default_20_Paragraph_20_Font"><text:span text:style-name="T3">s, </text:span></text:span>non sane distinxisset appositione suam sententiam,<text:line-break/>verum simpliciter dixisset: <text:span text:style-name="Default_20_Paragraph_20_Font"><text:span text:style-name="T3">Pacili</text:span></text:span>s <text:span text:style-name="Default_20_Paragraph_20_Font"><text:span text:style-name="T3">spiratio in acutis m</text:span></text:span>o<text:span text:style-name="Default_20_Paragraph_20_Font"><text:span text:style-name="T3">rbis<text:line-break/>valde magnum ad salutem m</text:span></text:span>o<text:span text:style-name="Default_20_Paragraph_20_Font"><text:span text:style-name="T3">mentum habere</text:span></text:span> p<text:span text:style-name="Default_20_Paragraph_20_Font"><text:span text:style-name="T3">utanda esu<text:line-break/></text:span></text:span>Nunc autem quum hujusmodi dictionem simpliciter acutos<text:line-break/>iudicaturam sciret, n<text:span text:style-name="Default_20_Paragraph_20_Font"><text:span text:style-name="T3">o</text:span></text:span>n tamen ile, verum cum his etiam alia</text:p>
      <text:p text:style-name="P3">complecti vellet, non sine ratione apposuit, primum qui-<text:line-break/>bus febris copulatur , non adscribens, continua, quod abfo-<text:line-break/>lute acutorum erat proprium ; deinde, qui intra quadraginta<text:line-break/>sues judicantur, perinde ac fi alii quidam acuti sint, qui<text:line-break/>diebus quadraginta non judicentur. Quare undequaque<text:line-break/>mo<text:span text:style-name="Default_20_Paragraph_20_Font"><text:span text:style-name="T3">r</text:span></text:span>bi naturam, quo de in proguostico tota disputatio est,<text:line-break/>clare distinxit Hippocrates et demonstravit. At interpretes<text:line-break/>luculenter dicta obscura reddere moliuntur. Quod ergo<text:line-break/>nominis appositione quaestionem quam contexunt - solvere<text:line-break/>conentur condonandum est, at hoc faciunt qui ita scribunt:<text:line-break/><text:span text:style-name="Default_20_Paragraph_20_Font"><text:span text:style-name="T3">Parilis spiratio in</text:span></text:span> o<text:span text:style-name="Default_20_Paragraph_20_Font"><text:span text:style-name="T3">mnibus acutis morbis, quibus scbris c</text:span></text:span>o-<text:line-break/><text:span text:style-name="Default_20_Paragraph_20_Font"><text:span text:style-name="T3">pulatur, quique intra quadraginta dies judicantur, ma-<text:line-break/>gnam sane vim ad salutem</text:span></text:span> o<text:span text:style-name="Default_20_Paragraph_20_Font"><text:span text:style-name="T3">btinere censenda est. </text:span></text:span>Non-<text:line-break/>nulli etiam non adscribunt, <text:span text:style-name="Default_20_Paragraph_20_Font"><text:span text:style-name="T3">quique</text:span></text:span>, inaudiendum esse di-<text:line-break/>centes, ut sermo ejus duplex fiat, alter de acutis morbis,<text:line-break/>quos in aphorismis exposuit, alter de aliis, qui febrem jun-<text:line-break/>ctam habent et quadraginta diebus judicantur. Quod vero</text:p>
      <text:p text:style-name="P3">nec iit aphorismis decimum quartum diem decretorium,<text:line-break/>scd istic quatuordecim omnes decretorios dies Hippocra-<text:line-break/>tem pronuntiasse arbitrentur, esse enim tot, li quis .a<text:line-break/>tertio, qui primus omnium decernere natus est, ad quadra-<text:line-break/>gestatum usque numeraverit, non parvam reprehensionem me-<text:line-break/>rentur. Neque enim ut medici hoc dicunt, nec ut qui nu-<text:line-break/>merore .sciant aut legere. Nam fi medici essent, primum<text:line-break/>(ane nullum exacte acutum morbum ad quadragesimum diem<text:line-break/>non prius judicatum pervenire scire<text:span text:style-name="Default_20_Paragraph_20_Font"><text:span text:style-name="T3">n</text:span></text:span>t , deinde ne quatuor-<text:line-break/>decim quidem numero esse ad quadragesimum decret<text:span text:style-name="Default_20_Paragraph_20_Font"><text:span text:style-name="T3">o</text:span></text:span>ri<text:span text:style-name="Default_20_Paragraph_20_Font"><text:span text:style-name="T3">o</text:span></text:span>s.<text:line-break/>In hoc .autem ne vel numerare ipsos novisse quis jure dixe-<text:line-break/>rit, plures .namque sunt ac quatuordecim , iis sane qui ve-<text:line-break/>ritatem ipsam rerumque te videntiam inspiciunt, item id<text:line-break/>quod Hippocrates in primo epidemimn scriptum reliquit.<text:line-break/>Superius verba ipsius apposui , quibus decretorios <text:span text:style-name="Default_20_Paragraph_20_Font"><text:span text:style-name="T3">i</text:span></text:span>lies uni-<text:line-break/>versos edocet, ubi fi quis numerare didicit, plures indubie<text:line-break/>ad quadragesimum diem evenientes quam quatuordecim .in—.<text:line-break/>ve<text:span text:style-name="Default_20_Paragraph_20_Font"><text:span text:style-name="T3">n</text:span></text:span>iet. Si quis autem solos eos, qui per quaternarium</text:p>
      <text:p text:style-name="P3">computantur, numeret, scrsan enim- errare deprehensi<text:line-break/>ad hoc rursus devenient, pauciores sane hi fiunt ac quatuor-<text:line-break/>decitn. Quod autem ne legere quidem noverint qui hu-<text:line-break/>jusmodi effutiunt, sic maxime disces. Si igitur in progno-<text:line-break/>stico quadragesimum diem decretorium esse acutorum dixis-<text:line-break/>set , deinde in aphorismis quatuordecim diebus summatim<text:line-break/>eos judicari, nunc nimirum tale quippiam -ac illi conside-<text:line-break/>rare licebat; at quum in opere prognostico quadraginta die-<text:line-break/>bus judicari eos dicat et in aphorismis quatu<text:span text:style-name="Default_20_Paragraph_20_Font"><text:span text:style-name="T3">o</text:span></text:span>rdecim, ma-<text:line-break/>xime ridiculum eftsententiam ejus alibi aliter inaudire<text:span text:style-name="Default_20_Paragraph_20_Font"><text:span text:style-name="T3">r</text:span></text:span> Me-<text:line-break/>hores his funt qui n<text:span text:style-name="Default_20_Paragraph_20_Font"><text:span text:style-name="T3">o</text:span></text:span>n sermones demonstrare conantur,<text:line-break/>c<text:span text:style-name="Default_20_Paragraph_20_Font"><text:span text:style-name="T3">o</text:span></text:span>ncedentes alterius quidem hominis aphorismos esse, alte-<text:line-break/>ruis prognosticon ,.. sini hi ob animi magnitudinem funt nobis<text:line-break/>miraculo. Quod jam utilitatem hujus doctrinae semper in-<text:line-break/>spiciens Hippocrates, simpliciter quidem acutos xiv die-<text:line-break/>rum terminum habere recte dixit, ex decidentia vero<text:line-break/>acutos nunc xt. nunc tr diem assequi, abunde oster-<text:line-break/>ditans.</text:p>
      <text:h text:style-name="P16" text:outline-level="2">Cap. XIII. </text:h>
      <text:p text:style-name="P20">Sciendum autem est communiter de om-<text:line-break/>nibus ejusmodi, quod quae ex quantitatis ejusdem in parti-<text:line-break/>cuias divisione fiunt, seriticam dubitationem comitem ha-<text:line-break/>beut. Itaque sic dividendum est, ut nec particulae multum<text:line-break/>alioqui differentes sibi mutuo coniungantur , quod dum<text:line-break/>quaeris in pauca secatur quantitas accidit; nec adeo multas<text:line-break/>feceris, ut doctrinae utilitas excidat. Quamobrem siquid<text:line-break/>optime dividi possit, Hippocrates praeter caeteros h<text:span text:style-name="Default_20_Paragraph_20_Font"><text:span text:style-name="T3">o</text:span></text:span>c mihi -<text:line-break/>fecisse videtur. Primum peracut<text:span text:style-name="Default_20_Paragraph_20_Font"><text:span text:style-name="T3">o</text:span></text:span>s ad septimum usque diem<text:line-break/>pervenire demonstrat, in quibus, ut dixi, in aphorismis<text:line-break/>tenui adm<text:span text:style-name="Default_20_Paragraph_20_Font"><text:span text:style-name="T3">o</text:span></text:span>dum rictu tractand<text:span text:style-name="Default_20_Paragraph_20_Font"><text:span text:style-name="T3">o</text:span></text:span>s esse praecipit, deinde in<text:line-break/>c<text:span text:style-name="Default_20_Paragraph_20_Font"><text:span text:style-name="T3">o</text:span></text:span>mmentario de victus ratione in morbis acutis , quosdam in<text:line-break/>abs<text:span text:style-name="Default_20_Paragraph_20_Font"><text:span text:style-name="T3">o</text:span></text:span>luta inedia servand<text:span text:style-name="Default_20_Paragraph_20_Font"><text:span text:style-name="T3">o</text:span></text:span>s esse usque ad diem septimum, .<text:line-break/>postea vero xiv absolute acutis terminum statuit, p<text:span text:style-name="Default_20_Paragraph_20_Font"><text:span text:style-name="T3">o</text:span></text:span>sthaec ad<text:line-break/>xx pr<text:span text:style-name="Default_20_Paragraph_20_Font"><text:span text:style-name="T3">o</text:span></text:span>cedit, rurfus alterius speciei morbum ad xo, alterius iti-<text:line-break/>dem ad r.x, postremo decretori<text:span text:style-name="Default_20_Paragraph_20_Font"><text:span text:style-name="T3">o</text:span></text:span>rum dierum supremum finem<text:line-break/>centesimum et vigesimum diem constituit, quatuor videlicet<text:line-break/>mensium tempus, deinceps ali<text:span text:style-name="Default_20_Paragraph_20_Font"><text:span text:style-name="T3">o</text:span></text:span>s mensium decretoriorum nu-</text:p>
      <text:p text:style-name="P3">mero , alios annorum , fulvi scribit. Atque haec doctrinae<text:line-break/>utilitas est. Coincidunt autem nonnullae quaestiones logi-<text:line-break/>cae, quae castigationem requirunt, sicut et haec, opinor,<text:line-break/>quod morborum, qui apud omnes acuti habentur, nonnulli<text:line-break/>ri v diem excedere videantur, ideoque Dio des. etiam non<text:line-break/>xiv, fed vigesimumprimnm terminum eorum po<text:span text:style-name="Default_20_Paragraph_20_Font"><text:span text:style-name="T3">t</text:span></text:span>uit; At-<text:line-break/>que hic quidem erravit xxi magis quam xx terminum ipsis<text:line-break/>praestituens, quamquam non omnino falsus fit quartumde-<text:line-break/>camum excedendo, nam quosdam qui acuto morbo laboranti<text:line-break/>xvii et .xx judicatos esse cognovimus ; uti apud Hippoc<text:span text:style-name="Default_20_Paragraph_20_Font"><text:span text:style-name="T3">r</text:span></text:span>atem<text:line-break/>quoque in ipsis epidemiis invenire licet. Quomodo igitur<text:line-break/>fi hoc ita habet et quidam acuti morbi decimumquartum<text:line-break/>diem excedere videntur, terminum ipsis hunc diem in apb<text:span text:style-name="Default_20_Paragraph_20_Font"><text:span text:style-name="T3">o-<text:line-break/></text:span></text:span>rismis constituit? promptum quidem e<text:span text:style-name="Default_20_Paragraph_20_Font"><text:span text:style-name="T3">r</text:span></text:span>at dicere thoc raro,<text:line-break/>illud saepissime accidere consuevit. Quin etiam.IIippocrates.<text:line-break/>aliquando solum id quod creberrime oculis usurpatum est,<text:line-break/>pronunciat , sid quod raro evenit, nullo in libro scribit</text:p>
      <text:p text:style-name="P3">At profundiorem quandam habet sententiam pronunciatum, si<text:line-break/>quis ipsum commode disquisieriti Qui namque adxvii diem<text:line-break/>aut xx prorsus acuti morbi exciderunt, lu plane inceperunt<text:line-break/>tanquam suhmerfilento motugravique moveri, deinde alii in<text:line-break/>pruno quaternario, alii in secundo exacte acutorum motum<text:line-break/>recipientes ad xvii et xx exciderunt , quamquam et hi intra<text:line-break/>xiv suum judicati sint, nam m dierum primo quaternario<text:line-break/>vehementiam incipientes; deinde. dccimoscptimo judicati;<text:line-break/>decimumquartum suum diem non excesserunt. Novit hoc<text:line-break/>quoque Diocles ipse et alii prope omnes veteres. Phreniticos<text:line-break/>fatae a primo die statim nem adeo fieri ait Igitur ii quis<text:line-break/>phreuitide quinto .die laborare coeperit et xvii judicatus fue-<text:line-break/>rit, vel inceperit septimo die etjudicatus suerit vigesimo;<text:line-break/>nulli dubium hunc lutra xiv suum diem judicatum fuisse;<text:line-break/>In hoc jam maxime etiam <text:span text:style-name="Default_20_Paragraph_20_Font"><text:span text:style-name="T6">χχ </text:span></text:span>diem ambiguitatem ad-<text:line-break/>ferre puto, quippe qui potentiae ancipitem naturam habeat,<text:line-break/>tum quod saepe post primos dies morbos acutos factos judi-t</text:p>
      <text:p text:style-name="P3">cet, interdum de prius judicatis iterum decernat, nullus<text:line-break/>enim a primo die acutus in hunc illabitur, qui non prius<text:line-break/>judicatus sit. Sin autem in priore quodam die imperfecte<text:line-break/>judicatus, ipse quum p<text:span text:style-name="Default_20_Paragraph_20_Font"><text:span text:style-name="T3">r</text:span></text:span>orsus liberaverit, non impedit quo<text:line-break/>minus acutorum morborum xiv dies terminus existat. Q ni vero<text:line-break/>ab initio submersi Ientique appareant et inde ad xti tales<text:line-break/>perdurantes rursus intendantur, hos jure diuturnos appel-<text:line-break/>laveris. Quemadmodum acutos quidem manifesto , fed qui<text:line-break/>ante xx non secure judicali sunt, deinde remiserint, post<text:line-break/>haec reversi mox rursus acuti facti suerint, novissime xti die<text:line-break/>Iudicati, dubitaveris absolutene au ex decidentia acuti<text:line-break/>nominandi veniant, imo magis an diuturni. Quippe in am-<text:line-break/>biguis et obscuris certum judicium quaerere non oportet,<text:line-break/>nam pro rerum natura sententiam semper pronunciare con-<text:line-break/>veuit, ubi vero rerum natura simplex prorsus est, ibi et ma-<text:line-break/>nisesto et simpliciter pronunciandum est, quoniam et Hip-<text:line-break/>pocrates ni ipsis aphorismis, quum xiv diem acutis. morbis</text:p>
      <text:p text:style-name="P3">finem statuisset, statim etiam decimifeptimi his verbis merui-<text:line-break/>niti <text:span text:style-name="Default_20_Paragraph_20_Font"><text:span text:style-name="T3">Contemplabili</text:span></text:span>s <text:span text:style-name="Default_20_Paragraph_20_Font"><text:span text:style-name="T3">ru</text:span></text:span>rsus <text:span text:style-name="Default_20_Paragraph_20_Font"><text:span text:style-name="T3">decim</text:span></text:span>t<text:span text:style-name="Default_20_Paragraph_20_Font"><text:span text:style-name="T3">isscptimus est; hia enim<text:line-break/>quartus a decimoquari</text:span></text:span>o , <text:span text:style-name="Default_20_Paragraph_20_Font"><text:span text:style-name="T3">sept</text:span></text:span>i<text:span text:style-name="Default_20_Paragraph_20_Font"><text:span text:style-name="T3">mus ab undecimo est;</text:span></text:span> sigui-<text:line-break/>sicat namque hic vigesimum tamquam secundum quendam<text:line-break/>acutorum terminum. Quoniam veno hic liber magnam satis<text:line-break/>pr<text:span text:style-name="Default_20_Paragraph_20_Font"><text:span text:style-name="T3">o</text:span></text:span>lixitatem m<text:span text:style-name="Default_20_Paragraph_20_Font"><text:span text:style-name="T3">o</text:span></text:span>do habet, finire ipsum jam c<text:span text:style-name="Default_20_Paragraph_20_Font"><text:span text:style-name="T3">o</text:span></text:span>git<text:span text:style-name="Default_20_Paragraph_20_Font"><text:span text:style-name="T3">o. </text:span></text:span>Quod<text:line-break/>de dierum decretoriorum speculati<text:span text:style-name="Default_20_Paragraph_20_Font"><text:span text:style-name="T3">o</text:span></text:span>ne reliquum est, id uni-<text:line-break/>verlum in tertio exequar. .alui</text:p>
      <text:h text:style-name="P14" text:outline-level="1"><text:bookmark-start text:name="bookmark4"/><text:span text:style-name="Default_20_Paragraph_20_Font">GALENI DE DIEBVS DECRETORIIS</text:span><text:bookmark-end text:name="bookmark4"/></text:h>
      <text:h text:style-name="Heading_20_1" text:outline-level="1"><text:span text:style-name="Default_20_Paragraph_20_Font">E.<text:tab/>LIBER III.</text:span></text:h>
      <text:h text:style-name="Heading_20_2" text:outline-level="2">Cap. I.</text:h>
      <text:p text:style-name="P20"><text:s/>Qui jam causas cur non in omnibus diebus<text:line-break/>morbi judicentur considerare melius esse duxerit, is haec<text:line-break/>sibi composita esse censeat. Et quidem inventionis dierum<text:line-break/>decretoriorum principia fateri convenit, quemadmodum<text:line-break/>etiam superiore commentario dictum est. Sunt autem ge-<text:line-break/>nere duplicia, nempe experimentum et ratio. Experime<text:span text:style-name="Default_20_Paragraph_20_Font"><text:span text:style-name="T3">n-<text:line-break/></text:span></text:span>tuor sane quod non omnes similiter dies de morbis decer-<text:line-break/>nant, existens affert testimonium, quodque circuitus septi-<text:line-break/>mani validissima sint virtute praediti , post b<text:span text:style-name="Default_20_Paragraph_20_Font"><text:span text:style-name="T3">o</text:span></text:span>s quaternarii,</text:p>
      <text:p text:style-name="P10">quidam ver<text:span text:style-name="Default_20_Paragraph_20_Font"><text:span text:style-name="T3">o</text:span></text:span> extra hos coincidant, imo quod nec omnes <text:span text:style-name="Default_20_Paragraph_20_Font"><text:span text:style-name="T3">t</text:span></text:span>e-<text:line-break/>ptimanae invicem separentur, sed aliquae ipsarum etiam<text:line-break/>coniungantur, nec omnes quaternarii, fed. ex iis quoque<text:line-break/>alii sej ungantur, alii coniungantur, insuper quod acutis morbis<text:line-break/>impari dierum <text:span text:style-name="Default_20_Paragraph_20_Font"><text:span text:style-name="T3">n</text:span></text:span>umero, longis pari, j udicia maxima ex parte ac-<text:line-break/>cidant. omnia hujusmodi quae prius recensui, experientia satis<text:line-break/>approbati Porro causas horum ratione nobisiudagautibus, duo<text:line-break/>prima omnium quae fiunt, primordia esse statuenda viden-<text:line-break/>tur v.-inordinatum videlicet, quod ex hac mundi materie<text:line-break/>proficiscitur, <text:span text:style-name="Default_20_Paragraph_20_Font"><text:span text:style-name="T3">o</text:span></text:span>rdine ver<text:span text:style-name="Default_20_Paragraph_20_Font"><text:span text:style-name="T3">o</text:span></text:span> quadam omatuque procedens sum-<text:line-break/>per, quod caelestibus orrigiuem refert acceptam, omnia si-<text:line-break/>quidem in hoc orbe ah illis decus omameutumque capessunt.<text:line-break/>Atque jam et nunc. ex his duobus principiis, quae ex expe-<text:line-break/>rieutia cognita fiunt et ratio suppeditavit,- omnium quae ra-<text:line-break/>tione et experientia ipfa, in diebus decretoriis intelli-<text:line-break/>guutur , . causas invenire conabimur , hinc. facto sermonis<text:line-break/>exordio.</text:p>
      <text:h text:style-name="Heading_20_2" text:outline-level="2">Cap. II.,</text:h>
      <text:p text:style-name="P21"><text:s/>omnium certe superiorum astrorum p o-</text:p>
      <text:p text:style-name="P3">tenti<text:span text:style-name="Default_20_Paragraph_20_Font"><text:span text:style-name="T3">s</text:span></text:span> fruimur , verum qui maxime hunc orbem exornat et<text:line-break/>concinnat et disponit est sol, quippe veris, aestatis, autumni<text:line-break/>et hiemis auctor alius nemo extat, nec alius tam manifesto<text:line-break/>vel ex terrestri limo animalia generare potest , neque fruges<text:line-break/>maturare, neque ad coitum et generis propagationem ani-<text:line-break/>mautia provocare. Magna sane et lunae opera in hanc re-<text:line-break/>rum substantiam apparent, verum solis effectibus posteriora.<text:line-break/>Etenim menses haec perpetuo disponit, idquc evidenter adeo<text:line-break/>in marinis animalibus, quanquam et hoc ipsum solis henefi-<text:line-break/>ciohahet. Novum enim ipsa lumen sortitur, quum sole<text:line-break/>primum fruitur. Tanta vero ejus portio semper illuminata<text:line-break/>est,: quantam sol aspicit. Prorsus autem deficit lucisque<text:line-break/>expers redditur, ubi terra suo interventu ipsam obtenebrat.<text:line-break/>Quapropter ut illa distat a sole omnes mutationes suscipit,<text:line-break/>etenim plena est, quum diametra est, aequa proportione. di-<text:line-break/>visa, scu, sennlunaris, quum quadrangula est, utrinque<text:line-break/>gibba, quum triangula , et falcatam speciem resert , ubi sex-<text:line-break/>angula est, atque tunc primum nova est, quum post solis</text:p>
      <text:p text:style-name="P3">congressum apparet, obscurata omnino, quum sistis lumine<text:line-break/>circumvallatur. Igitur fructus auget incrassatque, anima<text:span text:style-name="Default_20_Paragraph_20_Font"><text:span text:style-name="T3">n-<text:line-break/></text:span></text:span>tia implet , ad haec menstruorum statum tempus mulieribus<text:line-break/>conservat, item comitialium circuitus custodit, inde quod<text:line-break/>solis plus vel minus participati omnia siquidem haec fa-<text:line-break/>cere nam est, ubi falcis figuram repraesentat, languida fi-<text:line-break/>unt, valida omnia, quum plena suerit. Quapropter et fru-<text:line-break/>otus interea adauget maturatque celerrime, mortua corpora<text:line-break/>putrefacit , <text:span text:style-name="Default_20_Paragraph_20_Font"><text:span text:style-name="T3">t</text:span></text:span>omnoque sopitis sist, ejus lumine, vel aliter diu-<text:line-break/>tius immoraris, pallorem et capitis gravitatem conciliati<text:line-break/>Ut igitur luna <text:span text:style-name="Default_20_Paragraph_20_Font"><text:span text:style-name="T3">t</text:span></text:span>ofis auxilio in omnibus indiget, ita fel ad<text:line-break/>nullam rem maximam vel alterius cujusdam astri, vel<text:line-break/>ipsius lunae operam desiderati A nullo enim impeditur,<text:line-break/>quo minus aestatem sariat, quum in vertice nostro consule-<text:line-break/>rit, aut frigus adducat, fi humilis seratur, aut aequinoctium<text:line-break/>utrumque disponat, fi mediocriter obliquus sit, fed ipfe<text:line-break/>velut rex quispiam maximus est, luna vero ut hyparchus<text:line-break/>non exiguus; inter illum enim et nos media constituta , ter-</text:p>
      <text:p text:style-name="P3">aestuem regionem merito gubernat, non potentia caeteros<text:line-break/>planetas, sed vicinitate exuperans. Hujus rei gratia mn-<text:line-break/>alno frigus locum nosseum occupat, quum sol ad hiemalem<text:line-break/>plagam declinaverit, tunc cal<text:span text:style-name="Default_20_Paragraph_20_Font"><text:span text:style-name="T3">o</text:span></text:span>r omnino nos exercet, ubi<text:line-break/>supra verticem .nostrum aut prope ipsum fertur. Luna vel<text:line-break/>particulares cujusque mensis dies disponit, parvae mutatio-<text:line-break/>nis facultatem habens, eamque non simpliciter ex fe, verum<text:line-break/>ex solis. aspectu consequitur.</text:p>
      <text:h text:style-name="Heading_20_2" text:outline-level="2">Cap. HI.. </text:h>
      <text:p text:style-name="P20">Vehementiores itaque mutationes eveniunt<text:line-break/>ubi ipsa cum fole coit, insuper in apparitionibus plenihmii,<text:line-break/>minores his contingunt dum dimidia apparet,^ imbecillae,<text:line-break/>dum utrinque gibba et falcata videtur.. - Nam validissima eo-<text:line-break/>pum quae. prius. erant mutatio committitur dum luna cum<text:line-break/>sole coit ac ejus lumine circumvallatur, quippe quae prius<text:line-break/>apparebat, nunc nulli conspicitu<text:span text:style-name="Default_20_Paragraph_20_Font"><text:span text:style-name="T3">r.. </text:span></text:span>Dein diametra lunae<text:line-break/>statio tanquam distinguens in binasque partus- secans con-<text:line-break/>trarias maxime lunae dispositiones , aliarum omnium est vn<text:line-break/>lidilsima;.quod vero incrementum diminutioni maxime sit</text:p>
      <text:p text:style-name="P3">contraria dispositio, ostendere non est opus. Deinde post<text:line-break/>hunc congressum et plenilunium duae dicbotomi medium<text:line-break/>utraque secans, augmenti tempusunior, diminutionis altera.<text:line-break/>At omnium extremae imbecillimaeque aeris nos ambientis con-<text:line-break/>versiones in falcatis et in utrinque gibbis apparitionibus<text:line-break/>siunt, magis autem in utrinque gibbis, nulla siquidem. in eis<text:line-break/>magna mutatio sicut in falcatis apparet. Quare nec. Aratus<text:line-break/>malo ipsas neglexit, tanquam imbecillas existentes, conye-<text:line-break/>nitque eos laudare, qui de eis scripserint, tanquam ne vel<text:line-break/>minimum quidem omittentes. At in pleniluniis conversio-<text:line-break/>nes et his adhuc magis in congressibus, proprium hoc prae-<text:line-break/>ter caeteras habent, illa siquidem celerrimas statim mutatio-<text:line-break/>nes faciunt, congressus vero inaequales et diuturnas; quid<text:line-break/>enim ante lunam apparentem manifesto pronuncies non esu<text:line-break/>Longum autem hoc tempus occultationis est, integri sere signi<text:line-break/>fpatium explens, mutationem vero ex incremento ad dilui-<text:line-break/>nutionem punctum exacte definit , liquetque hoc lunam m<text:span text:style-name="Default_20_Paragraph_20_Font"><text:span text:style-name="T3">o-</text:span></text:span></text:p>
      <text:p text:style-name="P3">mentaneo tempore pertransire. Itaque vere celeres pleui-<text:line-break/>lunii mutationes sinat, tliuturnae conjunctionales, nam oc-<text:line-break/>cultello uls tempus libi ipfi simile est et primae apparitionis<text:line-break/>tempus occultationi vicinum est, tum propter parvitatem<text:line-break/>ejus particulae , quae de tota luna apparet , tum ob luminis<text:line-break/>imbecillitatem, tum ob brevitatem temporis, quo siuprater-<text:line-break/>ram fertur.</text:p>
      <text:h text:style-name="Heading_20_2" text:outline-level="2">Cap. IV. </text:h>
      <text:p text:style-name="P20">Tuta igitur crisis evadat, quum in toto<text:line-break/>men<text:span text:style-name="Default_20_Paragraph_20_Font"><text:span text:style-name="T3">t</text:span></text:span>e status in secundo die accidet, quo primo et manifesto<text:line-break/>luna et longo fatis tempore super terram jam apparet et<text:line-break/>lumen sensile de <text:span text:style-name="Default_20_Paragraph_20_Font"><text:span text:style-name="T3">t</text:span></text:span>e mittit, ad haec umbram evidenter. Pri-<text:line-break/>mus autem dies tamdiu lunam supra terram vagantem habet,<text:line-break/>quamdiu is adhuc quoque s<text:span text:style-name="Default_20_Paragraph_20_Font"><text:span text:style-name="T3">o</text:span></text:span>lis lumen, quod post occasum<text:line-break/>est, retinet; quare in hoc luna simul cum s<text:span text:style-name="Default_20_Paragraph_20_Font"><text:span text:style-name="T3">o</text:span></text:span>lis lumine occr-<text:line-break/>dit, saepe vero et prior est occidiva; primum vero mani-<text:line-break/>festa in secundo die apparet, nunc quidem magis, nunc vero<text:line-break/>minus. . Atque hoc ei accidit pro quantitate distantiae a<text:line-break/>sule, haec .autem ipsa quantitas distantiae tum propter pe-</text:p>
      <text:p text:style-name="P3">liarem lunae .motum fit, non enim ex aequo semper move-<text:line-break/>tur, .tum propter^ latitudinis immutationem, tum propter<text:line-break/>signorum occasum non aequali tempore evomentem, insu-<text:line-break/>per ob praeteriti congressus tempus. Unde non semper<text:line-break/>unum tempus est, quo clare luna conspicitur, ut plurimum<text:line-break/>tamen tribus diebus, qui circa congressum sunt, plane invi-<text:line-break/>sibilis fit, in quibus nondum haec terrena immutare potest.<text:line-break/>Et quodam modo tempus tum peculiaris ejus circuitus tum<text:line-break/>in nos actionis in idem recidit; etenim circuitus vicenis<text:line-break/>diebus scptenisque et tertia sere diei parte peragitur, in<text:line-break/>tanto enim tempore totum signiseri circulum percurrit; at<text:line-break/>quo nobis lucescit, circuitus quod is. quoque eidem conve-<text:line-break/>niat numero, plane intelliges, si occultationis tempus de<text:line-break/>toto menstruo eximas. Quod autem menstruum tempus non<text:line-break/>omnino triginta diebus constet, sed minus unius diei sere di-<text:line-break/>midio,. Hipparchus integro uno libro demonstrarit. Quin et<text:line-break/>vulgus jam prope universum novit mensium alium, quem<text:line-break/>Graeci nominant mutilum et imperfectum, dies vigiutiuovem</text:p>
      <text:p text:style-name="P11">obtinere, alium nempe absolutum, triginta. Nam unrver-<text:line-break/>fos amborum dies quinquagintanovem esse oportet, siqui-<text:line-break/>dem uterque omnino triginta minus dimidia diei parte<text:line-break/>continet.<text:tab/>.</text:p>
      <text:h text:style-name="Heading_20_2" text:outline-level="2">Cap. v </text:h>
      <text:p text:style-name="P20">Quemadmodum igitur a<text:span text:style-name="Default_20_Paragraph_20_Font"><text:span text:style-name="T3">n</text:span></text:span>num integrum sus<text:line-break/>disponit, ita luna mensem mutatione per septimanas ei ac-<text:line-break/>cidente. Nam a prima apparitione ad dichotomum et ab<text:line-break/>hac ad plenilunium utrumque quidem per <text:span text:style-name="Default_20_Paragraph_20_Font"><text:span text:style-name="T3">t</text:span></text:span>e tempus dierum<text:line-break/>est <text:span text:style-name="Default_20_Paragraph_20_Font"><text:span text:style-name="T3">t</text:span></text:span>eptem, ambo vero simul quatuordecim. Simili modo<text:line-break/>ii inde;. ubi ipsa aequali portione mensem dividit, usque<text:line-break/>ad secundam dichotomum connumera veris , septem et hos<text:line-break/>invenies dies, reliquos etiam qui usque ad absolutam lunaeoc-<text:line-break/>cullationem furat, septimum. Caeterum aera nos ambieu-<text:line-break/>tetn magnas suscipere mutationes, dum luna primum oo-<text:line-break/>cultatur et rursus primum apparet, nemo mortalium igno-<text:line-break/>rat<text:span text:style-name="Default_20_Paragraph_20_Font"><text:span text:style-name="T3">r</text:span></text:span> maxime ii quibus hoc studii est, agricolae et nautae,<text:line-break/>qui statum aeris tunc vocant, quum luna primum apparens<text:line-break/>fecundum aliquem ventum steti Quamobrem Aratus quo-</text:p>
      <text:p text:style-name="P3">dam loco verissime scribit de luna, ubi primum post coitio.-<text:line-break/>nem apparuerit, modo inquiens :</text:p>
      <text:p text:style-name="P1">Gy<text:span text:style-name="Default_20_Paragraph_20_Font"><text:span text:style-name="T3">nthia si cornu, qu</text:span></text:span>o<text:span text:style-name="Default_20_Paragraph_20_Font"><text:span text:style-name="T3">d si sustollit in altum,<text:line-break/>Jncurvum specie velut annuat, adfere cael</text:span></text:span>o<text:line-break/><text:span text:style-name="Default_20_Paragraph_20_Font"><text:span text:style-name="T3">saeva procell</text:span></text:span>o<text:span text:style-name="Default_20_Paragraph_20_Font"><text:span text:style-name="T3">si praedicet siabra aquilonis.</text:span></text:span></text:p>
      <text:p text:style-name="P1"><text:span text:style-name="Default_20_Paragraph_20_Font"><text:span text:style-name="T3">Rursu</text:span></text:span>s <text:span text:style-name="Default_20_Paragraph_20_Font"><text:span text:style-name="T3">eo veniet pluviu</text:span></text:span>s <text:span text:style-name="Default_20_Paragraph_20_Font"><text:span text:style-name="T3">Notus , hanc ubi parte</text:span></text:span>m<text:line-break/><text:span text:style-name="Default_20_Paragraph_20_Font"><text:span text:style-name="T3">Hone supina</text:span></text:span>t<text:span text:style-name="Default_20_Paragraph_20_Font"><text:span text:style-name="T3">i c</text:span></text:span>o<text:span text:style-name="Default_20_Paragraph_20_Font"><text:span text:style-name="T3">nspexe</text:span></text:span>ris,. <text:span text:style-name="Default_20_Paragraph_20_Font"><text:span text:style-name="T3">inque reclivem<text:line-break/></text:span></text:span>S<text:span text:style-name="Default_20_Paragraph_20_Font"><text:span text:style-name="T3">ponte habitum , verum si lumen tertius</text:span></text:span> o<text:span text:style-name="Default_20_Paragraph_20_Font"><text:span text:style-name="T3">rtu</text:span></text:span>s<text:line-break/><text:span text:style-name="Default_20_Paragraph_20_Font"><text:span text:style-name="T3">Proferat , atque Deae c</text:span></text:span>o<text:span text:style-name="Default_20_Paragraph_20_Font"><text:span text:style-name="T3">nvolvat circulu</text:span></text:span>s <text:span text:style-name="Default_20_Paragraph_20_Font"><text:span text:style-name="T3">ora</text:span></text:span>s<text:line-break/><text:span text:style-name="Default_20_Paragraph_20_Font"><text:span text:style-name="T3">suffinfu</text:span></text:span>s <text:span text:style-name="Default_20_Paragraph_20_Font"><text:span text:style-name="T3">rutilo, m</text:span></text:span>o<text:span text:style-name="Default_20_Paragraph_20_Font"><text:span text:style-name="T3">x tempestate son</text:span></text:span>o<text:span text:style-name="Default_20_Paragraph_20_Font"><text:span text:style-name="T3">ra<text:line-break/>st</text:span></text:span>r<text:span text:style-name="Default_20_Paragraph_20_Font"><text:span text:style-name="T3">umosum late pelagu</text:span></text:span>s <text:span text:style-name="Default_20_Paragraph_20_Font"><text:span text:style-name="T3">canescere cerne</text:span></text:span>s.</text:p>
      <text:p text:style-name="Normal">Quinariam haec i<text:span text:style-name="Default_20_Paragraph_20_Font"><text:span text:style-name="T3">n</text:span></text:span> eodem libro scribit:</text:p>
      <text:p text:style-name="P1"><text:span text:style-name="Default_20_Paragraph_20_Font"><text:span text:style-name="T3">N</text:span></text:span>o<text:span text:style-name="Default_20_Paragraph_20_Font"><text:span text:style-name="T3">n unum deprehensa diem tibi signa l</text:span></text:span>o<text:span text:style-name="Default_20_Paragraph_20_Font"><text:span text:style-name="T3">quuntur..<text:line-break/>sed quae signa n</text:span></text:span>o<text:span text:style-name="Default_20_Paragraph_20_Font"><text:span text:style-name="T3">v</text:span></text:span>o <text:span text:style-name="Default_20_Paragraph_20_Font"><text:span text:style-name="T3">dederit nox tertia motu<text:line-break/>Quartave, sustollat medio</text:span></text:span>s <text:span text:style-name="Default_20_Paragraph_20_Font"><text:span text:style-name="T3">dum C</text:span></text:span>y<text:span text:style-name="Default_20_Paragraph_20_Font"><text:span text:style-name="T3">nthia vultu</text:span></text:span>s,<text:line-break/><text:span text:style-name="Default_20_Paragraph_20_Font"><text:span text:style-name="T3">Durabunt caelo, medi</text:span></text:span>o <text:span text:style-name="Default_20_Paragraph_20_Font"><text:span text:style-name="T3">quae edixerit ore,<text:line-break/>.Altera provise</text:span></text:span>r<text:span text:style-name="Default_20_Paragraph_20_Font"><text:span text:style-name="T3">e signamur tempora Luna.<text:line-break/>illa dehinc d</text:span></text:span>o<text:span text:style-name="Default_20_Paragraph_20_Font"><text:span text:style-name="T3">nec germani lumini</text:span></text:span>s i<text:span text:style-name="Default_20_Paragraph_20_Font"><text:span text:style-name="T3">gnei</text:span></text:span>s<text:line-break/><text:span text:style-name="Default_20_Paragraph_20_Font"><text:span text:style-name="T3">Accedat Ph</text:span></text:span>o<text:span text:style-name="Default_20_Paragraph_20_Font"><text:span text:style-name="T3">ebe, mensi</text:span></text:span>s <text:span text:style-name="Default_20_Paragraph_20_Font"><text:span text:style-name="T3">p</text:span></text:span>o<text:span text:style-name="Default_20_Paragraph_20_Font"><text:span text:style-name="T3">strema notabunt.</text:span></text:span></text:p>
      <text:p text:style-name="P1">Non ad omne tempus quod ab initio est usque ad fi-<text:line-break/>nem primae apparitionis signa sufficere ait, sed dichotomos</text:p>
      <text:p text:style-name="P3">et plenilunia mutationes quasdam assere. omnis autem ve-<text:line-break/>lux mutatio crisis appellatur, et statum quidem in luna<text:line-break/>sulcata potissimum dicunt, deinde ad plenilunium transfe-<text:line-break/>runt similiter vocantes , hoc enim validas vires etiam obti-<text:line-break/>net , hoc autem imbecilliores quidem fiunt semilunares sta- .<text:line-break/>tiones, attamen et hae quo que use aere decernunt. Quare<text:line-break/>mensem a luna immutari secundum septimanas jam est per-<text:line-break/>spicuum. Quod autem aliae res universae inde quoque mu-<text:line-break/>fantur omnibus non perinde constat, fed iis qui hujus-<text:line-break/>modi accurate observarint, in confesso esu Ad haec post .<text:line-break/>seminis conceptionem omnis impraegnatio. Insuper nihilo<text:line-break/>minus hac et post partum adaucti^. Item omne actionis<text:line-break/>initium magnas alterationes i<text:span text:style-name="Default_20_Paragraph_20_Font"><text:span text:style-name="T3">n</text:span></text:span> septimanos circuitus obti<text:span text:style-name="Default_20_Paragraph_20_Font"><text:span text:style-name="T3">n</text:span></text:span>et.<text:line-break/>Quae namque quotidie omnibus quae subsistunt ,. incidunt,<text:line-break/>horum cau<text:span text:style-name="Default_20_Paragraph_20_Font"><text:span text:style-name="T3">t</text:span></text:span>am luna habere observatu est, maximeque tetra-<text:line-break/>gonis et diametris stationibus ea immutans. Nam si luna in<text:line-break/>taure existente semen concipiatur, vel partus, veI omnino<text:line-break/>alterius cujusdam principium contigerit , magnas ejus muta—</text:p>
      <text:p text:style-name="P3">tirones faciet, quando signiferum percurrens in leone, fcor-<text:line-break/>pio et aquario fuerit. Verum in leone quadrata statio se-<text:line-break/>ptitnanae unius existit. In scorpio diametra duas feptima-<text:line-break/>nas habet: ita quoque in aquario fecu<text:span text:style-name="Default_20_Paragraph_20_Font"><text:span text:style-name="T3">n</text:span></text:span>do quadrangularis<text:line-break/>statio in tertiam septimanam procedit, idque necessario,<text:line-break/>quod luna, sicut ante diximus, vicenis diebus septenisque<text:line-break/>et particula quadam adjecta, maxime tertia dici parte, uni-<text:line-break/>versinn signiferi ambitum peragit. Si namque in toto tem-<text:line-break/>pore totum orbem pertransire oportet, constat quartani<text:line-break/>ipfius partem i<text:span text:style-name="Default_20_Paragraph_20_Font"><text:span text:style-name="T3">n</text:span></text:span> septem prope diebus eam expediturum.<text:line-break/>Proinde hujus te admodum meminisse ad futura convenit,<text:line-break/>nempe lunae transpofitionem tetragonon non diebus feptem<text:line-break/>integris circumscribi.</text:p>
      <text:h text:style-name="Heading_20_2" text:outline-level="2">Cap. VI. </text:h>
      <text:p text:style-name="P20">Porro illud denuo repetendum est, quod<text:line-break/>nos quoque observa<text:span text:style-name="Default_20_Paragraph_20_Font"><text:span text:style-name="T3">n</text:span></text:span>tes verissimum semper esse comperimus<text:line-break/>ab Aegyptiis astronomis inve<text:span text:style-name="Default_20_Paragraph_20_Font"><text:span text:style-name="T3">n</text:span></text:span>tum, lunam non modo aegris,<text:line-break/>fed etiam sanis, dies quales ta<text:span text:style-name="Default_20_Paragraph_20_Font"><text:span text:style-name="T3">n</text:span></text:span>dem futuri sint; posse prae-<text:line-break/>nunciare. Si etenim ad planetas temperatos fleterit, quos</text:p>
      <text:p text:style-name="P3">jam nominant, salutares .faustos ac bonos dies producere;<text:line-break/>si ad intemperatos, graves molestosque. Fingamus enim<text:line-break/>homine quodam nascentesalutares planetas in ariete , mali-<text:line-break/>gnos in tauro esse, is homo nimirum; quum luna in ariete;<text:line-break/>cancro, libra et capricorno fuerit, pulchre deget, quum<text:line-break/>vero taurum ipfum, vel tetragonum aliquod, vel diame-.<text:line-break/>trum signum occupat, male tunc et moleste vitam transiget.<text:line-break/>Atque jam morborum initia huic, quum luna in tauro,<text:line-break/>leone, scorpio et aquario fuerit, pessima, sine periculo autem et<text:line-break/>salutaria <text:span text:style-name="Default_20_Paragraph_20_Font"><text:span text:style-name="T3">t</text:span></text:span>unsi quum arietem, cancrum, libram et capricornum<text:line-break/>luna permeat. Ad haec alterationes magnas; quas in te-<text:line-break/>tragonis et diametris per septimanas fieri diximus , in letha-<text:line-break/>libus quidem morbis Iethales et spias, in salubribus bonas<text:line-break/>evenire necesse esu Quamobrem Hippocrates etiam damnat<text:line-break/>maxime mutatio<text:span text:style-name="Default_20_Paragraph_20_Font"><text:span text:style-name="T3">n</text:span></text:span>es , quae in diebus decretoriis ad pejora<text:line-break/>declina<text:span text:style-name="Default_20_Paragraph_20_Font"><text:span text:style-name="T3">n</text:span></text:span>t, quippe quod lethalis morbi symptoma sit, quem-.<text:line-break/>admodum, ut arbitror, benigni contrarium.. Quod siquis</text:p>
      <text:p text:style-name="P3">et hujus ipsius caulam, cur quadratae et diametrae stationes<text:line-break/>sint potentissimae quaerat , is longissime a proposita disputa-<text:line-break/>tione digreditur. Nam in praesentia non primas causas om-<text:line-break/>nium, quae ad astronomiam pe<text:span text:style-name="Default_20_Paragraph_20_Font"><text:span text:style-name="T3">r</text:span></text:span>tinent, fed quae proposito no-<text:line-break/>stio utiles sint, inqui<text:span text:style-name="Default_20_Paragraph_20_Font"><text:span text:style-name="T3">r</text:span></text:span>ere cogitamus. Utiles autem causae<text:line-break/><text:span text:style-name="Default_20_Paragraph_20_Font"><text:span text:style-name="T3">t</text:span></text:span>uus, quae septimanae naturam interpretantur, rarius igitur<text:line-break/>easin summam colligamus. Lunae tetragonae et dimnetrae sta-<text:line-break/>tiones in principiis bonis b<text:span text:style-name="Default_20_Paragraph_20_Font"><text:span text:style-name="T3">o</text:span></text:span>nas iaciunt alterati oues, in ora-<text:line-break/>lis malas. Atque hoc praeterquam quod astronomis in<text:line-break/>consesso est, integrum esitet tibi obse<text:span text:style-name="Default_20_Paragraph_20_Font"><text:span text:style-name="T3">r</text:span></text:span>vare. Sin autem hu-<text:line-break/>jusmodi nec observare volueris nec iis qui observarunt,<text:line-break/>fidem adhibe<text:span text:style-name="Default_20_Paragraph_20_Font"><text:span text:style-name="T3">r</text:span></text:span>e, indubie sophistarum ubique nunc obstre-<text:line-break/>pentium aliquis es, qui ratione manifesto apparentia nos ap-<text:line-break/>probare postulant, quum e contrario ex evidente<text:span text:style-name="Default_20_Paragraph_20_Font"><text:span text:style-name="T3">r</text:span></text:span> appareo-<text:line-break/>tibns de abditis ratiocinandum esset. lta fuo quae—<text:line-break/>que res -principio circuitus loquentes univers<text:span text:style-name="Default_20_Paragraph_20_Font"><text:span text:style-name="T3">o</text:span></text:span>s consonos<text:line-break/>habet.</text:p>
      <text:h text:style-name="Heading_20_2" text:outline-level="2">Cap. VII. </text:h>
      <text:p text:style-name="P20">Ci<text:span text:style-name="Default_20_Paragraph_20_Font"><text:span text:style-name="T3">r</text:span></text:span>cuituum ve<text:span text:style-name="Default_20_Paragraph_20_Font"><text:span text:style-name="T3">r</text:span></text:span>o alii numero quodam</text:p>
      <text:p text:style-name="P3">dierum constant, alii mensium. Jam ver<text:span text:style-name="Default_20_Paragraph_20_Font"><text:span text:style-name="T3">o</text:span></text:span> qui dierum nu-<text:line-break/>mero conflent, septimani sunt et lunae modo incedunt, qui<text:line-break/>autem mensium, ad solem referuntur, eodem modo eveuien-<text:line-break/>tes. Iterum enim ab Hippocratis verbis initium sumendum,<text:line-break/><text:span text:style-name="Default_20_Paragraph_20_Font"><text:span text:style-name="T3">aestivo</text:span></text:span>s <text:span text:style-name="Default_20_Paragraph_20_Font"><text:span text:style-name="T3">morbo</text:span></text:span>s dicentis <text:span text:style-name="Default_20_Paragraph_20_Font"><text:span text:style-name="T3">hiem</text:span></text:span>e <text:span text:style-name="Default_20_Paragraph_20_Font"><text:span text:style-name="T3">solvi, hiemales aestate.<text:line-break/></text:span></text:span>Hoc quidem longorum morborum et quasi dicas annalium<text:line-break/>judicii statutum tempus esta quemadmodum acutorum deci-<text:line-break/>musquartus dies. Tempus enim quod ad usque plenilunium<text:line-break/>est, totius lunaris circuitus dimidium existens, eandem<text:line-break/>rationem habet cum intervallo , quod ab bieme ad aestatem<text:line-break/>usque intercedit, quin etiam a plenilunio ad usque occulta-<text:line-break/>tionem tempus, spatio quod ab aestate ad hiemem usque<text:line-break/>porrigitur proportione respondet. Sed horum utrumque<text:line-break/>bifariam rectum in acutis morbis septimana- est, in diutus-<text:line-break/>uls clarissimorum siderum exortus, quorum ratione ver,<text:line-break/>aestas, hiems et autumnus describuntur. Non etenim pari<text:line-break/>dierum numero haec secundum ullius estronomi sententiam<text:line-break/>divlsa sunt, verum manisestis ambientis aeris mutationibus</text:p>
      <text:p text:style-name="P3">distinguntur. Rursus et alio modo. Quemadmodum septi-<text:line-break/>mana acutorum morborum decretoria est, sic temporis an-<text:line-break/>nui mutatio diuturnorum morborum erit salutoris, ut in<text:line-break/>hieme quidem constitutum morbum ver folvat, in vere con-<text:line-break/>flatum aestas, simili ratione per aestatem contractum au-<text:line-break/>tumnus , in hoc paratum hiems. Caeterum singularum par-<text:line-break/>tium bifariam divisarum partes mensis quaternariis propor-<text:line-break/>tione responde<text:span text:style-name="Default_20_Paragraph_20_Font"><text:span text:style-name="T3">n</text:span></text:span>t. Qui<text:span text:style-name="Default_20_Paragraph_20_Font"><text:span text:style-name="T3">n</text:span></text:span> astrologis etiam dicitur, quem in<text:line-break/>modum an<text:span text:style-name="Default_20_Paragraph_20_Font"><text:span text:style-name="T3">n</text:span></text:span>i temporis cujusque et i<text:span text:style-name="Default_20_Paragraph_20_Font"><text:span text:style-name="T3">n</text:span></text:span>itium et finis siderum<text:line-break/>clarorum ortu et occasu describitur, lu eundem quoque<text:line-break/>cujusque medietas , alterius rursus sideris exortu distingui-<text:line-break/>tur. Itaque universas pa<text:span text:style-name="Default_20_Paragraph_20_Font"><text:span text:style-name="T3">r</text:span></text:span>ticulares morborum mutationes<text:line-break/>vel tanquam ad proprium ipsorum principium, vel tanquam<text:line-break/>ad ambientis nos aeris conversionem evenire ^necesse esu<text:line-break/>Quae igitur ceu ex proprio ipsorum principio fiunt, lunam<text:line-break/>sequuntur, quae vero ab aeris nos ambientis conversione,<text:line-break/>in toto quidem anno solem, in lingulis autem mensibus lu-<text:line-break/>nam. Ex sus jam accidit mutationes validissimas esse, quae</text:p>
      <text:p text:style-name="P3">videlicet cuique per repluun<text:span text:style-name="Default_20_Paragraph_20_Font"><text:span text:style-name="T3">t</text:span></text:span> dies proprie contingunt, quam-<text:line-break/>vis etiamipfis quodammodo commisceantur, quas aer exui-<text:line-break/>tat. Quare merito inde quod semper eodem modo acci-<text:line-break/>dant, in id ut in plurimis morbis fiant, decidunt. Adhuc<text:line-break/>autem magis ipfarum ordinem perturbat accessionum violen-<text:line-break/>tia , crifes praerumpere. compellens , ut in sermonis processu<text:line-break/>dicemus. Ad haec varius in aegrotis admissus error tum<text:line-break/>ab ipsis medicis, si medici appellandi sint, non artis co<text:span text:style-name="Default_20_Paragraph_20_Font"><text:span text:style-name="T3">r</text:span></text:span>ru-<text:line-break/>ptores, qui hoc seculo permulti sunt, tum nihilominus ex<text:line-break/>iis quae laborantes peccant, -.quin et propter ministerium<text:line-break/>quandoque , et propter aliquod eorum quae extrinsecus ac-<text:line-break/>cidunt, uti prius diximus. Igitur septima normam virtutem<text:line-break/>mirari con venit .su tot causis eos interrumpentibus, mullo<text:line-break/>tamen aliis fortiores inveniuntur. In acutis quidem morbis<text:line-break/>coincidentes decretorii plures sunt, quoniam et corpus<text:line-break/>mutationi accommodum est, in motu et perturbatione veste-<text:line-break/>menti constitutum, in longioribus via et ordine magis <text:span text:style-name="Default_20_Paragraph_20_Font"><text:span text:style-name="T3">s</text:span></text:span>eptima .<text:line-break/>narum circuitus procedit.</text:p>
      <text:h text:style-name="P16" text:outline-level="2">Cap. VllI. </text:h>
      <text:p text:style-name="P20">Quapropter ab acutis denuo incipiamus<text:line-break/>om<text:span text:style-name="Default_20_Paragraph_20_Font"><text:span text:style-name="T3">n</text:span></text:span>ium consequenter decernentium dierum causas incesti-<text:line-break/>gantes. Jam quidem in primo febres diarias solvi co<text:span text:style-name="Default_20_Paragraph_20_Font"><text:span text:style-name="T3">n</text:span></text:span>tio-<text:line-break/>git, non tamen jam cum certamine et perturbatio<text:span text:style-name="Default_20_Paragraph_20_Font"><text:span text:style-name="T3">n</text:span></text:span>e effatu<text:line-break/>digna, quamquam nonnulli Hippoeratem quoque dies decre--<text:line-break/>torios in epidemiam primo enumerantem et primi meminisse<text:line-break/>puta<text:span text:style-name="Default_20_Paragraph_20_Font"><text:span text:style-name="T3">n</text:span></text:span>t, duplici nomine errantes. Circuitus enim primus et<text:line-break/>non dies primus, manifest<text:span text:style-name="Default_20_Paragraph_20_Font"><text:span text:style-name="T3">o</text:span></text:span> scriptus est in parium impariumque<text:line-break/>dierum catalogo. Quemodmodunr igitur in parium enumera-<text:line-break/><text:span text:style-name="Default_20_Paragraph_20_Font"><text:span text:style-name="T3">tio</text:span></text:span>ne primum circuitum praefatus, quartum diem inducit,<text:line-break/>ita in mentione imparium tertium. Adhuc vero magis<text:line-break/>ignorant quod statim initio prognostici scriptum est de facie<text:line-break/>cadaverosa. Quod fi ob hujusmodi causas haec faciei spe-<text:line-break/>cies orta est, una die nocteque indicantur; n<text:span text:style-name="Default_20_Paragraph_20_Font"><text:span text:style-name="T3">o</text:span></text:span>n intelligen-<text:line-break/>tes loco verbi probatur et cognoscitur. dictum esse. Hos<text:line-break/>igitur missos faciamus. Principium autem dierum, qui cum<text:line-break/>agitatione quadam acute morbos mutant, tertium a princi-<text:line-break/>pio statuere oportet, veluti prius etiam dictum est, qui nul-</text:p>
      <text:p text:style-name="P3">Iam jam cumprim<text:span text:style-name="Default_20_Paragraph_20_Font"><text:span text:style-name="T3">e</text:span></text:span> septimana communionem habet, sed ex .<text:line-break/>coincidentibus existit. Siquidem quaternarius quod septi-<text:line-break/>mana i<text:span text:style-name="Default_20_Paragraph_20_Font"><text:span text:style-name="T3">n</text:span></text:span> duas partes secta absolvitur, ideoque permagnam<text:line-break/>facultatem obtinet, in priore sermone dictus esit. Tertius<text:line-break/>vero et quintus dies non minus judicant quam quartus,<text:line-break/>quamvis coincidant nulla alia ratione quam quod cum ac-<text:line-break/>cessionibus crises sinui, hoc enim ipsum et ab experientia.<text:line-break/>testimonium habet et ratione contemplantibus non obscura<text:line-break/>ejus cau<text:span text:style-name="Default_20_Paragraph_20_Font"><text:span text:style-name="T3">t</text:span></text:span>a esu Nam perturbationis violentia naturam ea<text:line-break/>quae molestant etiam ante tempus propulsare compellit,<text:line-break/>quippe virtus ip<text:span text:style-name="Default_20_Paragraph_20_Font"><text:span text:style-name="T3">t</text:span></text:span>a est aliorum expultrix, quemadmodum in<text:line-break/>opere de naturalibus facultatibus antea demonstratum est:<text:line-break/>Tempus autem actionis post finem alteratricis facultatis est,<text:line-break/>tunc enim functionem obire omnibus fecundum naturam ab-<text:line-break/>solutis ostendebatur, quum illa ab actione destiterit. Verum<text:line-break/>ante perfectam coctionem interdum quae offendunt amoliri<text:line-break/>cogitur, ut luterdum co ncoctione j aur absoluta moratur adhuc et<text:line-break/>lente propter imbecillitatem munus finiit. Utrunque autum in</text:p>
      <text:p text:style-name="P3">ventriculo clare licet comtemplari; instigatus enim concoctio-<text:line-break/>nis tempus non expectat , fed protinus etiam utile cum eo<text:line-break/>quod molestat excernit, et ubi jam fatis concoxerit, inter-<text:line-break/>dum cunctanter superfluum, imbecillitatis vitio, expellit,<text:line-break/>At quum fecundum naturam fe habet; perfectae concoctio-<text:line-break/>nis tempus ipsius recrementorum expulsionis terminus est,<text:line-break/>quae neque praevertit, neque p<text:span text:style-name="Default_20_Paragraph_20_Font"><text:span text:style-name="T3">r</text:span></text:span>ae<text:span text:style-name="Default_20_Paragraph_20_Font"><text:span text:style-name="T3">s</text:span></text:span>entem adhuc moratur,<text:line-break/>Caete<text:span text:style-name="Default_20_Paragraph_20_Font"><text:span text:style-name="T3">r</text:span></text:span>um ut i<text:span text:style-name="Default_20_Paragraph_20_Font"><text:span text:style-name="T3">n</text:span></text:span> ventriculo, sic in singulis totius corporis<text:line-break/>partibus alienorum expultrix facultas esse ostendebatu<text:span text:style-name="Default_20_Paragraph_20_Font"><text:span text:style-name="T3">r</text:span></text:span>, quae<text:line-break/>meo sa<text:span text:style-name="Default_20_Paragraph_20_Font"><text:span text:style-name="T3">n</text:span></text:span>e judicio et crifim in morbis efficit, atque propterea<text:line-break/>optimae fiunt crisas quum jam omnia in animantis co<text:span text:style-name="Default_20_Paragraph_20_Font"><text:span text:style-name="T3">r</text:span></text:span>pore<text:line-break/>concocta luerint. Praevenire autem crisim, sic e<text:span text:style-name="Default_20_Paragraph_20_Font"><text:span text:style-name="T3">n</text:span></text:span>im Hip-<text:line-break/>pocrates appellare confuerit, malum est, nam utilis simul<text:line-break/>cum iis quae laedunt , excernuntur , Utque hoc natura luri-<text:line-break/>tata vel ab exteriore quodam, vel ab iis quae in ipsio corpore<text:line-break/>continentur. Extrinsecus igitur est .medicus qui parum<text:line-break/>recte quippiam fecerit, aeger, famuli atqueallia, quae pro-<text:line-break/>prie exteriora nominantur, in. ipfo autem corpore funt</text:p>
      <text:p text:style-name="P3">morbi ipsi eorumque causae et accessiones. Considera jam<text:line-break/>mihi tale. quid in natura accidisse,.. quod hominibus infirmis<text:line-break/>contigit p qui a fortioribus quibusdam intempestive. ad con-<text:line-break/>gressum irritati <text:span text:style-name="Default_20_Paragraph_20_Font"><text:span text:style-name="T3">r</text:span></text:span> imparati ,: pugnando superantur. Quin-<text:line-break/>etiam onus deponere quis volens interdum vel invitus .cum<text:line-break/>eo concidit.; Item vehementius quis currens, deinde fis<text:line-break/>ipsum retinere. nequiens, i<text:span text:style-name="Default_20_Paragraph_20_Font"><text:span text:style-name="T3">n</text:span></text:span>vitus in ecn vallem delatus est.<text:line-break/>omnia haec . exempla funt malarum crlleom, de quibus in<text:line-break/>opere de crisibus copiofius dicturi fumus. Sed nunc quo.;<text:line-break/>que necessarium dicetur, quum instituerim, .quidnam verbo<text:line-break/><text:span text:style-name="Default_20_Paragraph_20_Font"><text:span text:style-name="T6">προεκρηγνυσθαι </text:span></text:span>Hippocrates sibi velit interpretari. Etenim<text:line-break/>fieri non. potest. ut qui de diebus decretoriis quippiam re-<text:line-break/>ferre aggressus sit, nihil de crisi etiam dicat , . vel qui de<text:line-break/>crisi doceat, non etiam de diebus decretoriis verba faciat.<text:line-break/>Verum f<text:span text:style-name="Default_20_Paragraph_20_Font"><text:span text:style-name="T3">o</text:span></text:span>rmo ad propofitam institutionem femperr eyocan-<text:line-break/>dusest, et tantam adhaerentium mentionem facere oportet; .<text:line-break/>qua<text:span text:style-name="Default_20_Paragraph_20_Font"><text:span text:style-name="T3">n</text:span></text:span>ta necessaria esse videtur. --Unum jam ex illis. quae na-<text:line-break/>turam stimulant et veluti provocant, accessio est, -nullam</text:p>
      <text:p text:style-name="P2">quietem nec moram concedens, verum incitans movensque<text:line-break/>et veluti dixeris pugnam indicens. Unde acutorum mor-<text:line-break/>borunr in diebus imparibus judicium contingit, in his enim<text:line-break/>et accessi<text:span text:style-name="Default_20_Paragraph_20_Font"><text:span text:style-name="T3">o</text:span></text:span>nes sunt. Quae igitur causa sit, ob quam in acu-<text:line-break/>tis morbis tertio quoque die plurimum accessiones fiant, in<text:line-break/>longis autem vel quotidie, vel quarto quoque die, non<text:line-break/>promptum est invenire, nec in praesentia disqui<text:span text:style-name="Default_20_Paragraph_20_Font"><text:span text:style-name="T3">r</text:span></text:span>ere necessa-<text:line-break/>rimo, quod .vere sic eveniunt, apparet, et ad praesentia<text:line-break/>rationem ex principio habet; si enim ponamus, ut etiam ap-<text:line-break/>paret , secunda ab initio accessio ad tertium diem delabetur,<text:line-break/>. tertia ad quintum , quarta ad septimum , quinta ad nonum,<text:line-break/>omnes autem in impares incidunt. Quum ergo natura non<text:line-break/>convenienti semper tempore de morbis decernat, sed conci-<text:line-break/>tata plerumque alias ab aliis causis, a quibus accessi<text:span text:style-name="Default_20_Paragraph_20_Font"><text:span text:style-name="T3">o</text:span></text:span> in mor-<text:line-break/>bis acutis maxime continua redditur, ostensa vero est in<text:line-break/>impares incidere , in imparibus acutorum morborum plu-<text:line-break/>rima judicia fieri ratio est, non quod uses ipsi primariam</text:p>
      <text:p text:style-name="P3">decernendi virtutem habeant, femper enim huic animum<text:line-break/>adhibere oportet , fed quia per accidens aliquod sic eveniat<text:line-break/>Praedixi autem , opinor, manifesto jam hoc accidens, siqui-<text:line-break/>dem ratione qua morborum judicia frequentissime lu accesi-<text:line-break/><text:span text:style-name="Default_20_Paragraph_20_Font"><text:span text:style-name="T3">sio</text:span></text:span>nibus accidunt , hae autem in dies impares incidunt, ea-<text:line-break/>dem lu mensus acutis imparibus diebus crises c<text:span text:style-name="Default_20_Paragraph_20_Font"><text:span text:style-name="T3">o</text:span></text:span>ntingunt.<text:line-break/>At si dierum numerus ipsis decernendi facultatem haberet,<text:line-break/>non frequenter diebus imparibus, raro paribus, verum<text:line-break/>perpetuo imparibus, nunquam paribus de acutis morbis ju-<text:line-break/>dicium .fieri op<text:span text:style-name="Default_20_Paragraph_20_Font"><text:span text:style-name="T3">o</text:span></text:span>rteret. . Neque enim septimi vel quarti nu-<text:line-break/>merus crisis auctor est, sed quod luna innovante et imum-<text:line-break/>tante terrena, motuum quoque ciccuitus ad hos principes<text:line-break/>numeros venire contingat, merit<text:span text:style-name="Default_20_Paragraph_20_Font"><text:span text:style-name="T3">o</text:span></text:span> in ipsis tanquam stata al-<text:line-break/>terationum tempora inveniuntur. Quippe n<text:span text:style-name="Default_20_Paragraph_20_Font"><text:span text:style-name="T3">o</text:span></text:span>n a numeris,<text:line-break/>scd aduna mutationes terrenis adveniunt, at quum inmotu<text:line-break/>mutans consistat, tempus mutationibus. necessario conjun--<text:line-break/>ctum est, quere etiam numerus necessario. Non igitur</text:p>
      <text:p text:style-name="P3">quod omnis pamumerus foeminam , impar masculum refe-<text:line-break/>rat, acut<text:span text:style-name="Default_20_Paragraph_20_Font"><text:span text:style-name="T3">o</text:span></text:span>rum jusiicia imparibus diebus accidunt, neque<text:line-break/>enim impar absolute pari fortior est, neque, fi fortior , jam<text:line-break/>foemini<text:span text:style-name="Default_20_Paragraph_20_Font"><text:span text:style-name="T3">n</text:span></text:span>us imbecillior, <text:span text:style-name="Default_20_Paragraph_20_Font"><text:span text:style-name="T3">n</text:span></text:span>eque, fi foemininus quidem hic,<text:line-break/>masculus alter fit, acutos morbos in masculis numeris judi-<text:line-break/>cari, diuturn<text:span text:style-name="Default_20_Paragraph_20_Font"><text:span text:style-name="T3">o</text:span></text:span>s in f<text:span text:style-name="Default_20_Paragraph_20_Font"><text:span text:style-name="T3">o</text:span></text:span>emininis, rati<text:span text:style-name="Default_20_Paragraph_20_Font"><text:span text:style-name="T3">o</text:span></text:span>ni consentaneum esu<text:line-break/>Omnia siquidem quae de numerorum virtute nugantur tam<text:line-break/>facile absurda esse deprehendimus , ut mihi subinde mirari<text:line-break/>lubeat, ah Pyfhagoras ille. ita et fimus sapiens esset vir et<text:line-break/>simul tantum posse numeros existimaret. Atque nunc ad-<text:line-break/>versus ipsos etiam nobis nugari non vacat, nam satis est ad<text:line-break/>rem institutam terrena lunam alterare et in septimanis po-<text:line-break/>tissimum magnas parere mutationes, post in quaternariis ex-<text:line-break/>iguas, ad haec crisim accessione plurimum indigere, item<text:line-break/>accessiones tertio quoque die. in morbis acutis evenire, his<text:line-break/>etenim positis acut<text:span text:style-name="Default_20_Paragraph_20_Font"><text:span text:style-name="T3">o</text:span></text:span>s m<text:span text:style-name="Default_20_Paragraph_20_Font"><text:span text:style-name="T3">o</text:span></text:span>rb<text:span text:style-name="Default_20_Paragraph_20_Font"><text:span text:style-name="T3">o</text:span></text:span>s in imparibus diebus magis ad<text:line-break/>judicium tendere necessitas erit. Hujus rei gratia tertius et</text:p>
      <text:p text:style-name="P3">quintus merito decernunt, non ex lunari circuitu decor-<text:line-break/>nendi potentiam sortiti, fed vel quod violentiam accessionis<text:line-break/>tertius cristus quarto die fututam praevertet, vel et per Jo—<text:line-break/>vem, quod natura dum quarto die lassa nec inritata conquie-<text:line-break/>scit, quinto ad judicium commoveatur ; nam hic quam vere<text:line-break/>decretorius magis paulo tardare ridetu<text:span text:style-name="Default_20_Paragraph_20_Font"><text:span text:style-name="T3">r</text:span></text:span>, tertius paulo aia-<text:line-break/>gis anticipare conspicitur, atque ambo. crifim obtinuisse,<text:line-break/>quod vicini ambo vere decretorio accessiones sufceperiut.<text:line-break/>Jam vero et nonus inter duos decretorios feptimum et unde-<text:line-break/>cimum medius, vel non factum in scptimo die judicium, vel<text:line-break/>undecimo futurum, ipsa sibi vendicat, <text:span text:style-name="Default_20_Paragraph_20_Font"><text:span text:style-name="T3">r</text:span></text:span>arius quidem septimi,<text:line-break/>saepe u<text:span text:style-name="Default_20_Paragraph_20_Font"><text:span text:style-name="T3">n</text:span></text:span>decimi crisim assumit. . Etenim septimi diei pro-<text:line-break/>pria crisis non ad nonum, modo pauci errores com-<text:line-break/>missi sint, unquam pervenerit <text:span text:style-name="Default_20_Paragraph_20_Font"><text:span text:style-name="T3">i</text:span></text:span> fed hoc in libris de crisibus<text:line-break/>declarabimuus , undecimi vero. e contrario , quum et exacte<text:line-break/>omnia gesta sint, et .violenta noni diei accessio invadat.<text:line-break/>Porro propter accessionum vehementiae hujusmodi coluri-</text:p>
      <text:p text:style-name="P3">dete dies clarissime demonstratur, quod videlicet in diutur-<text:line-break/>nis morbis non similiter evenit Sicut enim accessionum<text:line-break/>vehementia; ita dierum quoque colucidentium numerus in<text:line-break/>illis exolvitur. Adeo autem sane violenti quid habet vehe-<text:line-break/>tnentia accessionis ad crifim , ut in omnibus fe<text:span text:style-name="Default_20_Paragraph_20_Font"><text:span text:style-name="T3">r</text:span></text:span>e diebus per-<text:line-break/>acutos judicari ridere liceat; nam ultimus ipsorum dies, qui<text:line-break/>est septimus, judicandi vim obtinet, et ante hunc.non quartus<text:line-break/>modo, sed et tertius et quintus et sextus crises quandoque<text:line-break/>excipiunt. Quin et de primo an decernet, ut dicebatur,<text:line-break/>quaesitum esu Reliquus itaque secundus ordine decreto.-<text:line-break/>rio indubie elapsus est,. fit autem, si vis, et primus; sed ter-<text:line-break/>tius, quartus, quintus, sextus, septimus omnes decernunt.<text:line-break/>Ac omnes dies post morbi principium in peracutis propter<text:line-break/>accessionum vehementiam decernere videntur. Ergo sextus<text:line-break/>etiam, .etsi nec inter decretorios, qui circuitu constat, nec<text:line-break/>impari numero ascribatur; .tamen et ipse persaepe decernit,<text:line-break/>quoniam intra peracutorum terminum continetur. Universi</text:p>
      <text:p text:style-name="P3">autem tales morbi alterum duorum habent, vel fynochum<text:line-break/>febrem, ita enim appellant quae a prima constitutione<text:line-break/>eundem te<text:span text:style-name="Default_20_Paragraph_20_Font"><text:span text:style-name="T3">n</text:span></text:span>orem sine manifesta declinatione ad crisim usque,<text:line-break/>uti diximus, fervat, vel febrem aliam , quae effi ma<text:span text:style-name="Default_20_Paragraph_20_Font"><text:span text:style-name="T3">n</text:span></text:span>ifestas<text:line-break/>habeat declinationes et accessiones, non tamen tertio quo-<text:line-break/>que die manifestas tantum habet, verum in ipforum dierum<text:line-break/>quoque mediis, quemadmodum et femrtertiana. Proinde<text:line-break/>prima peracutorum differentia velut una quaedam est ac-<text:line-break/>cessio, quamobrem nihil, quantum ad accessionem pertinet,<text:line-break/>impares paribus praestabunt, quum febris singusis diebus<text:line-break/>aequalis existat. Secunda etsi per triduum magnas habeat<text:line-break/>accessiones et veluti principia circuituum, tamen medica<text:line-break/>ipforum dies tantam et ipsis in peracutis morbis accessionem<text:line-break/>frequenter affert, ut etiam magnis aliorum quorundam mor-<text:line-break/>borum accessionibus nihilo fit inferior. Quum igitur mor-<text:line-break/>bus velut ad septimum festinat et fecundum ipsius nationem<text:line-break/>in eodem iudicandus est , mediae vero accessionis magnitudo<text:line-break/>naturam ad crisim ante suum tempus venire compellit, vel</text:p>
      <text:p text:style-name="P2">extrinsecus aliquid evenit ipfam irritans , sic .crisis <text:span text:style-name="Default_20_Paragraph_20_Font"><text:span text:style-name="T3">t</text:span></text:span>exto die<text:line-break/>paerumpet. Atque haec tanto pejor est ea, quae septimo<text:line-break/>futura erat , quanto magis ipsam praevertit. Pessima vero<text:line-break/>crisis secundum aliam rationem sexto die accidit, quam in<text:line-break/>opere de crisibus plenius enarrabimus , quippe ad illud pro-<text:line-break/>prie pertinet bona malaque judicia distinguere, hic tantum<text:line-break/>x de diebus decretoriis disserere statuimus. Sed quia semel<text:line-break/>de sexto die universa licere paravimus, hoc quoque adhuc<text:line-break/>summatim adjuugemus. Invadunt quidam morbi secu<text:span text:style-name="Default_20_Paragraph_20_Font"><text:span text:style-name="T3">n</text:span></text:span>dum<text:line-break/>diem primo graviorem habentes , quartum tertio et totas ac-.<text:line-break/>cessiones in diebus paribus, qui longorum quidem morbo-<text:line-break/>ruta naturam, quemadmodum in commentariis de crisibus<text:line-break/>ostendemus, habent, judicium tamen praevertunt ut acuti,<text:line-break/>propter accessionis vehementiam, hi etiam in secundo die<text:line-break/>interficiunt et quarto, sed sexto plurimos. Etenim in se-<text:line-break/>eundo die natura quodammodo valida adhuc est, item i<text:span text:style-name="Default_20_Paragraph_20_Font"><text:span text:style-name="T3">n<text:line-break/></text:span></text:span>quarto adhuc valida magis quam in sexto, sed no<text:span text:style-name="Default_20_Paragraph_20_Font"><text:span text:style-name="T3">n</text:span></text:span>dum in<text:line-break/>certamen venire audet, at in sexto accessionis vehementia</text:p>
      <text:p text:style-name="P3">frequenter eam ad certationem provocat. Quare alterum e<text:line-break/>duobus fustinet, vel in ea conciditet prius quam quae osseo-<text:line-break/>dunt excreverit, extinguitur, vel plurimum ex eis pro-<text:line-break/>pulsat, .reliquum vero adhuc non potest, verum imbecilla<text:line-break/>et defatigata proc<text:span text:style-name="Default_20_Paragraph_20_Font"><text:span text:style-name="T3">t</text:span></text:span>us cadit et languida jacet. Deinde fi quo--<text:line-break/>modo postero tempore recreari ac refici potuerit, paulatim<text:line-break/>morbum concoquit, quod simorbi reliquiae ejus robore tua-<text:line-break/>j ores sint, tam diu aeger supervivet, quamdiu natura adhuc<text:line-break/>sufficere potest, morietur tamen postea. Jam vero de diebus<text:line-break/>coincidentibus abunde dictum est.</text:p>
      <text:h text:style-name="Heading_20_2" text:outline-level="2">Cap. IX. </text:h>
      <text:p text:style-name="P20">Cur autem et vigesimus et vigefimuspri-<text:line-break/>mus, multo magis vigesimus decernat, explicabo. Primum<text:line-break/>quoniam hujusmodi morbus diuturnus jam est, ipsas accessio-<text:line-break/>nes dies pares excipiunt, deinde quod septimana non iute-<text:line-break/>gris. scptem diebus constet, veluti prius expofitum est, novit<text:line-break/>hoc quoque Hippocrates. Quum enim dixisset in opere<text:line-break/>proguestic.o v <text:span text:style-name="Default_20_Paragraph_20_Font"><text:span text:style-name="T3">Hi erg</text:span></text:span>o <text:span text:style-name="Default_20_Paragraph_20_Font"><text:span text:style-name="T3">ex acutissimis morbis per quatu</text:span></text:span>o<text:span text:style-name="Default_20_Paragraph_20_Font"><text:span text:style-name="T3">r in<text:line-break/>v</text:span></text:span>i<text:span text:style-name="Default_20_Paragraph_20_Font"><text:span text:style-name="T3">ginti ex additi</text:span></text:span>o<text:span text:style-name="Default_20_Paragraph_20_Font"><text:span text:style-name="T3">ne perveniunt</text:span></text:span>, itis suili ungit; <text:span text:style-name="Default_20_Paragraph_20_Font"><text:span text:style-name="T3">Vorum hu-</text:span></text:span></text:p>
      <text:p text:style-name="P3"><text:span text:style-name="Default_20_Paragraph_20_Font"><text:span text:style-name="T3">jusm</text:span></text:span>o<text:span text:style-name="Default_20_Paragraph_20_Font"><text:span text:style-name="T3">di supputat</text:span></text:span>io <text:span text:style-name="Default_20_Paragraph_20_Font"><text:span text:style-name="T3">per integros die</text:span></text:span>s <text:span text:style-name="Default_20_Paragraph_20_Font"><text:span text:style-name="T3">nimirum fieri n</text:span></text:span>o<text:span text:style-name="Default_20_Paragraph_20_Font"><text:span text:style-name="T3">n po-<text:line-break/>test, qu</text:span></text:span>i<text:span text:style-name="Default_20_Paragraph_20_Font"><text:span text:style-name="T3">ppe quum nec annus, nec mensos ipsi integris die-<text:line-break/>bus numerari p</text:span></text:span>o<text:span text:style-name="Default_20_Paragraph_20_Font"><text:span text:style-name="T3">ssint. </text:span></text:span>Ut igitrrr- annus ad trecentos fexa-<text:line-break/>gintaquinque dies particulam diei majorem quarta adjectam<text:line-break/>habet, tum mensis ad triginta dies abs<text:span text:style-name="Default_20_Paragraph_20_Font"><text:span text:style-name="T3">o</text:span></text:span>lvendos unius dimi-<text:line-break/>dium desiderat, sic et septimana sexte maxime diei parte,<text:line-break/>ut septem integr<text:span text:style-name="Default_20_Paragraph_20_Font"><text:span text:style-name="T3">o</text:span></text:span>s habeat; indiget. Quam<text:span text:style-name="Default_20_Paragraph_20_Font"><text:span text:style-name="T3">o</text:span></text:span>brem fit ut tres<text:line-break/>septimanae n<text:span text:style-name="Default_20_Paragraph_20_Font"><text:span text:style-name="T3">o</text:span></text:span>n unum et viginti dies integr<text:span text:style-name="Default_20_Paragraph_20_Font"><text:span text:style-name="T3">o</text:span></text:span>s, sed minus<text:line-break/>fere t<text:span text:style-name="Default_20_Paragraph_20_Font"><text:span text:style-name="T3">o</text:span></text:span>ta dimidia parte unius c<text:span text:style-name="Default_20_Paragraph_20_Font"><text:span text:style-name="T3">o</text:span></text:span>nsequantur. Ob qu<text:span text:style-name="Default_20_Paragraph_20_Font"><text:span text:style-name="T3">o</text:span></text:span>d etiam<text:line-break/>numerum hujusmodi n<text:span text:style-name="Default_20_Paragraph_20_Font"><text:span text:style-name="T3">o</text:span></text:span>n magis viginti quam uni et viginti<text:line-break/>diebus vicinum utrique. parti invenire videas, Nam quum<text:line-break/>t<text:span text:style-name="Default_20_Paragraph_20_Font"><text:span text:style-name="T3">o</text:span></text:span>tus lunaris circuitus septem et viginti diebus et adhuc ter-<text:line-break/>tia unius parte absolvatur , ideoque septimana quaelibet se-<text:line-break/>tem diebus minus sextante constet,. tres septimanae viginti<text:line-break/>dies et dimidium, habebunt. lgitur vigesimus exactam pe-<text:line-break/>riodum propinquam sibi vindicat; qu<text:span text:style-name="Default_20_Paragraph_20_Font"><text:span text:style-name="T3">o</text:span></text:span>niam tales. jam morbi<text:line-break/>diuturni evadent et accessiones paribus diebus. accipiunt,<text:line-break/>quorum vero accessi<text:span text:style-name="Default_20_Paragraph_20_Font"><text:span text:style-name="T3">o</text:span></text:span>nes lu: imparibus eveniunt; h<text:span text:style-name="Default_20_Paragraph_20_Font"><text:span text:style-name="T3">o</text:span></text:span>rum et</text:p>
      <text:p text:style-name="P3">judicia ad vrgesimumprimum delabuntur. Sed quoniam non<text:line-break/>siolum lunae circuitus, verum et menstruum tempus appari-<text:line-break/>tionis virtutem quandam in n<text:span text:style-name="Default_20_Paragraph_20_Font"><text:span text:style-name="T3">o</text:span></text:span>s p<text:span text:style-name="Default_20_Paragraph_20_Font"><text:span text:style-name="T3">o</text:span></text:span>ssidet, uti prius d<text:span text:style-name="Default_20_Paragraph_20_Font"><text:span text:style-name="T3">o</text:span></text:span>cui-<text:line-break/>mus, ipse etenim signiferi circuitus acc<text:span text:style-name="Default_20_Paragraph_20_Font"><text:span text:style-name="T3">o</text:span></text:span>mmodatissimus est<text:line-break/>u<text:span text:style-name="Default_20_Paragraph_20_Font"><text:span text:style-name="T3">n</text:span></text:span>icuique rei pr<text:span text:style-name="Default_20_Paragraph_20_Font"><text:span text:style-name="T3">o</text:span></text:span>priis principiis, menstruale vero tempus,<text:line-break/>quo luna conspicitur, ambientem nos aerem immutans <text:span text:style-name="Default_20_Paragraph_20_Font"><text:span text:style-name="T3">o</text:span></text:span>m-<text:line-break/>nibus ex aequo hominibus c<text:span text:style-name="Default_20_Paragraph_20_Font"><text:span text:style-name="T3">o</text:span></text:span>mmunem effectum <text:span text:style-name="Default_20_Paragraph_20_Font"><text:span text:style-name="T3">o</text:span></text:span>stendit.<text:line-break/>Dem<text:span text:style-name="Default_20_Paragraph_20_Font"><text:span text:style-name="T3">o</text:span></text:span>nstratum est autem et hoc tempus viginti et septem dies<text:line-break/>propemodum continere, ideoque septimana ejus minor ad-<text:line-break/>huc prius dicta merito evadet. Sive enim a trigi<text:span text:style-name="Default_20_Paragraph_20_Font"><text:span text:style-name="T3">n</text:span></text:span>ta tres<text:line-break/>illos qui circa c<text:span text:style-name="Default_20_Paragraph_20_Font"><text:span text:style-name="T3">o</text:span></text:span>iti<text:span text:style-name="Default_20_Paragraph_20_Font"><text:span text:style-name="T3">o</text:span></text:span>nem sunt dies, in quibus nihil adhuc<text:line-break/>de aere decernitur auferre cogites; sive a vigintinovem et<text:line-break/>dimidio , reliquum tempus quo luna manifestum de fe lumen<text:line-break/>praebet., .priore m<text:span text:style-name="Default_20_Paragraph_20_Font"><text:span text:style-name="T3">o</text:span></text:span>do septem et viginti dies, altero viginti-<text:line-break/>sex et dimidium habebit. Quoniam ergo mutationes c<text:span text:style-name="Default_20_Paragraph_20_Font"><text:span text:style-name="T3">a</text:span></text:span>rp<text:span text:style-name="Default_20_Paragraph_20_Font"><text:span text:style-name="T3">o-<text:line-break/></text:span></text:span>ribus nostris accidere diximus quasdam proprias , quasdam<text:line-break/>communes,..proprias, quae. tanquam ad p<text:span text:style-name="Default_20_Paragraph_20_Font"><text:span text:style-name="T3">r</text:span></text:span>opria principia<text:line-break/>spectent; communes, quae ad communem ambientis n <text:span text:style-name="Default_20_Paragraph_20_Font"><text:span text:style-name="T4">ru m,</text:span></text:span></text:p>
      <text:p text:style-name="P3">in idem autem utrosque lunae circuitus fieri contingit, et<text:line-break/>communes propriis paulo breviores esse. Atque sic jam ex<text:line-break/>septimanae numero quippiam auferetur. Nam quum pro-<text:line-break/>priae communis admisceatur, sitque paulo brevioris tempo-<text:line-break/>ris, ita quosque aliquid de septimanae numero confringi et<text:line-break/>veluti in medio quodam proprii et communis consistere<text:line-break/>necesse est; voco autem. proprium, qui ex zodiaci circuitu<text:line-break/>proficiscitur, nam is cuique nostrum virtutem affert, com-<text:line-break/>munem, qui ex circuitu menstruo fit, quem supra recensui<text:line-break/>nequaquam septem et viginti dierum esse. Nam si a men-<text:line-break/>strui .tempore exacto, quod ad triginta dies integros unius di-<text:line-break/>midium maxime requirere dicebatur, tres qui circa coitum sunt<text:line-break/>dies ademeris, reliqui videlicet vigintiscptem minus diei dimidio<text:line-break/>erunt. Itaque hoc tempus non meusiruale totum in septimanas<text:line-break/>dividitur. Quare commune tempus septimanae quod aerem ini,-<text:line-break/>mutat, minus erit eo, quod singulis est proprium, quanquam et<text:line-break/>hoc virtutem habere dicebatur ideoque nonnihil ex alterius<text:line-break/>septimanae tempore confringere , ut medium utriusque tem-</text:p>
      <text:p text:style-name="P3">pus, quod velut mixtum ex leis est, plus <text:span text:style-name="Default_20_Paragraph_20_Font"><text:span text:style-name="T3">t</text:span></text:span>exta parte feptima-<text:line-break/>nae demat. Ac exactam quidem vel mixturam vel abla-<text:line-break/>tionem de<text:span text:style-name="Default_20_Paragraph_20_Font"><text:span text:style-name="T3">n</text:span></text:span>s tantum novit, quantum vero humana conje-<text:line-break/>ctura assequi licet, praestat circuitum earum communem<text:line-break/>medium inter .utrasque collocari. ; Quum ergo apparitionis<text:line-break/>manifestae et effi<text:span text:style-name="Default_20_Paragraph_20_Font"><text:span text:style-name="T3">c</text:span></text:span>acis tempus fit dies vigesimusfextus et dimi-<text:line-break/>dius, zodiaci vero circuitus expleant vigintifeptem dies cum<text:line-break/>tertia unius parte, liquet medium ipforum fore vigefimmn-<text:line-break/>fextum diem,t ad haeo dimidium et tertiam marine duodeni-<text:line-break/>tuam unius diei partem, fiquidem ubi utroque tempore cou-<text:line-break/>juncto dimidium acceperis, medium ipfum invenies. At<text:line-break/>hoc tempus medium a vigintifeptem diebus duodecima<text:line-break/>maxime unius diei parte deficit, quia fi in quatuor ipfum<text:line-break/>dividas, exactum septimanae tempus offendes, non <text:span text:style-name="Default_20_Paragraph_20_Font"><text:span text:style-name="T3">t</text:span></text:span>exta .<text:line-break/>modo unius diei parte, <text:span text:style-name="Default_20_Paragraph_20_Font"><text:span text:style-name="T3">t</text:span></text:span>ed etiam majore mutilum. Suma-<text:line-break/>tur enim ex vigintisiex diebus et dimidio tertia et ex duode-</text:p>
      <text:p text:style-name="P12">crm quarta pars, erit autem tempus dierum fex dimidii<text:line-break/>quinta pars, et particulis aliis minoribus insuper adjectis,<text:line-break/>quae fiu<text:span text:style-name="Default_20_Paragraph_20_Font"><text:span text:style-name="T3">n</text:span></text:span>t sexagesima pruna , dei<text:span text:style-name="Default_20_Paragraph_20_Font"><text:span text:style-name="T3">n</text:span></text:span> centesima vigesima , du-<text:line-break/>ce<text:span text:style-name="Default_20_Paragraph_20_Font"><text:span text:style-name="T3">n</text:span></text:span>tesima quadragesima. Idem tempus et hoc lici possit die-<text:line-break/>rum Iex et dimidii et <text:span text:style-name="Default_20_Paragraph_20_Font"><text:span text:style-name="T3">t</text:span></text:span>extae partis diei vigesimae quartae et<text:line-break/>quadr.agefimaeoctavae. Abest . autem hujusmodi tempus a<text:line-break/>sieptem diebus unius diei quadrante, et si exacte computes,<text:line-break/>sexagesima parte, centesima vigesima et ducentesima quadra-<text:line-break/>gesima. Quae quum ita <text:span text:style-name="Default_20_Paragraph_20_Font"><text:span text:style-name="T3">t</text:span></text:span>e habeant, tres septimanae viginti<text:line-break/>diebus et <text:span text:style-name="Default_20_Paragraph_20_Font"><text:span text:style-name="T3">t</text:span></text:span>exta unius diei parte comprehendentur. Proinde<text:line-break/>si hunc in modum exacte rationem ineamus, trium septima-<text:line-break/>narum numerus paululum viginti dies excedet, atque his<text:line-break/>multo magis quam viginti et uni erit proprius. Jam sane<text:line-break/>ostendi secundum rerum veritatem et Hippo cratis sente<text:span text:style-name="Default_20_Paragraph_20_Font"><text:span text:style-name="T3">n</text:span></text:span>tiam,<text:line-break/>nullam horum supputationem per dies integros fieri posse,<text:line-break/>hoc est absolute citraque divisionem, neque septimanam ne-<text:line-break/>que quatemarimn neque mensem neque annum neque alium<text:line-break/>quemuis numerum.</text:p>
      <text:h text:style-name="P16" text:outline-level="2">C a p. X. </text:h>
      <text:p text:style-name="P20">Qui jam disputationis hujus subtilitati fuc-<text:line-break/>cenfet, ac difficilem eam existimat, hunc nemo ipsam ad-<text:line-break/>disoere cogit, verum primus hujus <text:span text:style-name="Default_20_Paragraph_20_Font"><text:span text:style-name="T3">o</text:span></text:span>peris liber ei sufficit.<text:line-break/>Quod si quis non admodum segnis fuerit, fecundum quoque<text:line-break/>adjiciat, a tertio autem abstineat. Nos siquidem haec paucis<text:line-break/>plane iisque inrito scripsisse assirmanus. V<text:span text:style-name="Default_20_Paragraph_20_Font"><text:span text:style-name="T3">o</text:span></text:span>s 0 dii im-<text:line-break/>mortales novistis , vos in testimonium voco , haec me ami-<text:line-break/>corum quorundam precibus vehementer adactum scriptis<text:line-break/>mandasse.</text:p>
      <text:h text:style-name="Heading_20_2" text:outline-level="2">Cap. XI. </text:h>
      <text:p text:style-name="P20">Nam stulti nimirum essemus, fi hujus-<text:line-break/>modi sermonem vulgo convenire arbitremur, quoniam illi<text:line-break/>unitatem matris expertem, dualitatem numerum inaudi<text:span text:style-name="Default_20_Paragraph_20_Font"><text:span text:style-name="T3">t</text:span></text:span>e<text:line-break/>suavius est, et alia ratione unitatem formam esse, dualita-<text:line-break/>tem materiam infinitam, deinde trinitatem absolutam bar-<text:line-break/>moniatn, vel perfectum numerum et primum aut stolidum<text:line-break/>aut planum. Quicquid enim in mentem ipsis venit dicunt,<text:line-break/>alii aliud, et Minervam aliquem. numerum appellant, al-<text:line-break/>terunt Dianam, alium Apollinem Quemadmodum igitur</text:p>
      <text:p text:style-name="P3">hoc non ignoramus, ita dicere dedignamur; quum nullam<text:line-break/>demonstrationem scientificam hujusmodi placitis adducere<text:line-break/>queamus. Et amicis frequenter ipfa re ostendimus hujus-<text:line-break/>modi frigidis sermonibus utendi, sive quem vis numerum lau-<text:line-break/>dare, sive <text:span text:style-name="Default_20_Paragraph_20_Font"><text:span text:style-name="T3">r</text:span></text:span>eprehendere voluerit, proclive esse. Nam pe-<text:line-break/>riculum est ne eo stupiditatis veniant , vel de alio quovis<text:line-break/>dixerint, non consenti folis hujusmodi ineptiis, addant<text:line-break/>Plejades sieptem et utramque russam sieptistellam, etenim sic<text:line-break/>nominant, imo et Thebarum septiportarum meminerunt.<text:line-break/>At quid ad rem propositam spectet, .si Plejades sieptem sint,<text:line-break/>Dionem laterali morbo laborantem septimo die de morbo<text:line-break/>judicium sullinisse? etenim alias nono, alias decimo die eri-<text:line-break/>sim habuit. .Quid autem similitudinis est, si septem Nili<text:line-break/>sint ostia; Theonem pulmonis vitio aegrotantem septimo<text:line-break/>die judicatum fuisse? nam aliquando quarto, interdum<text:line-break/>quinto, morbi judicium accepit. Verum ut in aliis omnibus<text:line-break/>duplex vitii cujusque ac pravitatis natura est, excessus et</text:p>
      <text:p text:style-name="P3">defectus, sta hic quoque. Nonnulli eos qui veritatemde<text:line-break/>septimana dicere conantur, prorsus adversantur, quippe qui<text:line-break/>sermonem quemlibet summo odio prosequuntur. Nonnulli<text:line-break/>in tantam nugacitatem incidunt ut etiam ea quae ad rem<text:line-break/>nihil pertinent - c<text:span text:style-name="Default_20_Paragraph_20_Font"><text:span text:style-name="T3">o</text:span></text:span>mmemorent. Utrique, ursae, inquiunt,<text:line-break/>septem stellae sunt. .Primum sane verum non est, sed hoc<text:line-break/>extremam eorum inscitiam coarguit. Esto jam verum, sed<text:line-break/>neque Bootes, neque qui per ipsas ursas .trausit draco sie-<text:line-break/>ptem <text:span text:style-name="Default_20_Paragraph_20_Font"><text:span text:style-name="T5">stellasobti net. </text:span></text:span>Pari modo nec Agonalis nec corona<text:line-break/>nec- ophiuchus nec cancer vel leo, nec omnino ullum ex<text:line-break/>duodecim signis , in quibus planetae feruntur , effi illa ter-<text:line-break/>rena exornare atque esiam disponere non astronomis modo,<text:line-break/>sed etiam philosophis clarissimis in consessio habetur.<text:line-break/>Quamobrem nec recipiendi sunt. nugatores, nec cogendi, qui<text:line-break/>hujusmodi speculationem semper resugiunt.</text:p>
      <text:h text:style-name="Heading_20_2" text:outline-level="2">Cap. XII. </text:h>
      <text:p text:style-name="P20">A me itaque veritatem ipsam quantum<text:line-break/>homini licet inventam esse puto, quam quidem et Hippo-.</text:p>
      <text:p text:style-name="P3">crates prius cognoverat, sicut et praescriptis verbis indica-<text:line-break/>vit, vulgare autem medicorum genus prae segnitie eam fub-<text:line-break/>ticuiti Enimver<text:span text:style-name="Default_20_Paragraph_20_Font"><text:span text:style-name="T3">o</text:span></text:span> nec aliud quippiam ab Hippocrate frustra<text:line-break/>fcriptum invenio nec illud, qu<text:span text:style-name="Default_20_Paragraph_20_Font"><text:span text:style-name="T3">o</text:span></text:span>d <text:span text:style-name="Default_20_Paragraph_20_Font"><text:span text:style-name="T3">ulla horum c</text:span></text:span>o<text:span text:style-name="Default_20_Paragraph_20_Font"><text:span text:style-name="T3">mputatio<text:line-break/>toti</text:span></text:span>s <text:span text:style-name="Default_20_Paragraph_20_Font"><text:span text:style-name="T3">diebus fieri nequit. </text:span></text:span>Atque principium n<text:span text:style-name="Default_20_Paragraph_20_Font"><text:span text:style-name="T3">o</text:span></text:span>n astron<text:span text:style-name="Default_20_Paragraph_20_Font"><text:span text:style-name="T3">o-<text:line-break/></text:span></text:span>mis tantum, vel naturalibus philosophis , fed agricolis quo-<text:line-break/>que et nautis, h<text:span text:style-name="Default_20_Paragraph_20_Font"><text:span text:style-name="T3">o</text:span></text:span>minibusque <text:span text:style-name="Default_20_Paragraph_20_Font"><text:span text:style-name="T3">o</text:span></text:span>mnibus receptum assumi, lu-<text:line-break/>nam videlicet terresseem plagam veluti hyparchum quendam<text:line-break/>magni regis solis gubernare. Hujusce circuitus dies de-<text:line-break/>ere tortos sequi monstravimus, ad haec colu ridentium dierum<text:line-break/>causas indicavimus , item cur tres septimanas ad vigesimum,<text:line-break/>non ad vigesimum primum , potius IIippoerates voluerit de-<text:line-break/>duce<text:span text:style-name="Default_20_Paragraph_20_Font"><text:span text:style-name="T3">r</text:span></text:span>e. Caeterum his demonstrantis nullum adhuc nego-<text:line-break/>tium est invenire quare primani septimanam a secunda <text:span text:style-name="Default_20_Paragraph_20_Font"><text:span text:style-name="T3">t</text:span></text:span>e- .<text:line-break/>paret, hanc autem tertiae coniungat. Neque enim fiecun-<text:line-break/>dam primae, c<text:span text:style-name="Default_20_Paragraph_20_Font"><text:span text:style-name="T3">r</text:span></text:span>isi ad quarturndecimum diem perveniente, c<text:span text:style-name="Default_20_Paragraph_20_Font"><text:span text:style-name="T3">o</text:span></text:span>u-<text:line-break/>jungere ratio p<text:span text:style-name="Default_20_Paragraph_20_Font"><text:span text:style-name="T3">o</text:span></text:span>stulabat, neque tertium a secunda rem<text:span text:style-name="Default_20_Paragraph_20_Font"><text:span text:style-name="T3">o</text:span></text:span>vere</text:p>
      <text:p text:style-name="P3">quum vigesimus magis quam vigesimusprimns judiria exci-<text:line-break/>piat. Quoniam. vero inter septimanas ipsas duae quidem<text:line-break/>primae separantur, tertia vero copulatur , perspicuum est<text:line-break/>quaternarios quoque nonnullos necessario coniungi alios, se-<text:line-break/>parari. Itaque secundus quaternarius et primus coniungentur,<text:line-break/>quod unjus septimanae primae bibariam divisae particula<text:line-break/>uterque sit, tertius a secundo disjungetur, quoniam et fe-<text:line-break/>tprmana secunda a priore separata esu Tertiusjautem quarto<text:line-break/>copulabitur, quoniam secundae septimanae uterque parti-<text:line-break/>cula est. Hic itaque rursum quartus propter tertiam septi-<text:line-break/>tuanam secundae coniunctam quinto copulabitur. Adjun-<text:line-break/>getur etiam sextus quaternarius quinto, in decimoscptimo<text:line-break/>die, tanquam tertiae septimanae pars uterque existens.</text:p>
      <text:h text:style-name="Heading_20_2" text:outline-level="2">Cap, XIII. </text:h>
      <text:p text:style-name="P20">Quapropter ad bonam victus rationem<text:line-break/>instituendam utilissimum est judicii tempus praecognoscere,<text:line-break/>num vero acutum , vel diuturnum , vel esto modo morbum</text:p>
      <text:p text:style-name="P3">nominere c<text:span text:style-name="Default_20_Paragraph_20_Font"><text:span text:style-name="T3">o</text:span></text:span>nveniat, qui vigesimo die verbi gratia judican-<text:line-break/>dus est, id nihil aegro praefidii affert; potest enim quispiam<text:line-break/>ne locutus quidem, imo qui nec prorsus cogitaverit, quinam<text:line-break/>ipse vocandus fit, probam rictus legem aegro instituere,<text:line-break/>modo nilnl ex aliis praeterierit, quae huc conser<text:span text:style-name="Default_20_Paragraph_20_Font"><text:span text:style-name="T3">t</text:span></text:span>e viden-<text:line-break/>tur. Jam sane veritatem fimul et utilitatem exposui; -sophi-<text:line-break/>sticarurn autem nugarum finis jam esto, post haec oste<text:span text:style-name="Default_20_Paragraph_20_Font"><text:span text:style-name="T3">n</text:span></text:span>den-<text:line-break/>tibus nobis hoc in loco quantum plerique medici ea quae<text:line-break/>conveniant ignorent. Putant enim acutum vocari mor-<text:line-break/>bum qui celeriter judicatur, co<text:span text:style-name="Default_20_Paragraph_20_Font"><text:span text:style-name="T3">n</text:span></text:span>trarium hujus diuturnum.<text:line-break/>At; veritas non isa habet : est siquidem morbus quidem brevi<text:line-break/>tempore durans, non tamen omnino acutus. Huic contra-<text:line-break/>rius est morbus diuturnus , vel multo tempore du<text:span text:style-name="Default_20_Paragraph_20_Font"><text:span text:style-name="T3">r</text:span></text:span>ans , vel<text:line-break/>quomodocunque aliter quis vocare ipsum malit ; acuto , alia<text:line-break/>morbi natura nullum proprium nomen sortita , oppofita est,<text:line-break/>idque merito evenit; nam acuti morbi , qui, ut Archigenes<text:line-break/>quidem describebat, cum velocitate est periculosus, ut Hip-</text:p>
      <text:p text:style-name="P3">.pocrates autem, cum febre continua evenit;- accidens necef-<text:line-break/>fari<text:span text:style-name="Default_20_Paragraph_20_Font"><text:span text:style-name="T3">o</text:span></text:span> erit ut celeriter judicetur, etenim ex m<text:span text:style-name="Default_20_Paragraph_20_Font"><text:span text:style-name="T3">o</text:span></text:span>tus specie acu-<text:line-break/>sus nuncupatur, Quiescere autem celeriter ipsi est necesse,<text:line-break/>ut qui ad pr<text:span text:style-name="Default_20_Paragraph_20_Font"><text:span text:style-name="T3">o</text:span></text:span>prium finem properet nam idem est celeriter<text:line-break/>moveri ac ad terminum confluere. Erit jam omnino brevis<text:line-break/>temporis, alia tamen atque alia ratione et acutus et brevis<text:line-break/>temporis dicetur; nam propter motus celeritatem acutus,<text:line-break/>quod vero diu morari is qui celeriter. movetur non potest,.<text:line-break/>brevis temporis appellabitur. At ei adest alia morbi natura,<text:line-break/>multae siquidem febres diariae ex frigore quodam , vel ad-<text:line-break/>ustio<text:span text:style-name="Default_20_Paragraph_20_Font"><text:span text:style-name="T3">n</text:span></text:span>e partium exteriorum , vel labore brevi, vel vigilia,<text:line-break/>vel trlltitia, vel ebrietate, vel ira, vel id genus similibus,<text:line-break/>proveniunt , parvae simul- et breves et periculis prorsus va-<text:line-break/>cuae, atque nemo has vel idiota, vel medicus acutum m or-<text:line-break/>bunr vocare consuerit. Itaque acutus a brevi morbo his<text:line-break/>signis manifeste distinctus -efi, tardus auteuncuni diuturno</text:p>
      <text:p text:style-name="P3">consu<text:span text:style-name="Default_20_Paragraph_20_Font"><text:span text:style-name="T3">t</text:span></text:span>us est, quanquam non eundem notionem obtinet, si-<text:line-break/>quidem acutus tardo, exigui temporis, diuturno oppositus<text:line-break/>esu omnis ergo. acutus plane exigui temporiam orbus est<text:line-break/>et omnis diuturnus necessario tardus, <text:span text:style-name="Default_20_Paragraph_20_Font"><text:span text:style-name="T3">n</text:span></text:span>on tamen li brevis<text:line-break/>temporis, acutus statim esit, neque si tardus, longi tempo-<text:line-break/>ris. ( Proinde ex tali immutatione non admodum maniscsta<text:line-break/>compluribus medicis, non appellationes tantum, sed rerum<text:line-break/>quoque ipsarum dign<text:span text:style-name="Default_20_Paragraph_20_Font"><text:span text:style-name="T3">a</text:span></text:span>tiones confusae suerun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9</dc:title>
    <dc:subject/>
    <meta:initial-creator>Galien</meta:initial-creator>
    <meta:creation-date>2023-01-13T07:40:00Z</meta:creation-date>
    <dc:date>2023-01-13T09:25:02.010000000</dc:date>
    <meta:editing-cycles>3</meta:editing-cycles>
    <meta:editing-duration>PT3M40S</meta:editing-duration>
    <meta:document-statistic meta:table-count="0" meta:image-count="0" meta:object-count="0" meta:page-count="173" meta:paragraph-count="254" meta:word-count="24987" meta:character-count="171485" meta:non-whitespace-character-count="146717"/>
    <meta:template xlink:type="simple" xlink:actuate="onRequest" xlink:title="" xlink:href="Normal.dotm"/>
  </office:meta>
</office:document-meta>
</file>